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16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 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5" table:default-cell-style-name="Default"/>
        <table:table-column table:style-name="co4" table:number-columns-repeated="1010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BEERSMITH</text:p>
          </table:table-cell>
          <table:table-cell table:style-name="ce1" table:number-columns-repeated="5"/>
          <table:table-cell table:style-name="ce1" office:value-type="string" calcext:value-type="string">
            <text:p>BREWDAY</text:p>
          </table:table-cell>
          <table:table-cell table:style-name="ce1" table:number-columns-repeated="7"/>
          <table:table-cell table:style-name="ce1" office:value-type="string" calcext:value-type="string">
            <text:p>MSE</text:p>
          </table:table-cell>
          <table:table-cell table:style-name="ce1" table:number-columns-repeated="2"/>
          <table:table-cell table:style-name="ce1" office:value-type="string" calcext:value-type="string">
            <text:p>MSE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IBU </text:p>
          </table:table-cell>
          <table:table-cell table:style-name="ce1" office:value-type="string" calcext:value-type="string">
            <text:p>Color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st OG</text:p>
          </table:table-cell>
          <table:table-cell table:style-name="ce1" office:value-type="string" calcext:value-type="string">
            <text:p>Est FG</text:p>
          </table:table-cell>
          <table:table-cell table:style-name="ce1" office:value-type="string" calcext:value-type="string">
            <text:p>Est ABV</text:p>
          </table:table-cell>
          <table:table-cell table:style-name="ce1" office:value-type="string" calcext:value-type="string">
            <text:p>IBU (Tinseth)</text:p>
          </table:table-cell>
          <table:table-cell table:style-name="ce1" office:value-type="string" calcext:value-type="string">
            <text:p>Color</text:p>
          </table:table-cell>
          <table:table-cell table:style-name="ce1"/>
          <table:table-cell table:style-name="ce1" office:value-type="string" calcext:value-type="string">
            <text:p>OG diff</text:p>
          </table:table-cell>
          <table:table-cell table:style-name="ce1" table:formula="of:=AVERAGE([.Q3:.Q117])" office:value-type="float" office:value="44.371436217998" calcext:value-type="float">
            <text:p>44.371436217998</text:p>
          </table:table-cell>
          <table:table-cell/>
          <table:table-cell table:style-name="ce1" office:value-type="string" calcext:value-type="string">
            <text:p>IBU diff</text:p>
          </table:table-cell>
          <table:table-cell table:style-name="ce1" table:formula="of:=AVERAGE([.T3:.T117])" office:value-type="float" office:value="60.6869823524862" calcext:value-type="float">
            <text:p>60.6869823524862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Outeniqua African Pale Ale (1.2)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3" calcext:value-type="float">
            <text:p>1.013</text:p>
          </table:table-cell>
          <table:table-cell office:value-type="float" office:value="6.3" calcext:value-type="float">
            <text:p>6.3</text:p>
          </table:table-cell>
          <table:table-cell office:value-type="float" office:value="23.6" calcext:value-type="float">
            <text:p>23.6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Outeniqua African Pale Ale (1.2)</text:p>
          </table:table-cell>
          <table:table-cell office:value-type="float" office:value="1.03890027515929" calcext:value-type="float">
            <text:p>1.03890027515929</text:p>
          </table:table-cell>
          <table:table-cell office:value-type="float" office:value="1.00852051155165" calcext:value-type="float">
            <text:p>1.00852051155165</text:p>
          </table:table-cell>
          <table:table-cell office:value-type="float" office:value="3.98734397350265" calcext:value-type="float">
            <text:p>3.98734397350265</text:p>
          </table:table-cell>
          <table:table-cell office:value-type="float" office:value="52.8265247202866" calcext:value-type="float">
            <text:p>52.8265247202866</text:p>
          </table:table-cell>
          <table:table-cell office:value-type="float" office:value="3.33536062087311" calcext:value-type="float">
            <text:p>3.33536062087311</text:p>
          </table:table-cell>
          <table:table-cell/>
          <table:table-cell table:formula="of:=IF([.J3];[.C3]-[.J3];0)" office:value-type="float" office:value="0.0210997248407061" calcext:value-type="float">
            <text:p>0.021099724840706</text:p>
          </table:table-cell>
          <table:table-cell table:formula="of:=POWER([.P3]*1000;2)" office:value-type="float" office:value="445.19838835351" calcext:value-type="float">
            <text:p>445.19838835351</text:p>
          </table:table-cell>
          <table:table-cell/>
          <table:table-cell table:formula="of:=IF([.M3]; [.M3]-[.F3]; 0)" office:value-type="float" office:value="29.2265247202866" calcext:value-type="float">
            <text:p>29.2265247202866</text:p>
          </table:table-cell>
          <table:table-cell table:formula="of:=POWER([.S3];2)" office:value-type="float" office:value="854.189747225526" calcext:value-type="float">
            <text:p>854.1897472255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y Pub's Vienna Lager</text:p>
          </table:table-cell>
          <table:table-cell office:value-type="string" calcext:value-type="string">
            <text:p>All Grain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9" calcext:value-type="float">
            <text:p>1.009</text:p>
          </table:table-cell>
          <table:table-cell office:value-type="float" office:value="3.9" calcext:value-type="float">
            <text:p>3.9</text:p>
          </table:table-cell>
          <table:table-cell office:value-type="float" office:value="19" calcext:value-type="float">
            <text:p>19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My Pub's Vienna Lager</text:p>
          </table:table-cell>
          <table:table-cell office:value-type="float" office:value="1.05440620121812" calcext:value-type="float">
            <text:p>1.05440620121812</text:p>
          </table:table-cell>
          <table:table-cell office:value-type="float" office:value="1.01213641503571" calcext:value-type="float">
            <text:p>1.01213641503571</text:p>
          </table:table-cell>
          <table:table-cell office:value-type="float" office:value="5.54790943644125" calcext:value-type="float">
            <text:p>5.54790943644125</text:p>
          </table:table-cell>
          <table:table-cell office:value-type="float" office:value="19.4178140890931" calcext:value-type="float">
            <text:p>19.4178140890931</text:p>
          </table:table-cell>
          <table:table-cell office:value-type="float" office:value="4.66582627131162" calcext:value-type="float">
            <text:p>4.66582627131162</text:p>
          </table:table-cell>
          <table:table-cell/>
          <table:table-cell table:formula="of:=IF([.J4];[.C4]-[.J4];0)" office:value-type="float" office:value="-0.0154062012181195" calcext:value-type="float">
            <text:p>-0.01540620121812</text:p>
          </table:table-cell>
          <table:table-cell table:formula="of:=POWER([.P4]*1000;2)" office:value-type="float" office:value="237.351035973188" calcext:value-type="float">
            <text:p>237.351035973188</text:p>
          </table:table-cell>
          <table:table-cell/>
          <table:table-cell table:formula="of:=IF([.M4]; [.M4]-[.F4]; 0)" office:value-type="float" office:value="0.417814089093085" calcext:value-type="float">
            <text:p>0.417814089093085</text:p>
          </table:table-cell>
          <table:table-cell table:formula="of:=POWER([.S4];2)" office:value-type="float" office:value="0.174568613044684" calcext:value-type="float">
            <text:p>0.174568613044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2015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9" calcext:value-type="float">
            <text:p>1.009</text:p>
          </table:table-cell>
          <table:table-cell office:value-type="float" office:value="5.3" calcext:value-type="float">
            <text:p>5.3</text:p>
          </table:table-cell>
          <table:table-cell office:value-type="float" office:value="16.6" calcext:value-type="float">
            <text:p>16.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string" calcext:value-type="string">
            <text:p>Sweaty Betty Stout 2015</text:p>
          </table:table-cell>
          <table:table-cell office:value-type="float" office:value="1.06341881500086" calcext:value-type="float">
            <text:p>1.06341881500086</text:p>
          </table:table-cell>
          <table:table-cell office:value-type="float" office:value="1.01417228061378" calcext:value-type="float">
            <text:p>1.01417228061378</text:p>
          </table:table-cell>
          <table:table-cell office:value-type="float" office:value="6.46360763830382" calcext:value-type="float">
            <text:p>6.46360763830382</text:p>
          </table:table-cell>
          <table:table-cell office:value-type="float" office:value="16.7721518883395" calcext:value-type="float">
            <text:p>16.7721518883395</text:p>
          </table:table-cell>
          <table:table-cell office:value-type="float" office:value="33.445386305781" calcext:value-type="float">
            <text:p>33.445386305781</text:p>
          </table:table-cell>
          <table:table-cell/>
          <table:table-cell table:formula="of:=IF([.J5];[.C5]-[.J5];0)" office:value-type="float" office:value="-0.0144188150008551" calcext:value-type="float">
            <text:p>-0.014418815000855</text:p>
          </table:table-cell>
          <table:table-cell table:formula="of:=POWER([.P5]*1000;2)" office:value-type="float" office:value="207.902226028883" calcext:value-type="float">
            <text:p>207.902226028883</text:p>
          </table:table-cell>
          <table:table-cell/>
          <table:table-cell table:formula="of:=IF([.M5]; [.M5]-[.F5]; 0)" office:value-type="float" office:value="0.172151888339528" calcext:value-type="float">
            <text:p>0.172151888339528</text:p>
          </table:table-cell>
          <table:table-cell table:formula="of:=POWER([.S5];2)" office:value-type="float" office:value="0.0296362726588652" calcext:value-type="float">
            <text:p>0.0296362726588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thers Day Abbey Ale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9" calcext:value-type="float">
            <text:p>1.009</text:p>
          </table:table-cell>
          <table:table-cell office:value-type="float" office:value="5.5" calcext:value-type="float">
            <text:p>5.5</text:p>
          </table:table-cell>
          <table:table-cell office:value-type="float" office:value="41.8" calcext:value-type="float">
            <text:p>41.8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Fathers Day Abbey Ale</text:p>
          </table:table-cell>
          <table:table-cell office:value-type="float" office:value="1.06420362445192" calcext:value-type="float">
            <text:p>1.06420362445192</text:p>
          </table:table-cell>
          <table:table-cell office:value-type="float" office:value="1.01384377487237" calcext:value-type="float">
            <text:p>1.01384377487237</text:p>
          </table:table-cell>
          <table:table-cell office:value-type="float" office:value="6.60973025731688" calcext:value-type="float">
            <text:p>6.60973025731688</text:p>
          </table:table-cell>
          <table:table-cell office:value-type="float" office:value="43.400941923556" calcext:value-type="float">
            <text:p>43.400941923556</text:p>
          </table:table-cell>
          <table:table-cell office:value-type="float" office:value="3.27643625688266" calcext:value-type="float">
            <text:p>3.27643625688266</text:p>
          </table:table-cell>
          <table:table-cell/>
          <table:table-cell table:formula="of:=IF([.J6];[.C6]-[.J6];0)" office:value-type="float" office:value="-0.0142036244519221" calcext:value-type="float">
            <text:p>-0.014203624451922</text:p>
          </table:table-cell>
          <table:table-cell table:formula="of:=POWER([.P6]*1000;2)" office:value-type="float" office:value="201.74294757124" calcext:value-type="float">
            <text:p>201.74294757124</text:p>
          </table:table-cell>
          <table:table-cell/>
          <table:table-cell table:formula="of:=IF([.M7]; [.M7]-[.F6]; 0)" office:value-type="float" office:value="-28.0456935792233" calcext:value-type="float">
            <text:p>-28.0456935792233</text:p>
          </table:table-cell>
          <table:table-cell table:formula="of:=POWER([.S6];2)" office:value-type="float" office:value="786.560928339689" calcext:value-type="float">
            <text:p>786.5609283396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Miss Macclesfield</text:p>
          </table:table-cell>
          <table:table-cell office:value-type="float" office:value="1.03483702804452" calcext:value-type="float">
            <text:p>1.03483702804452</text:p>
          </table:table-cell>
          <table:table-cell office:value-type="float" office:value="1.00733979169643" calcext:value-type="float">
            <text:p>1.00733979169643</text:p>
          </table:table-cell>
          <table:table-cell office:value-type="float" office:value="3.60901227068758" calcext:value-type="float">
            <text:p>3.60901227068758</text:p>
          </table:table-cell>
          <table:table-cell office:value-type="float" office:value="13.7543064207767" calcext:value-type="float">
            <text:p>13.7543064207767</text:p>
          </table:table-cell>
          <table:table-cell office:value-type="float" office:value="2.07557895968536" calcext:value-type="float">
            <text:p>2.07557895968536</text:p>
          </table:table-cell>
          <table:table-cell/>
          <table:table-cell table:formula="of:=IF([.J7];[.C7]-[.J7];0)" office:value-type="float" office:value="0.0131629719554753" calcext:value-type="float">
            <text:p>0.013162971955475</text:p>
          </table:table-cell>
          <table:table-cell table:formula="of:=POWER([.P7]*1000;2)" office:value-type="float" office:value="173.26383070063" calcext:value-type="float">
            <text:p>173.26383070063</text:p>
          </table:table-cell>
          <table:table-cell/>
          <table:table-cell table:formula="of:=IF([.M7]; [.M7]-[.F7]; 0)" office:value-type="float" office:value="-5.84569357922334" calcext:value-type="float">
            <text:p>-5.84569357922334</text:p>
          </table:table-cell>
          <table:table-cell table:formula="of:=POWER([.S7];2)" office:value-type="float" office:value="34.1721334221729" calcext:value-type="float">
            <text:p>34.17213342217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4)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6" calcext:value-type="float">
            <text:p>4.6</text:p>
          </table:table-cell>
          <table:table-cell office:value-type="float" office:value="29.2" calcext:value-type="float">
            <text:p>29.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aturday Night Amber Ale (1.4)</text:p>
          </table:table-cell>
          <table:table-cell office:value-type="float" office:value="1.05751117985574" calcext:value-type="float">
            <text:p>1.05751117985574</text:p>
          </table:table-cell>
          <table:table-cell office:value-type="float" office:value="1.01243583428032" calcext:value-type="float">
            <text:p>1.01243583428032</text:p>
          </table:table-cell>
          <table:table-cell office:value-type="float" office:value="5.91613910677341" calcext:value-type="float">
            <text:p>5.91613910677341</text:p>
          </table:table-cell>
          <table:table-cell office:value-type="float" office:value="18.0569494441602" calcext:value-type="float">
            <text:p>18.0569494441602</text:p>
          </table:table-cell>
          <table:table-cell office:value-type="float" office:value="10.5232247262862" calcext:value-type="float">
            <text:p>10.5232247262862</text:p>
          </table:table-cell>
          <table:table-cell/>
          <table:table-cell table:formula="of:=IF([.J8];[.C8]-[.J8];0)" office:value-type="float" office:value="-0.0125111798557394" calcext:value-type="float">
            <text:p>-0.012511179855739</text:p>
          </table:table-cell>
          <table:table-cell table:formula="of:=POWER([.P8]*1000;2)" office:value-type="float" office:value="156.529621382658" calcext:value-type="float">
            <text:p>156.529621382658</text:p>
          </table:table-cell>
          <table:table-cell/>
          <table:table-cell table:formula="of:=IF([.M8]; [.M8]-[.F8]; 0)" office:value-type="float" office:value="-11.1430505558398" calcext:value-type="float">
            <text:p>-11.1430505558398</text:p>
          </table:table-cell>
          <table:table-cell table:formula="of:=POWER([.S8];2)" office:value-type="float" office:value="124.167575690001" calcext:value-type="float">
            <text:p>124.1675756900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eep Shagger Scottish Ale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3" calcext:value-type="float">
            <text:p>1.013</text:p>
          </table:table-cell>
          <table:table-cell office:value-type="float" office:value="4.5" calcext:value-type="float">
            <text:p>4.5</text:p>
          </table:table-cell>
          <table:table-cell office:value-type="float" office:value="16.1" calcext:value-type="float">
            <text:p>16.1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Sheep Shagger Scottish Ale</text:p>
          </table:table-cell>
          <table:table-cell office:value-type="float" office:value="1.05934522851177" calcext:value-type="float">
            <text:p>1.05934522851177</text:p>
          </table:table-cell>
          <table:table-cell office:value-type="float" office:value="1.01233060991864" calcext:value-type="float">
            <text:p>1.01233060991864</text:p>
          </table:table-cell>
          <table:table-cell office:value-type="float" office:value="6.17066869034898" calcext:value-type="float">
            <text:p>6.17066869034898</text:p>
          </table:table-cell>
          <table:table-cell office:value-type="float" office:value="16.718769649176" calcext:value-type="float">
            <text:p>16.718769649176</text:p>
          </table:table-cell>
          <table:table-cell office:value-type="float" office:value="8.40460476428158" calcext:value-type="float">
            <text:p>8.40460476428158</text:p>
          </table:table-cell>
          <table:table-cell/>
          <table:table-cell table:formula="of:=IF([.J9];[.C9]-[.J9];0)" office:value-type="float" office:value="-0.0123452285117747" calcext:value-type="float">
            <text:p>-0.012345228511775</text:p>
          </table:table-cell>
          <table:table-cell table:formula="of:=POWER([.P9]*1000;2)" office:value-type="float" office:value="152.404667007934" calcext:value-type="float">
            <text:p>152.404667007934</text:p>
          </table:table-cell>
          <table:table-cell/>
          <table:table-cell table:formula="of:=IF([.M9]; [.M9]-[.F9]; 0)" office:value-type="float" office:value="0.618769649176024" calcext:value-type="float">
            <text:p>0.618769649176024</text:p>
          </table:table-cell>
          <table:table-cell table:formula="of:=POWER([.S9];2)" office:value-type="float" office:value="0.382875878741419" calcext:value-type="float">
            <text:p>0.3828758787414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ng Bang Pils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08" calcext:value-type="float">
            <text:p>1.008</text:p>
          </table:table-cell>
          <table:table-cell office:value-type="float" office:value="4.9" calcext:value-type="float">
            <text:p>4.9</text:p>
          </table:table-cell>
          <table:table-cell office:value-type="float" office:value="34" calcext:value-type="float">
            <text:p>3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Gang Bang Pils</text:p>
          </table:table-cell>
          <table:table-cell office:value-type="float" office:value="1.05720836198671" calcext:value-type="float">
            <text:p>1.05720836198671</text:p>
          </table:table-cell>
          <table:table-cell office:value-type="float" office:value="1.01265475409351" calcext:value-type="float">
            <text:p>1.01265475409351</text:p>
          </table:table-cell>
          <table:table-cell office:value-type="float" office:value="5.84766103598318" calcext:value-type="float">
            <text:p>5.84766103598318</text:p>
          </table:table-cell>
          <table:table-cell office:value-type="float" office:value="35.4682747206847" calcext:value-type="float">
            <text:p>35.4682747206847</text:p>
          </table:table-cell>
          <table:table-cell office:value-type="float" office:value="3.12457214475906" calcext:value-type="float">
            <text:p>3.12457214475906</text:p>
          </table:table-cell>
          <table:table-cell/>
          <table:table-cell table:formula="of:=IF([.J10];[.C10]-[.J10];0)" office:value-type="float" office:value="-0.0122083619867124" calcext:value-type="float">
            <text:p>-0.012208361986712</text:p>
          </table:table-cell>
          <table:table-cell table:formula="of:=POWER([.P10]*1000;2)" office:value-type="float" office:value="149.044102398604" calcext:value-type="float">
            <text:p>149.044102398604</text:p>
          </table:table-cell>
          <table:table-cell/>
          <table:table-cell table:formula="of:=IF([.M10]; [.M10]-[.F10]; 0)" office:value-type="float" office:value="1.46827472068475" calcext:value-type="float">
            <text:p>1.46827472068475</text:p>
          </table:table-cell>
          <table:table-cell table:formula="of:=POWER([.S10];2)" office:value-type="float" office:value="2.15583065540187" calcext:value-type="float">
            <text:p>2.155830655401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ckdown Ale</text:p>
          </table:table-cell>
          <table:table-cell office:value-type="string" calcext:value-type="string">
            <text:p>All Grain</text:p>
          </table:table-cell>
          <table:table-cell office:value-type="float" office:value="1.074" calcext:value-type="float">
            <text:p>1.074</text:p>
          </table:table-cell>
          <table:table-cell office:value-type="float" office:value="1.012" calcext:value-type="float">
            <text:p>1.012</text:p>
          </table:table-cell>
          <table:table-cell office:value-type="float" office:value="8.2" calcext:value-type="float">
            <text:p>8.2</text:p>
          </table:table-cell>
          <table:table-cell office:value-type="float" office:value="12.1" calcext:value-type="float">
            <text:p>12.1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string" calcext:value-type="string">
            <text:p>Lockdown Ale</text:p>
          </table:table-cell>
          <table:table-cell office:value-type="float" office:value="1.06274241087842" calcext:value-type="float">
            <text:p>1.06274241087842</text:p>
          </table:table-cell>
          <table:table-cell office:value-type="float" office:value="1.01202800416024" calcext:value-type="float">
            <text:p>1.01202800416024</text:p>
          </table:table-cell>
          <table:table-cell office:value-type="float" office:value="6.65626588176001" calcext:value-type="float">
            <text:p>6.65626588176001</text:p>
          </table:table-cell>
          <table:table-cell office:value-type="float" office:value="15.8666149693318" calcext:value-type="float">
            <text:p>15.8666149693318</text:p>
          </table:table-cell>
          <table:table-cell office:value-type="float" office:value="28.5205349119402" calcext:value-type="float">
            <text:p>28.5205349119402</text:p>
          </table:table-cell>
          <table:table-cell/>
          <table:table-cell table:formula="of:=IF([.J11];[.C11]-[.J11];0)" office:value-type="float" office:value="0.0112575891215838" calcext:value-type="float">
            <text:p>0.011257589121584</text:p>
          </table:table-cell>
          <table:table-cell table:formula="of:=POWER([.P11]*1000;2)" office:value-type="float" office:value="126.733312830402" calcext:value-type="float">
            <text:p>126.733312830402</text:p>
          </table:table-cell>
          <table:table-cell/>
          <table:table-cell table:formula="of:=IF([.M11]; [.M11]-[.F11]; 0)" office:value-type="float" office:value="3.76661496933176" calcext:value-type="float">
            <text:p>3.76661496933176</text:p>
          </table:table-cell>
          <table:table-cell table:formula="of:=POWER([.S11];2)" office:value-type="float" office:value="14.1873883271941" calcext:value-type="float">
            <text:p>14.18738832719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ps n Gravy Kolsch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07" calcext:value-type="float">
            <text:p>1.007</text:p>
          </table:table-cell>
          <table:table-cell office:value-type="float" office:value="5.3" calcext:value-type="float">
            <text:p>5.3</text:p>
          </table:table-cell>
          <table:table-cell office:value-type="float" office:value="22" calcext:value-type="float">
            <text:p>2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Chips n Gravy Kolsch</text:p>
          </table:table-cell>
          <table:table-cell office:value-type="float" office:value="1.05853605202709" calcext:value-type="float">
            <text:p>1.05853605202709</text:p>
          </table:table-cell>
          <table:table-cell office:value-type="float" office:value="1.01288627376891" calcext:value-type="float">
            <text:p>1.01288627376891</text:p>
          </table:table-cell>
          <table:table-cell office:value-type="float" office:value="5.99153339638618" calcext:value-type="float">
            <text:p>5.99153339638618</text:p>
          </table:table-cell>
          <table:table-cell office:value-type="float" office:value="22.1232898632374" calcext:value-type="float">
            <text:p>22.1232898632374</text:p>
          </table:table-cell>
          <table:table-cell office:value-type="float" office:value="3.44459260386205" calcext:value-type="float">
            <text:p>3.44459260386205</text:p>
          </table:table-cell>
          <table:table-cell/>
          <table:table-cell table:formula="of:=IF([.J12];[.C12]-[.J12];0)" office:value-type="float" office:value="-0.0105360520270927" calcext:value-type="float">
            <text:p>-0.010536052027093</text:p>
          </table:table-cell>
          <table:table-cell table:formula="of:=POWER([.P12]*1000;2)" office:value-type="float" office:value="111.008392317605" calcext:value-type="float">
            <text:p>111.008392317605</text:p>
          </table:table-cell>
          <table:table-cell/>
          <table:table-cell table:formula="of:=IF([.M12]; [.M12]-[.F12]; 0)" office:value-type="float" office:value="0.123289863237403" calcext:value-type="float">
            <text:p>0.123289863237403</text:p>
          </table:table-cell>
          <table:table-cell table:formula="of:=POWER([.S12];2)" office:value-type="float" office:value="0.0152003903770976" calcext:value-type="float">
            <text:p>0.0152003903770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2015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49.1" calcext:value-type="float">
            <text:p>49.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loppy Seconds 2015</text:p>
          </table:table-cell>
          <table:table-cell office:value-type="float" office:value="1.05840515310769" calcext:value-type="float">
            <text:p>1.05840515310769</text:p>
          </table:table-cell>
          <table:table-cell office:value-type="float" office:value="1.01253484958837" calcext:value-type="float">
            <text:p>1.01253484958837</text:p>
          </table:table-cell>
          <table:table-cell office:value-type="float" office:value="6.02047733690996" calcext:value-type="float">
            <text:p>6.02047733690996</text:p>
          </table:table-cell>
          <table:table-cell office:value-type="float" office:value="51.767561351864" calcext:value-type="float">
            <text:p>51.767561351864</text:p>
          </table:table-cell>
          <table:table-cell office:value-type="float" office:value="13.7707414718024" calcext:value-type="float">
            <text:p>13.7707414718024</text:p>
          </table:table-cell>
          <table:table-cell/>
          <table:table-cell table:formula="of:=IF([.J13];[.C13]-[.J13];0)" office:value-type="float" office:value="-0.0104051531076887" calcext:value-type="float">
            <text:p>-0.010405153107689</text:p>
          </table:table-cell>
          <table:table-cell table:formula="of:=POWER([.P13]*1000;2)" office:value-type="float" office:value="108.267211194445" calcext:value-type="float">
            <text:p>108.267211194445</text:p>
          </table:table-cell>
          <table:table-cell/>
          <table:table-cell table:formula="of:=IF([.M13]; [.M13]-[.F13]; 0)" office:value-type="float" office:value="2.66756135186397" calcext:value-type="float">
            <text:p>2.66756135186397</text:p>
          </table:table-cell>
          <table:table-cell table:formula="of:=POWER([.S13];2)" office:value-type="float" office:value="7.11588356595835" calcext:value-type="float">
            <text:p>7.115883565958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tcher's Irish Ale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" calcext:value-type="float">
            <text:p>1.01</text:p>
          </table:table-cell>
          <table:table-cell office:value-type="float" office:value="4.9" calcext:value-type="float">
            <text:p>4.9</text:p>
          </table:table-cell>
          <table:table-cell office:value-type="float" office:value="18.9" calcext:value-type="float">
            <text:p>18.9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string" calcext:value-type="string">
            <text:p>Thatcher's Irish Ale</text:p>
          </table:table-cell>
          <table:table-cell office:value-type="float" office:value="1.05739372163521" calcext:value-type="float">
            <text:p>1.05739372163521</text:p>
          </table:table-cell>
          <table:table-cell office:value-type="float" office:value="1.01233621949095" calcext:value-type="float">
            <text:p>1.01233621949095</text:p>
          </table:table-cell>
          <table:table-cell office:value-type="float" office:value="5.91379715643399" calcext:value-type="float">
            <text:p>5.91379715643399</text:p>
          </table:table-cell>
          <table:table-cell office:value-type="float" office:value="17.6722421806489" calcext:value-type="float">
            <text:p>17.6722421806489</text:p>
          </table:table-cell>
          <table:table-cell office:value-type="float" office:value="12.3825019867916" calcext:value-type="float">
            <text:p>12.3825019867916</text:p>
          </table:table-cell>
          <table:table-cell/>
          <table:table-cell table:formula="of:=IF([.J14];[.C14]-[.J14];0)" office:value-type="float" office:value="-0.010393721635205" calcext:value-type="float">
            <text:p>-0.010393721635205</text:p>
          </table:table-cell>
          <table:table-cell table:formula="of:=POWER([.P14]*1000;2)" office:value-type="float" office:value="108.029449430129" calcext:value-type="float">
            <text:p>108.029449430129</text:p>
          </table:table-cell>
          <table:table-cell/>
          <table:table-cell table:formula="of:=IF([.M14]; [.M14]-[.F14]; 0)" office:value-type="float" office:value="-1.22775781935112" calcext:value-type="float">
            <text:p>-1.22775781935112</text:p>
          </table:table-cell>
          <table:table-cell table:formula="of:=POWER([.S14];2)" office:value-type="float" office:value="1.50738926297781" calcext:value-type="float">
            <text:p>1.507389262977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2020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06" calcext:value-type="float">
            <text:p>1.006</text:p>
          </table:table-cell>
          <table:table-cell office:value-type="float" office:value="6.3" calcext:value-type="float">
            <text:p>6.3</text:p>
          </table:table-cell>
          <table:table-cell office:value-type="float" office:value="18.5" calcext:value-type="float">
            <text:p>18.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string" calcext:value-type="string">
            <text:p>Sweaty Betty Stout 2020</text:p>
          </table:table-cell>
          <table:table-cell office:value-type="float" office:value="1.06437343083207" calcext:value-type="float">
            <text:p>1.06437343083207</text:p>
          </table:table-cell>
          <table:table-cell office:value-type="float" office:value="1.01263262671019" calcext:value-type="float">
            <text:p>1.01263262671019</text:p>
          </table:table-cell>
          <table:table-cell office:value-type="float" office:value="6.79098054099688" calcext:value-type="float">
            <text:p>6.79098054099688</text:p>
          </table:table-cell>
          <table:table-cell office:value-type="float" office:value="18.3736114899772" calcext:value-type="float">
            <text:p>18.3736114899772</text:p>
          </table:table-cell>
          <table:table-cell office:value-type="float" office:value="21.738234252981" calcext:value-type="float">
            <text:p>21.738234252981</text:p>
          </table:table-cell>
          <table:table-cell/>
          <table:table-cell table:formula="of:=IF([.J15];[.C15]-[.J15];0)" office:value-type="float" office:value="-0.0103734308320718" calcext:value-type="float">
            <text:p>-0.010373430832072</text:p>
          </table:table-cell>
          <table:table-cell table:formula="of:=POWER([.P15]*1000;2)" office:value-type="float" office:value="107.608067227777" calcext:value-type="float">
            <text:p>107.608067227777</text:p>
          </table:table-cell>
          <table:table-cell/>
          <table:table-cell table:formula="of:=IF([.M15]; [.M15]-[.F15]; 0)" office:value-type="float" office:value="-0.126388510022839" calcext:value-type="float">
            <text:p>-0.126388510022839</text:p>
          </table:table-cell>
          <table:table-cell table:formula="of:=POWER([.S15];2)" office:value-type="float" office:value="0.0159740554657932" calcext:value-type="float">
            <text:p>0.0159740554657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2019</text:p>
          </table:table-cell>
          <table:table-cell office:value-type="string" calcext:value-type="string">
            <text:p>All Grain</text:p>
          </table:table-cell>
          <table:table-cell office:value-type="float" office:value="1.053" calcext:value-type="float">
            <text:p>1.053</text:p>
          </table:table-cell>
          <table:table-cell office:value-type="float" office:value="1.004" calcext:value-type="float">
            <text:p>1.004</text:p>
          </table:table-cell>
          <table:table-cell office:value-type="float" office:value="6.5" calcext:value-type="float">
            <text:p>6.5</text:p>
          </table:table-cell>
          <table:table-cell office:value-type="float" office:value="28.1" calcext:value-type="float">
            <text:p>28.1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string" calcext:value-type="string">
            <text:p>Sloppy Seconds 2019</text:p>
          </table:table-cell>
          <table:table-cell office:value-type="float" office:value="1.06321868807199" calcext:value-type="float">
            <text:p>1.06321868807199</text:p>
          </table:table-cell>
          <table:table-cell office:value-type="float" office:value="1.0122757337601" calcext:value-type="float">
            <text:p>1.0122757337601</text:p>
          </table:table-cell>
          <table:table-cell office:value-type="float" office:value="6.6862627534348" calcext:value-type="float">
            <text:p>6.6862627534348</text:p>
          </table:table-cell>
          <table:table-cell office:value-type="float" office:value="35.3884594562506" calcext:value-type="float">
            <text:p>35.3884594562506</text:p>
          </table:table-cell>
          <table:table-cell office:value-type="float" office:value="16.0345044324292" calcext:value-type="float">
            <text:p>16.0345044324292</text:p>
          </table:table-cell>
          <table:table-cell/>
          <table:table-cell table:formula="of:=IF([.J16];[.C16]-[.J16];0)" office:value-type="float" office:value="-0.0102186880719874" calcext:value-type="float">
            <text:p>-0.010218688071988</text:p>
          </table:table-cell>
          <table:table-cell table:formula="of:=POWER([.P16]*1000;2)" office:value-type="float" office:value="104.421585912579" calcext:value-type="float">
            <text:p>104.421585912579</text:p>
          </table:table-cell>
          <table:table-cell/>
          <table:table-cell table:formula="of:=IF([.M16]; [.M16]-[.F16]; 0)" office:value-type="float" office:value="7.28845945625063" calcext:value-type="float">
            <text:p>7.28845945625063</text:p>
          </table:table-cell>
          <table:table-cell table:formula="of:=POWER([.S16];2)" office:value-type="float" office:value="53.1216412454092" calcext:value-type="float">
            <text:p>53.12164124540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rrels Round Porter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5" calcext:value-type="float">
            <text:p>1.015</text:p>
          </table:table-cell>
          <table:table-cell office:value-type="float" office:value="4.7" calcext:value-type="float">
            <text:p>4.7</text:p>
          </table:table-cell>
          <table:table-cell office:value-type="float" office:value="24.2" calcext:value-type="float">
            <text:p>24.2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string" calcext:value-type="string">
            <text:p>Barrels Round Porter</text:p>
          </table:table-cell>
          <table:table-cell office:value-type="float" office:value="1.06117619992514" calcext:value-type="float">
            <text:p>1.06117619992514</text:p>
          </table:table-cell>
          <table:table-cell office:value-type="float" office:value="1.0133649551387" calcext:value-type="float">
            <text:p>1.0133649551387</text:p>
          </table:table-cell>
          <table:table-cell office:value-type="float" office:value="6.27522587821962" calcext:value-type="float">
            <text:p>6.27522587821962</text:p>
          </table:table-cell>
          <table:table-cell office:value-type="float" office:value="21.120567350099" calcext:value-type="float">
            <text:p>21.120567350099</text:p>
          </table:table-cell>
          <table:table-cell office:value-type="float" office:value="16.9333545618932" calcext:value-type="float">
            <text:p>16.9333545618932</text:p>
          </table:table-cell>
          <table:table-cell/>
          <table:table-cell table:formula="of:=IF([.J17];[.C17]-[.J17];0)" office:value-type="float" office:value="-0.01017619992514" calcext:value-type="float">
            <text:p>-0.01017619992514</text:p>
          </table:table-cell>
          <table:table-cell table:formula="of:=POWER([.P17]*1000;2)" office:value-type="float" office:value="103.555044916419" calcext:value-type="float">
            <text:p>103.555044916419</text:p>
          </table:table-cell>
          <table:table-cell/>
          <table:table-cell table:formula="of:=IF([.M17]; [.M17]-[.F17]; 0)" office:value-type="float" office:value="-3.07943264990102" calcext:value-type="float">
            <text:p>-3.07943264990102</text:p>
          </table:table-cell>
          <table:table-cell table:formula="of:=POWER([.S17];2)" office:value-type="float" office:value="9.48290544527639" calcext:value-type="float">
            <text:p>9.482905445276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9" calcext:value-type="float">
            <text:p>1.009</text:p>
          </table:table-cell>
          <table:table-cell office:value-type="float" office:value="5.4" calcext:value-type="float">
            <text:p>5.4</text:p>
          </table:table-cell>
          <table:table-cell office:value-type="float" office:value="33.6" calcext:value-type="float">
            <text:p>33.6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Saturday Night Amber Ale</text:p>
          </table:table-cell>
          <table:table-cell office:value-type="float" office:value="1.05983683624881" calcext:value-type="float">
            <text:p>1.05983683624881</text:p>
          </table:table-cell>
          <table:table-cell office:value-type="float" office:value="1.01286134278966" calcext:value-type="float">
            <text:p>1.01286134278966</text:p>
          </table:table-cell>
          <table:table-cell office:value-type="float" office:value="6.16553351651396" calcext:value-type="float">
            <text:p>6.16553351651396</text:p>
          </table:table-cell>
          <table:table-cell office:value-type="float" office:value="30.7504168111936" calcext:value-type="float">
            <text:p>30.7504168111936</text:p>
          </table:table-cell>
          <table:table-cell office:value-type="float" office:value="10.1964389294849" calcext:value-type="float">
            <text:p>10.1964389294849</text:p>
          </table:table-cell>
          <table:table-cell/>
          <table:table-cell table:formula="of:=IF([.J18];[.C18]-[.J18];0)" office:value-type="float" office:value="-0.00983683624881127" calcext:value-type="float">
            <text:p>-0.009836836248811</text:p>
          </table:table-cell>
          <table:table-cell table:formula="of:=POWER([.P18]*1000;2)" office:value-type="float" office:value="96.7633473859273" calcext:value-type="float">
            <text:p>96.7633473859273</text:p>
          </table:table-cell>
          <table:table-cell/>
          <table:table-cell table:formula="of:=IF([.M18]; [.M18]-[.F18]; 0)" office:value-type="float" office:value="-2.84958318880635" calcext:value-type="float">
            <text:p>-2.84958318880635</text:p>
          </table:table-cell>
          <table:table-cell table:formula="of:=POWER([.S18];2)" office:value-type="float" office:value="8.12012434992776" calcext:value-type="float">
            <text:p>8.120124349927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ripy Tank Top Porter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5" calcext:value-type="float">
            <text:p>1.005</text:p>
          </table:table-cell>
          <table:table-cell office:value-type="float" office:value="5.7" calcext:value-type="float">
            <text:p>5.7</text:p>
          </table:table-cell>
          <table:table-cell office:value-type="float" office:value="35.4" calcext:value-type="float">
            <text:p>35.4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string" calcext:value-type="string">
            <text:p>Stripy Tank Top Porter</text:p>
          </table:table-cell>
          <table:table-cell office:value-type="float" office:value="1.05865949595713" calcext:value-type="float">
            <text:p>1.05865949595713</text:p>
          </table:table-cell>
          <table:table-cell office:value-type="float" office:value="1.01138029923435" calcext:value-type="float">
            <text:p>1.01138029923435</text:p>
          </table:table-cell>
          <table:table-cell office:value-type="float" office:value="6.20539456986553" calcext:value-type="float">
            <text:p>6.20539456986553</text:p>
          </table:table-cell>
          <table:table-cell office:value-type="float" office:value="35.8502185218005" calcext:value-type="float">
            <text:p>35.8502185218005</text:p>
          </table:table-cell>
          <table:table-cell office:value-type="float" office:value="24.3206852355615" calcext:value-type="float">
            <text:p>24.3206852355615</text:p>
          </table:table-cell>
          <table:table-cell/>
          <table:table-cell table:formula="of:=IF([.J19];[.C19]-[.J19];0)" office:value-type="float" office:value="-0.00965949595713211" calcext:value-type="float">
            <text:p>-0.009659495957132</text:p>
          </table:table-cell>
          <table:table-cell table:formula="of:=POWER([.P19]*1000;2)" office:value-type="float" office:value="93.3058621458516" calcext:value-type="float">
            <text:p>93.3058621458516</text:p>
          </table:table-cell>
          <table:table-cell/>
          <table:table-cell table:formula="of:=IF([.M19]; [.M19]-[.F19]; 0)" office:value-type="float" office:value="0.450218521800544" calcext:value-type="float">
            <text:p>0.450218521800544</text:p>
          </table:table-cell>
          <table:table-cell table:formula="of:=POWER([.S19];2)" office:value-type="float" office:value="0.202696717372267" calcext:value-type="float">
            <text:p>0.2026967173722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7)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09" calcext:value-type="float">
            <text:p>1.009</text:p>
          </table:table-cell>
          <table:table-cell office:value-type="float" office:value="5.6" calcext:value-type="float">
            <text:p>5.6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string" calcext:value-type="string">
            <text:p>Charlotte Bitter (1.7)</text:p>
          </table:table-cell>
          <table:table-cell office:value-type="float" office:value="1.06147784811062" calcext:value-type="float">
            <text:p>1.06147784811062</text:p>
          </table:table-cell>
          <table:table-cell office:value-type="float" office:value="1.01373021174636" calcext:value-type="float">
            <text:p>1.01373021174636</text:p>
          </table:table-cell>
          <table:table-cell office:value-type="float" office:value="6.26687727280862" calcext:value-type="float">
            <text:p>6.26687727280862</text:p>
          </table:table-cell>
          <table:table-cell office:value-type="float" office:value="30.2421720471692" calcext:value-type="float">
            <text:p>30.2421720471692</text:p>
          </table:table-cell>
          <table:table-cell office:value-type="float" office:value="10.6512068143166" calcext:value-type="float">
            <text:p>10.6512068143166</text:p>
          </table:table-cell>
          <table:table-cell/>
          <table:table-cell table:formula="of:=IF([.J20];[.C20]-[.J20];0)" office:value-type="float" office:value="-0.00947784811061969" calcext:value-type="float">
            <text:p>-0.00947784811062</text:p>
          </table:table-cell>
          <table:table-cell table:formula="of:=POWER([.P20]*1000;2)" office:value-type="float" office:value="89.8296048079773" calcext:value-type="float">
            <text:p>89.8296048079773</text:p>
          </table:table-cell>
          <table:table-cell/>
          <table:table-cell table:formula="of:=IF([.M20]; [.M20]-[.F20]; 0)" office:value-type="float" office:value="0.242172047169184" calcext:value-type="float">
            <text:p>0.242172047169184</text:p>
          </table:table-cell>
          <table:table-cell table:formula="of:=POWER([.S20];2)" office:value-type="float" office:value="0.0586473004301136" calcext:value-type="float">
            <text:p>0.0586473004301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2017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3" calcext:value-type="float">
            <text:p>1.003</text:p>
          </table:table-cell>
          <table:table-cell office:value-type="float" office:value="6.2" calcext:value-type="float">
            <text:p>6.2</text:p>
          </table:table-cell>
          <table:table-cell office:value-type="float" office:value="39" calcext:value-type="float">
            <text:p>39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loppy Seconds 2017</text:p>
          </table:table-cell>
          <table:table-cell office:value-type="float" office:value="1.05942551580464" calcext:value-type="float">
            <text:p>1.05942551580464</text:p>
          </table:table-cell>
          <table:table-cell office:value-type="float" office:value="1.01274143782025" calcext:value-type="float">
            <text:p>1.01274143782025</text:p>
          </table:table-cell>
          <table:table-cell office:value-type="float" office:value="6.12728523545101" calcext:value-type="float">
            <text:p>6.12728523545101</text:p>
          </table:table-cell>
          <table:table-cell office:value-type="float" office:value="41.8310597779015" calcext:value-type="float">
            <text:p>41.8310597779015</text:p>
          </table:table-cell>
          <table:table-cell office:value-type="float" office:value="12.168429666044" calcext:value-type="float">
            <text:p>12.168429666044</text:p>
          </table:table-cell>
          <table:table-cell/>
          <table:table-cell table:formula="of:=IF([.J21];[.C21]-[.J21];0)" office:value-type="float" office:value="-0.00942551580464257" calcext:value-type="float">
            <text:p>-0.009425515804643</text:p>
          </table:table-cell>
          <table:table-cell table:formula="of:=POWER([.P21]*1000;2)" office:value-type="float" office:value="88.8403481835669" calcext:value-type="float">
            <text:p>88.8403481835669</text:p>
          </table:table-cell>
          <table:table-cell/>
          <table:table-cell table:formula="of:=IF([.M21]; [.M21]-[.F21]; 0)" office:value-type="float" office:value="2.83105977790153" calcext:value-type="float">
            <text:p>2.83105977790153</text:p>
          </table:table-cell>
          <table:table-cell table:formula="of:=POWER([.S21];2)" office:value-type="float" office:value="8.01489946605186" calcext:value-type="float">
            <text:p>8.014899466051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cCavity Ale (1.2)</text:p>
          </table:table-cell>
          <table:table-cell office:value-type="string" calcext:value-type="string">
            <text:p>All Grain</text:p>
          </table:table-cell>
          <table:table-cell office:value-type="float" office:value="1.08" calcext:value-type="float">
            <text:p>1.08</text:p>
          </table:table-cell>
          <table:table-cell office:value-type="float" office:value="1.023" calcext:value-type="float">
            <text:p>1.023</text:p>
          </table:table-cell>
          <table:table-cell office:value-type="float" office:value="7.7" calcext:value-type="float">
            <text:p>7.7</text:p>
          </table:table-cell>
          <table:table-cell office:value-type="float" office:value="38" calcext:value-type="float">
            <text:p>38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string" calcext:value-type="string">
            <text:p>McCavity Ale (1.2)</text:p>
          </table:table-cell>
          <table:table-cell office:value-type="float" office:value="1.07071372661399" calcext:value-type="float">
            <text:p>1.07071372661399</text:p>
          </table:table-cell>
          <table:table-cell office:value-type="float" office:value="1.01476846179918" calcext:value-type="float">
            <text:p>1.01476846179918</text:p>
          </table:table-cell>
          <table:table-cell office:value-type="float" office:value="7.34281600694364" calcext:value-type="float">
            <text:p>7.34281600694364</text:p>
          </table:table-cell>
          <table:table-cell office:value-type="float" office:value="37.5555379801294" calcext:value-type="float">
            <text:p>37.5555379801294</text:p>
          </table:table-cell>
          <table:table-cell office:value-type="float" office:value="14.2998709220127" calcext:value-type="float">
            <text:p>14.2998709220127</text:p>
          </table:table-cell>
          <table:table-cell/>
          <table:table-cell table:formula="of:=IF([.J22];[.C22]-[.J22];0)" office:value-type="float" office:value="0.00928627338601418" calcext:value-type="float">
            <text:p>0.009286273386014</text:p>
          </table:table-cell>
          <table:table-cell table:formula="of:=POWER([.P22]*1000;2)" office:value-type="float" office:value="86.2348733997952" calcext:value-type="float">
            <text:p>86.2348733997952</text:p>
          </table:table-cell>
          <table:table-cell/>
          <table:table-cell table:formula="of:=IF([.M22]; [.M22]-[.F22]; 0)" office:value-type="float" office:value="-0.444462019870649" calcext:value-type="float">
            <text:p>-0.444462019870649</text:p>
          </table:table-cell>
          <table:table-cell table:formula="of:=POWER([.S22];2)" office:value-type="float" office:value="0.197546487107497" calcext:value-type="float">
            <text:p>0.1975464871074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ss Macclesfield (1.1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" calcext:value-type="float">
            <text:p>1.01</text:p>
          </table:table-cell>
          <table:table-cell office:value-type="float" office:value="4.8" calcext:value-type="float">
            <text:p>4.8</text:p>
          </table:table-cell>
          <table:table-cell office:value-type="float" office:value="21.3" calcext:value-type="float">
            <text:p>21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Miss Macclesfield (1.1)</text:p>
          </table:table-cell>
          <table:table-cell office:value-type="float" office:value="1.05620490938489" calcext:value-type="float">
            <text:p>1.05620490938489</text:p>
          </table:table-cell>
          <table:table-cell office:value-type="float" office:value="1.01208318047425" calcext:value-type="float">
            <text:p>1.01208318047425</text:p>
          </table:table-cell>
          <table:table-cell office:value-type="float" office:value="5.79097691952132" calcext:value-type="float">
            <text:p>5.79097691952132</text:p>
          </table:table-cell>
          <table:table-cell office:value-type="float" office:value="19.2445839361458" calcext:value-type="float">
            <text:p>19.2445839361458</text:p>
          </table:table-cell>
          <table:table-cell office:value-type="float" office:value="3.38387616214282" calcext:value-type="float">
            <text:p>3.38387616214282</text:p>
          </table:table-cell>
          <table:table-cell/>
          <table:table-cell table:formula="of:=IF([.J23];[.C23]-[.J23];0)" office:value-type="float" office:value="-0.00920490938488916" calcext:value-type="float">
            <text:p>-0.009204909384889</text:p>
          </table:table-cell>
          <table:table-cell table:formula="of:=POWER([.P23]*1000;2)" office:value-type="float" office:value="84.7303567840205" calcext:value-type="float">
            <text:p>84.7303567840205</text:p>
          </table:table-cell>
          <table:table-cell/>
          <table:table-cell table:formula="of:=IF([.M23]; [.M23]-[.F23]; 0)" office:value-type="float" office:value="-2.05541606385423" calcext:value-type="float">
            <text:p>-2.05541606385423</text:p>
          </table:table-cell>
          <table:table-cell table:formula="of:=POWER([.S23];2)" office:value-type="float" office:value="4.22473519555004" calcext:value-type="float">
            <text:p>4.224735195550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3)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09" calcext:value-type="float">
            <text:p>1.009</text:p>
          </table:table-cell>
          <table:table-cell office:value-type="float" office:value="4.8" calcext:value-type="float">
            <text:p>4.8</text:p>
          </table:table-cell>
          <table:table-cell office:value-type="float" office:value="13.2" calcext:value-type="float">
            <text:p>13.2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Twentypints Weiss (1.3)</text:p>
          </table:table-cell>
          <table:table-cell office:value-type="float" office:value="1.05515201346294" calcext:value-type="float">
            <text:p>1.05515201346294</text:p>
          </table:table-cell>
          <table:table-cell office:value-type="float" office:value="1.0119612054619" calcext:value-type="float">
            <text:p>1.0119612054619</text:p>
          </table:table-cell>
          <table:table-cell office:value-type="float" office:value="5.66879355013582" calcext:value-type="float">
            <text:p>5.66879355013582</text:p>
          </table:table-cell>
          <table:table-cell office:value-type="float" office:value="12.1057229377363" calcext:value-type="float">
            <text:p>12.1057229377363</text:p>
          </table:table-cell>
          <table:table-cell office:value-type="float" office:value="2.42919267856048" calcext:value-type="float">
            <text:p>2.42919267856048</text:p>
          </table:table-cell>
          <table:table-cell/>
          <table:table-cell table:formula="of:=IF([.J24];[.C24]-[.J24];0)" office:value-type="float" office:value="-0.00915201346293815" calcext:value-type="float">
            <text:p>-0.009152013462938</text:p>
          </table:table-cell>
          <table:table-cell table:formula="of:=POWER([.P24]*1000;2)" office:value-type="float" office:value="83.7593504258011" calcext:value-type="float">
            <text:p>83.7593504258011</text:p>
          </table:table-cell>
          <table:table-cell/>
          <table:table-cell table:formula="of:=IF([.M24]; [.M24]-[.F24]; 0)" office:value-type="float" office:value="-1.09427706226366" calcext:value-type="float">
            <text:p>-1.09427706226366</text:p>
          </table:table-cell>
          <table:table-cell table:formula="of:=POWER([.S24];2)" office:value-type="float" office:value="1.19744228899638" calcext:value-type="float">
            <text:p>1.197442288996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string" calcext:value-type="string">
            <text:p>All Grain</text:p>
          </table:table-cell>
          <table:table-cell office:value-type="float" office:value="1.062" calcext:value-type="float">
            <text:p>1.062</text:p>
          </table:table-cell>
          <table:table-cell office:value-type="float" office:value="1.012" calcext:value-type="float">
            <text:p>1.012</text:p>
          </table:table-cell>
          <table:table-cell office:value-type="float" office:value="6.6" calcext:value-type="float">
            <text:p>6.6</text:p>
          </table:table-cell>
          <table:table-cell office:value-type="float" office:value="73.2" calcext:value-type="float">
            <text:p>73.2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Nagasaki Sauce</text:p>
          </table:table-cell>
          <table:table-cell office:value-type="float" office:value="1.07066477378406" calcext:value-type="float">
            <text:p>1.07066477378406</text:p>
          </table:table-cell>
          <table:table-cell office:value-type="float" office:value="1.01577144324702" calcext:value-type="float">
            <text:p>1.01577144324702</text:p>
          </table:table-cell>
          <table:table-cell office:value-type="float" office:value="7.2047496329868" calcext:value-type="float">
            <text:p>7.2047496329868</text:p>
          </table:table-cell>
          <table:table-cell office:value-type="float" office:value="67.7300585963563" calcext:value-type="float">
            <text:p>67.7300585963563</text:p>
          </table:table-cell>
          <table:table-cell office:value-type="float" office:value="4.94628462071901" calcext:value-type="float">
            <text:p>4.94628462071901</text:p>
          </table:table-cell>
          <table:table-cell/>
          <table:table-cell table:formula="of:=IF([.J25];[.C25]-[.J25];0)" office:value-type="float" office:value="-0.00866477378406172" calcext:value-type="float">
            <text:p>-0.008664773784062</text:p>
          </table:table-cell>
          <table:table-cell table:formula="of:=POWER([.P25]*1000;2)" office:value-type="float" office:value="75.0783047289633" calcext:value-type="float">
            <text:p>75.0783047289633</text:p>
          </table:table-cell>
          <table:table-cell/>
          <table:table-cell table:formula="of:=IF([.M25]; [.M25]-[.F25]; 0)" office:value-type="float" office:value="-5.46994140364372" calcext:value-type="float">
            <text:p>-5.46994140364372</text:p>
          </table:table-cell>
          <table:table-cell table:formula="of:=POWER([.S25];2)" office:value-type="float" office:value="29.9202589592958" calcext:value-type="float">
            <text:p>29.920258959295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tcher's Irish Ale (1.1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1.7" calcext:value-type="float">
            <text:p>21.7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string" calcext:value-type="string">
            <text:p>Thatcher's Irish Ale (1.1)</text:p>
          </table:table-cell>
          <table:table-cell office:value-type="float" office:value="1.05551097642971" calcext:value-type="float">
            <text:p>1.05551097642971</text:p>
          </table:table-cell>
          <table:table-cell office:value-type="float" office:value="1.01238432622798" calcext:value-type="float">
            <text:p>1.01238432622798</text:p>
          </table:table-cell>
          <table:table-cell office:value-type="float" office:value="5.66037283897695" calcext:value-type="float">
            <text:p>5.66037283897695</text:p>
          </table:table-cell>
          <table:table-cell office:value-type="float" office:value="23.1434198200642" calcext:value-type="float">
            <text:p>23.1434198200642</text:p>
          </table:table-cell>
          <table:table-cell office:value-type="float" office:value="9.44781012822841" calcext:value-type="float">
            <text:p>9.44781012822841</text:p>
          </table:table-cell>
          <table:table-cell/>
          <table:table-cell table:formula="of:=IF([.J26];[.C26]-[.J26];0)" office:value-type="float" office:value="-0.00851097642970888" calcext:value-type="float">
            <text:p>-0.008510976429709</text:p>
          </table:table-cell>
          <table:table-cell table:formula="of:=POWER([.P26]*1000;2)" office:value-type="float" office:value="72.4367197870602" calcext:value-type="float">
            <text:p>72.4367197870602</text:p>
          </table:table-cell>
          <table:table-cell/>
          <table:table-cell table:formula="of:=IF([.M26]; [.M26]-[.F26]; 0)" office:value-type="float" office:value="1.44341982006421" calcext:value-type="float">
            <text:p>1.44341982006421</text:p>
          </table:table-cell>
          <table:table-cell table:formula="of:=POWER([.S26];2)" office:value-type="float" office:value="2.08346077695421" calcext:value-type="float">
            <text:p>2.083460776954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ehouse Rock Altbier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office:value-type="float" office:value="5.2" calcext:value-type="float">
            <text:p>5.2</text:p>
          </table:table-cell>
          <table:table-cell office:value-type="float" office:value="38.4" calcext:value-type="float">
            <text:p>38.4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Alehouse Rock Altbier</text:p>
          </table:table-cell>
          <table:table-cell office:value-type="float" office:value="1.05846498664041" calcext:value-type="float">
            <text:p>1.05846498664041</text:p>
          </table:table-cell>
          <table:table-cell office:value-type="float" office:value="1.01246718241076" calcext:value-type="float">
            <text:p>1.01246718241076</text:p>
          </table:table-cell>
          <table:table-cell office:value-type="float" office:value="6.03721180514116" calcext:value-type="float">
            <text:p>6.03721180514116</text:p>
          </table:table-cell>
          <table:table-cell office:value-type="float" office:value="40.715091235822" calcext:value-type="float">
            <text:p>40.715091235822</text:p>
          </table:table-cell>
          <table:table-cell office:value-type="float" office:value="13.4497860888189" calcext:value-type="float">
            <text:p>13.4497860888189</text:p>
          </table:table-cell>
          <table:table-cell/>
          <table:table-cell table:formula="of:=IF([.J27];[.C27]-[.J27];0)" office:value-type="float" office:value="-0.00846498664040829" calcext:value-type="float">
            <text:p>-0.008464986640408</text:p>
          </table:table-cell>
          <table:table-cell table:formula="of:=POWER([.P27]*1000;2)" office:value-type="float" office:value="71.6559988222908" calcext:value-type="float">
            <text:p>71.6559988222908</text:p>
          </table:table-cell>
          <table:table-cell/>
          <table:table-cell table:formula="of:=IF([.M27]; [.M27]-[.F27]; 0)" office:value-type="float" office:value="2.315091235822" calcext:value-type="float">
            <text:p>2.315091235822</text:p>
          </table:table-cell>
          <table:table-cell table:formula="of:=POWER([.S27];2)" office:value-type="float" office:value="5.35964743017981" calcext:value-type="float">
            <text:p>5.359647430179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100 Eisbock</text:p>
          </table:table-cell>
          <table:table-cell office:value-type="string" calcext:value-type="string">
            <text:p>All Grain</text:p>
          </table:table-cell>
          <table:table-cell office:value-type="float" office:value="1.081" calcext:value-type="float">
            <text:p>1.081</text:p>
          </table:table-cell>
          <table:table-cell office:value-type="float" office:value="1.024" calcext:value-type="float">
            <text:p>1.024</text:p>
          </table:table-cell>
          <table:table-cell office:value-type="float" office:value="7.5" calcext:value-type="float">
            <text:p>7.5</text:p>
          </table:table-cell>
          <table:table-cell office:value-type="float" office:value="20.7" calcext:value-type="float">
            <text:p>20.7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#100 Eisbock</text:p>
          </table:table-cell>
          <table:table-cell office:value-type="float" office:value="1.07365235164532" calcext:value-type="float">
            <text:p>1.07365235164532</text:p>
          </table:table-cell>
          <table:table-cell office:value-type="float" office:value="1.01514943836945" calcext:value-type="float">
            <text:p>1.01514943836945</text:p>
          </table:table-cell>
          <table:table-cell office:value-type="float" office:value="7.67850736745874" calcext:value-type="float">
            <text:p>7.67850736745874</text:p>
          </table:table-cell>
          <table:table-cell office:value-type="float" office:value="23.8914950971938" calcext:value-type="float">
            <text:p>23.8914950971938</text:p>
          </table:table-cell>
          <table:table-cell office:value-type="float" office:value="10.0603405657706" calcext:value-type="float">
            <text:p>10.0603405657706</text:p>
          </table:table-cell>
          <table:table-cell/>
          <table:table-cell table:formula="of:=IF([.J28];[.C28]-[.J28];0)" office:value-type="float" office:value="0.00734764835467794" calcext:value-type="float">
            <text:p>0.007347648354678</text:p>
          </table:table-cell>
          <table:table-cell table:formula="of:=POWER([.P28]*1000;2)" office:value-type="float" office:value="53.9879363440014" calcext:value-type="float">
            <text:p>53.9879363440014</text:p>
          </table:table-cell>
          <table:table-cell/>
          <table:table-cell table:formula="of:=IF([.M28]; [.M28]-[.F28]; 0)" office:value-type="float" office:value="3.19149509719379" calcext:value-type="float">
            <text:p>3.19149509719379</text:p>
          </table:table-cell>
          <table:table-cell table:formula="of:=POWER([.S28];2)" office:value-type="float" office:value="10.185640955412" calcext:value-type="float">
            <text:p>10.1856409554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5)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5" calcext:value-type="float">
            <text:p>4.5</text:p>
          </table:table-cell>
          <table:table-cell office:value-type="float" office:value="10.7" calcext:value-type="float">
            <text:p>10.7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Twentypints Weiss (1.5)</text:p>
          </table:table-cell>
          <table:table-cell office:value-type="float" office:value="1.05219528080711" calcext:value-type="float">
            <text:p>1.05219528080711</text:p>
          </table:table-cell>
          <table:table-cell office:value-type="float" office:value="1.01582183761429" calcext:value-type="float">
            <text:p>1.01582183761429</text:p>
          </table:table-cell>
          <table:table-cell office:value-type="float" office:value="4.7740144190571" calcext:value-type="float">
            <text:p>4.7740144190571</text:p>
          </table:table-cell>
          <table:table-cell office:value-type="float" office:value="11.4834492943333" calcext:value-type="float">
            <text:p>11.4834492943333</text:p>
          </table:table-cell>
          <table:table-cell office:value-type="float" office:value="4.36286589693044" calcext:value-type="float">
            <text:p>4.36286589693044</text:p>
          </table:table-cell>
          <table:table-cell/>
          <table:table-cell table:formula="of:=IF([.J29];[.C29]-[.J29];0)" office:value-type="float" office:value="-0.00719528080710541" calcext:value-type="float">
            <text:p>-0.007195280807105</text:p>
          </table:table-cell>
          <table:table-cell table:formula="of:=POWER([.P29]*1000;2)" office:value-type="float" office:value="51.7720658930995" calcext:value-type="float">
            <text:p>51.7720658930995</text:p>
          </table:table-cell>
          <table:table-cell/>
          <table:table-cell table:formula="of:=IF([.M29]; [.M29]-[.F29]; 0)" office:value-type="float" office:value="0.783449294333346" calcext:value-type="float">
            <text:p>0.783449294333346</text:p>
          </table:table-cell>
          <table:table-cell table:formula="of:=POWER([.S29];2)" office:value-type="float" office:value="0.613792796791418" calcext:value-type="float">
            <text:p>0.6137927967914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3)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1" calcext:value-type="float">
            <text:p>1.01</text:p>
          </table:table-cell>
          <table:table-cell office:value-type="float" office:value="4.3" calcext:value-type="float">
            <text:p>4.3</text:p>
          </table:table-cell>
          <table:table-cell office:value-type="float" office:value="34.1" calcext:value-type="float">
            <text:p>34.1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Charlotte Bitter (1.3)</text:p>
          </table:table-cell>
          <table:table-cell office:value-type="float" office:value="1.05006709686628" calcext:value-type="float">
            <text:p>1.05006709686628</text:p>
          </table:table-cell>
          <table:table-cell office:value-type="float" office:value="1.01114308574781" calcext:value-type="float">
            <text:p>1.01114308574781</text:p>
          </table:table-cell>
          <table:table-cell office:value-type="float" office:value="5.10877645929917" calcext:value-type="float">
            <text:p>5.10877645929917</text:p>
          </table:table-cell>
          <table:table-cell office:value-type="float" office:value="36.592753120226" calcext:value-type="float">
            <text:p>36.592753120226</text:p>
          </table:table-cell>
          <table:table-cell office:value-type="float" office:value="10.5428658605354" calcext:value-type="float">
            <text:p>10.5428658605354</text:p>
          </table:table-cell>
          <table:table-cell/>
          <table:table-cell table:formula="of:=IF([.J30];[.C30]-[.J30];0)" office:value-type="float" office:value="-0.00706709686628404" calcext:value-type="float">
            <text:p>-0.007067096866284</text:p>
          </table:table-cell>
          <table:table-cell table:formula="of:=POWER([.P30]*1000;2)" office:value-type="float" office:value="49.9438581174417" calcext:value-type="float">
            <text:p>49.9438581174417</text:p>
          </table:table-cell>
          <table:table-cell/>
          <table:table-cell table:formula="of:=IF([.M30]; [.M30]-[.F30]; 0)" office:value-type="float" office:value="2.49275312022596" calcext:value-type="float">
            <text:p>2.49275312022596</text:p>
          </table:table-cell>
          <table:table-cell table:formula="of:=POWER([.S30];2)" office:value-type="float" office:value="6.21381811839624" calcext:value-type="float">
            <text:p>6.213818118396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2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8" calcext:value-type="float">
            <text:p>1.008</text:p>
          </table:table-cell>
          <table:table-cell office:value-type="float" office:value="5.1" calcext:value-type="float">
            <text:p>5.1</text:p>
          </table:table-cell>
          <table:table-cell office:value-type="float" office:value="50.3" calcext:value-type="float">
            <text:p>50.3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string" calcext:value-type="string">
            <text:p>Saturday Night Amber Ale (1.2)</text:p>
          </table:table-cell>
          <table:table-cell office:value-type="float" office:value="1.05368915342168" calcext:value-type="float">
            <text:p>1.05368915342168</text:p>
          </table:table-cell>
          <table:table-cell office:value-type="float" office:value="1.0115647898996" calcext:value-type="float">
            <text:p>1.0115647898996</text:p>
          </table:table-cell>
          <table:table-cell office:value-type="float" office:value="5.52882271227274" calcext:value-type="float">
            <text:p>5.52882271227274</text:p>
          </table:table-cell>
          <table:table-cell office:value-type="float" office:value="54.1437951315755" calcext:value-type="float">
            <text:p>54.1437951315755</text:p>
          </table:table-cell>
          <table:table-cell office:value-type="float" office:value="11.9698972793344" calcext:value-type="float">
            <text:p>11.9698972793344</text:p>
          </table:table-cell>
          <table:table-cell/>
          <table:table-cell table:formula="of:=IF([.J31];[.C31]-[.J31];0)" office:value-type="float" office:value="-0.0066891534216762" calcext:value-type="float">
            <text:p>-0.006689153421676</text:p>
          </table:table-cell>
          <table:table-cell table:formula="of:=POWER([.P31]*1000;2)" office:value-type="float" office:value="44.7447734987224" calcext:value-type="float">
            <text:p>44.7447734987224</text:p>
          </table:table-cell>
          <table:table-cell/>
          <table:table-cell table:formula="of:=IF([.M31]; [.M31]-[.F31]; 0)" office:value-type="float" office:value="3.8437951315755" calcext:value-type="float">
            <text:p>3.8437951315755</text:p>
          </table:table-cell>
          <table:table-cell table:formula="of:=POWER([.S31];2)" office:value-type="float" office:value="14.7747610135235" calcext:value-type="float">
            <text:p>14.77476101352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LF, Double</text:p>
          </table:table-cell>
          <table:table-cell office:value-type="string" calcext:value-type="string">
            <text:p>All Grain</text:p>
          </table:table-cell>
          <table:table-cell office:value-type="float" office:value="1.073" calcext:value-type="float">
            <text:p>1.073</text:p>
          </table:table-cell>
          <table:table-cell office:value-type="float" office:value="1.01" calcext:value-type="float">
            <text:p>1.01</text:p>
          </table:table-cell>
          <table:table-cell office:value-type="float" office:value="8.5" calcext:value-type="float">
            <text:p>8.5</text:p>
          </table:table-cell>
          <table:table-cell office:value-type="float" office:value="13.8" calcext:value-type="float">
            <text:p>13.8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string" calcext:value-type="string">
            <text:p>FILF, Double</text:p>
          </table:table-cell>
          <table:table-cell office:value-type="float" office:value="1.06660945082813" calcext:value-type="float">
            <text:p>1.06660945082813</text:p>
          </table:table-cell>
          <table:table-cell office:value-type="float" office:value="1.01439626085747" calcext:value-type="float">
            <text:p>1.01439626085747</text:p>
          </table:table-cell>
          <table:table-cell office:value-type="float" office:value="6.85298118365002" calcext:value-type="float">
            <text:p>6.85298118365002</text:p>
          </table:table-cell>
          <table:table-cell office:value-type="float" office:value="17.3062709225389" calcext:value-type="float">
            <text:p>17.3062709225389</text:p>
          </table:table-cell>
          <table:table-cell office:value-type="float" office:value="10.8212998019847" calcext:value-type="float">
            <text:p>10.8212998019847</text:p>
          </table:table-cell>
          <table:table-cell/>
          <table:table-cell table:formula="of:=IF([.J32];[.C32]-[.J32];0)" office:value-type="float" office:value="0.0063905491718661" calcext:value-type="float">
            <text:p>0.006390549171866</text:p>
          </table:table-cell>
          <table:table-cell table:formula="of:=POWER([.P32]*1000;2)" office:value-type="float" office:value="40.8391187180385" calcext:value-type="float">
            <text:p>40.8391187180385</text:p>
          </table:table-cell>
          <table:table-cell/>
          <table:table-cell table:formula="of:=IF([.M30]; [.M30]-[.F32]; 0)" office:value-type="float" office:value="22.792753120226" calcext:value-type="float">
            <text:p>22.792753120226</text:p>
          </table:table-cell>
          <table:table-cell table:formula="of:=POWER([.S32];2)" office:value-type="float" office:value="519.50959479957" calcext:value-type="float">
            <text:p>519.509594799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XX (1.2)</text:p>
          </table:table-cell>
          <table:table-cell office:value-type="string" calcext:value-type="string">
            <text:p>All Grain</text:p>
          </table:table-cell>
          <table:table-cell office:value-type="float" office:value="1.082" calcext:value-type="float">
            <text:p>1.082</text:p>
          </table:table-cell>
          <table:table-cell office:value-type="float" office:value="1.009" calcext:value-type="float">
            <text:p>1.009</text:p>
          </table:table-cell>
          <table:table-cell office:value-type="float" office:value="9.7" calcext:value-type="float">
            <text:p>9.7</text:p>
          </table:table-cell>
          <table:table-cell office:value-type="float" office:value="184.2" calcext:value-type="float">
            <text:p>184.2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Nagasaki Sauce XX (1.2)</text:p>
          </table:table-cell>
          <table:table-cell office:value-type="float" office:value="1.07578417199714" calcext:value-type="float">
            <text:p>1.07578417199714</text:p>
          </table:table-cell>
          <table:table-cell office:value-type="float" office:value="1.01501242864684" calcext:value-type="float">
            <text:p>1.01501242864684</text:p>
          </table:table-cell>
          <table:table-cell office:value-type="float" office:value="7.97629131472663" calcext:value-type="float">
            <text:p>7.97629131472663</text:p>
          </table:table-cell>
          <table:table-cell office:value-type="float" office:value="212.151301268713" calcext:value-type="float">
            <text:p>212.151301268713</text:p>
          </table:table-cell>
          <table:table-cell office:value-type="float" office:value="6.58554058532302" calcext:value-type="float">
            <text:p>6.58554058532302</text:p>
          </table:table-cell>
          <table:table-cell/>
          <table:table-cell table:formula="of:=IF([.J33];[.C33]-[.J33];0)" office:value-type="float" office:value="0.00621582800286014" calcext:value-type="float">
            <text:p>0.00621582800286</text:p>
          </table:table-cell>
          <table:table-cell table:formula="of:=POWER([.P33]*1000;2)" office:value-type="float" office:value="38.6365177611402" calcext:value-type="float">
            <text:p>38.6365177611402</text:p>
          </table:table-cell>
          <table:table-cell/>
          <table:table-cell table:formula="of:=IF([.M33]; [.M33]-[.F33]; 0)" office:value-type="float" office:value="27.9513012687132" calcext:value-type="float">
            <text:p>27.9513012687132</text:p>
          </table:table-cell>
          <table:table-cell table:formula="of:=POWER([.S33];2)" office:value-type="float" office:value="781.275242614366" calcext:value-type="float">
            <text:p>781.2752426143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3)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4" calcext:value-type="float">
            <text:p>1.014</text:p>
          </table:table-cell>
          <table:table-cell office:value-type="float" office:value="6.1" calcext:value-type="float">
            <text:p>6.1</text:p>
          </table:table-cell>
          <table:table-cell office:value-type="float" office:value="49.1" calcext:value-type="float">
            <text:p>49.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Outeniqua African Pale Ale (1.3)</text:p>
          </table:table-cell>
          <table:table-cell office:value-type="float" office:value="1.06618271920189" calcext:value-type="float">
            <text:p>1.06618271920189</text:p>
          </table:table-cell>
          <table:table-cell office:value-type="float" office:value="1.01481737433107" calcext:value-type="float">
            <text:p>1.01481737433107</text:p>
          </table:table-cell>
          <table:table-cell office:value-type="float" office:value="6.74170151429513" calcext:value-type="float">
            <text:p>6.74170151429513</text:p>
          </table:table-cell>
          <table:table-cell office:value-type="float" office:value="52.7350319993907" calcext:value-type="float">
            <text:p>52.7350319993907</text:p>
          </table:table-cell>
          <table:table-cell office:value-type="float" office:value="12.3275218334799" calcext:value-type="float">
            <text:p>12.3275218334799</text:p>
          </table:table-cell>
          <table:table-cell/>
          <table:table-cell table:formula="of:=IF([.J34];[.C34]-[.J34];0)" office:value-type="float" office:value="-0.00618271920188818" calcext:value-type="float">
            <text:p>-0.006182719201888</text:p>
          </table:table-cell>
          <table:table-cell table:formula="of:=POWER([.P34]*1000;2)" office:value-type="float" office:value="38.2260167293968" calcext:value-type="float">
            <text:p>38.2260167293968</text:p>
          </table:table-cell>
          <table:table-cell/>
          <table:table-cell table:formula="of:=IF([.M34]; [.M34]-[.F34]; 0)" office:value-type="float" office:value="3.63503199939068" calcext:value-type="float">
            <text:p>3.63503199939068</text:p>
          </table:table-cell>
          <table:table-cell table:formula="of:=POWER([.S34];2)" office:value-type="float" office:value="13.2134576365942" calcext:value-type="float">
            <text:p>13.21345763659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 Heads Brown Ale 2018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8" calcext:value-type="float">
            <text:p>1.018</text:p>
          </table:table-cell>
          <table:table-cell office:value-type="float" office:value="5.6" calcext:value-type="float">
            <text:p>5.6</text:p>
          </table:table-cell>
          <table:table-cell office:value-type="float" office:value="21.5" calcext:value-type="float">
            <text:p>21.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Turtles Heads Brown Ale 2018</text:p>
          </table:table-cell>
          <table:table-cell office:value-type="float" office:value="1.05450724768763" calcext:value-type="float">
            <text:p>1.05450724768763</text:p>
          </table:table-cell>
          <table:table-cell office:value-type="float" office:value="1.01117945129664" calcext:value-type="float">
            <text:p>1.01117945129664</text:p>
          </table:table-cell>
          <table:table-cell office:value-type="float" office:value="5.68677327631717" calcext:value-type="float">
            <text:p>5.68677327631717</text:p>
          </table:table-cell>
          <table:table-cell office:value-type="float" office:value="26.9032236169883" calcext:value-type="float">
            <text:p>26.9032236169883</text:p>
          </table:table-cell>
          <table:table-cell office:value-type="float" office:value="7.6010523688619" calcext:value-type="float">
            <text:p>7.6010523688619</text:p>
          </table:table-cell>
          <table:table-cell/>
          <table:table-cell table:formula="of:=IF([.J35];[.C35]-[.J35];0)" office:value-type="float" office:value="0.00549275231236757" calcext:value-type="float">
            <text:p>0.005492752312368</text:p>
          </table:table-cell>
          <table:table-cell table:formula="of:=POWER([.P35]*1000;2)" office:value-type="float" office:value="30.1703279650192" calcext:value-type="float">
            <text:p>30.1703279650192</text:p>
          </table:table-cell>
          <table:table-cell/>
          <table:table-cell table:formula="of:=IF([.M35]; [.M35]-[.F35]; 0)" office:value-type="float" office:value="5.4032236169883" calcext:value-type="float">
            <text:p>5.4032236169883</text:p>
          </table:table-cell>
          <table:table-cell table:formula="of:=POWER([.S35];2)" office:value-type="float" office:value="29.1948254551801" calcext:value-type="float">
            <text:p>29.19482545518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ncle Knobby's Dry Stout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1" calcext:value-type="float">
            <text:p>1.011</text:p>
          </table:table-cell>
          <table:table-cell office:value-type="float" office:value="4.4" calcext:value-type="float">
            <text:p>4.4</text:p>
          </table:table-cell>
          <table:table-cell office:value-type="float" office:value="37.6" calcext:value-type="float">
            <text:p>37.6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string" calcext:value-type="string">
            <text:p>Uncle Knobby's Dry Stout</text:p>
          </table:table-cell>
          <table:table-cell office:value-type="float" office:value="1.0504481716529" calcext:value-type="float">
            <text:p>1.0504481716529</text:p>
          </table:table-cell>
          <table:table-cell office:value-type="float" office:value="1.01172633705077" calcext:value-type="float">
            <text:p>1.01172633705077</text:p>
          </table:table-cell>
          <table:table-cell office:value-type="float" office:value="5.08224079152943" calcext:value-type="float">
            <text:p>5.08224079152943</text:p>
          </table:table-cell>
          <table:table-cell office:value-type="float" office:value="32.786203116066" calcext:value-type="float">
            <text:p>32.786203116066</text:p>
          </table:table-cell>
          <table:table-cell office:value-type="float" office:value="17.2888266005307" calcext:value-type="float">
            <text:p>17.2888266005307</text:p>
          </table:table-cell>
          <table:table-cell/>
          <table:table-cell table:formula="of:=IF([.J36];[.C36]-[.J36];0)" office:value-type="float" office:value="-0.0054481716529009" calcext:value-type="float">
            <text:p>-0.005448171652901</text:p>
          </table:table-cell>
          <table:table-cell table:formula="of:=POWER([.P36]*1000;2)" office:value-type="float" office:value="29.6825743594729" calcext:value-type="float">
            <text:p>29.6825743594729</text:p>
          </table:table-cell>
          <table:table-cell/>
          <table:table-cell table:formula="of:=IF([.M36]; [.M36]-[.F36]; 0)" office:value-type="float" office:value="-4.81379688393398" calcext:value-type="float">
            <text:p>-4.81379688393398</text:p>
          </table:table-cell>
          <table:table-cell table:formula="of:=POWER([.S36];2)" office:value-type="float" office:value="23.1726404397724" calcext:value-type="float">
            <text:p>23.17264043977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2)</text:p>
          </table:table-cell>
          <table:table-cell office:value-type="string" calcext:value-type="string">
            <text:p>All Grain</text:p>
          </table:table-cell>
          <table:table-cell office:value-type="float" office:value="1.036" calcext:value-type="float">
            <text:p>1.036</text:p>
          </table:table-cell>
          <table:table-cell office:value-type="float" office:value="1.009" calcext:value-type="float">
            <text:p>1.009</text:p>
          </table:table-cell>
          <table:table-cell office:value-type="float" office:value="3.6" calcext:value-type="float">
            <text:p>3.6</text:p>
          </table:table-cell>
          <table:table-cell office:value-type="float" office:value="29.6" calcext:value-type="float">
            <text:p>29.6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Charlotte Bitter (1.2)</text:p>
          </table:table-cell>
          <table:table-cell office:value-type="float" office:value="1.04104340210927" calcext:value-type="float">
            <text:p>1.04104340210927</text:p>
          </table:table-cell>
          <table:table-cell office:value-type="float" office:value="1.00820027607827" calcext:value-type="float">
            <text:p>1.00820027607827</text:p>
          </table:table-cell>
          <table:table-cell office:value-type="float" office:value="4.31066029156835" calcext:value-type="float">
            <text:p>4.31066029156835</text:p>
          </table:table-cell>
          <table:table-cell office:value-type="float" office:value="27.7972565238519" calcext:value-type="float">
            <text:p>27.7972565238519</text:p>
          </table:table-cell>
          <table:table-cell office:value-type="float" office:value="7.14055832767212" calcext:value-type="float">
            <text:p>7.14055832767212</text:p>
          </table:table-cell>
          <table:table-cell/>
          <table:table-cell table:formula="of:=IF([.J37];[.C37]-[.J37];0)" office:value-type="float" office:value="-0.00504340210926779" calcext:value-type="float">
            <text:p>-0.005043402109268</text:p>
          </table:table-cell>
          <table:table-cell table:formula="of:=POWER([.P37]*1000;2)" office:value-type="float" office:value="25.4359048357668" calcext:value-type="float">
            <text:p>25.4359048357668</text:p>
          </table:table-cell>
          <table:table-cell/>
          <table:table-cell table:formula="of:=IF([.M37]; [.M37]-[.F37]; 0)" office:value-type="float" office:value="-1.80274347614813" calcext:value-type="float">
            <text:p>-1.80274347614813</text:p>
          </table:table-cell>
          <table:table-cell table:formula="of:=POWER([.S37];2)" office:value-type="float" office:value="3.24988404079464" calcext:value-type="float">
            <text:p>3.249884040794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4)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09" calcext:value-type="float">
            <text:p>1.009</text:p>
          </table:table-cell>
          <table:table-cell office:value-type="float" office:value="4.5" calcext:value-type="float">
            <text:p>4.5</text:p>
          </table:table-cell>
          <table:table-cell office:value-type="float" office:value="30.9" calcext:value-type="float">
            <text:p>30.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harlotte Bitter (1.4)</text:p>
          </table:table-cell>
          <table:table-cell office:value-type="float" office:value="1.04769757810052" calcext:value-type="float">
            <text:p>1.04769757810052</text:p>
          </table:table-cell>
          <table:table-cell office:value-type="float" office:value="1.01001712920539" calcext:value-type="float">
            <text:p>1.01001712920539</text:p>
          </table:table-cell>
          <table:table-cell office:value-type="float" office:value="4.94555891748571" calcext:value-type="float">
            <text:p>4.94555891748571</text:p>
          </table:table-cell>
          <table:table-cell office:value-type="float" office:value="32.9758517489416" calcext:value-type="float">
            <text:p>32.9758517489416</text:p>
          </table:table-cell>
          <table:table-cell office:value-type="float" office:value="8.52194023343925" calcext:value-type="float">
            <text:p>8.52194023343925</text:p>
          </table:table-cell>
          <table:table-cell/>
          <table:table-cell table:formula="of:=IF([.J38];[.C38]-[.J38];0)" office:value-type="float" office:value="-0.00469757810052274" calcext:value-type="float">
            <text:p>-0.004697578100523</text:p>
          </table:table-cell>
          <table:table-cell table:formula="of:=POWER([.P38]*1000;2)" office:value-type="float" office:value="22.0672400105108" calcext:value-type="float">
            <text:p>22.0672400105108</text:p>
          </table:table-cell>
          <table:table-cell/>
          <table:table-cell table:formula="of:=IF([.M38]; [.M38]-[.F38]; 0)" office:value-type="float" office:value="2.07585174894159" calcext:value-type="float">
            <text:p>2.07585174894159</text:p>
          </table:table-cell>
          <table:table-cell table:formula="of:=POWER([.S38];2)" office:value-type="float" office:value="4.30916048358385" calcext:value-type="float">
            <text:p>4.309160483583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9" calcext:value-type="float">
            <text:p>4.9</text:p>
          </table:table-cell>
          <table:table-cell office:value-type="float" office:value="29.7" calcext:value-type="float">
            <text:p>29.7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Southern Passion Lager</text:p>
          </table:table-cell>
          <table:table-cell office:value-type="float" office:value="1.04348539662681" calcext:value-type="float">
            <text:p>1.04348539662681</text:p>
          </table:table-cell>
          <table:table-cell office:value-type="float" office:value="1.00971107120769" calcext:value-type="float">
            <text:p>1.00971107120769</text:p>
          </table:table-cell>
          <table:table-cell office:value-type="float" office:value="4.43288021125936" calcext:value-type="float">
            <text:p>4.43288021125936</text:p>
          </table:table-cell>
          <table:table-cell office:value-type="float" office:value="20.6171160517106" calcext:value-type="float">
            <text:p>20.6171160517106</text:p>
          </table:table-cell>
          <table:table-cell office:value-type="float" office:value="4.08638593199567" calcext:value-type="float">
            <text:p>4.08638593199567</text:p>
          </table:table-cell>
          <table:table-cell/>
          <table:table-cell table:formula="of:=IF([.J39];[.C39]-[.J39];0)" office:value-type="float" office:value="0.00451460337319154" calcext:value-type="float">
            <text:p>0.004514603373192</text:p>
          </table:table-cell>
          <table:table-cell table:formula="of:=POWER([.P39]*1000;2)" office:value-type="float" office:value="20.3816436172324" calcext:value-type="float">
            <text:p>20.3816436172324</text:p>
          </table:table-cell>
          <table:table-cell/>
          <table:table-cell table:formula="of:=IF([.M39]; [.M39]-[.F39]; 0)" office:value-type="float" office:value="-9.08288394828944" calcext:value-type="float">
            <text:p>-9.08288394828944</text:p>
          </table:table-cell>
          <table:table-cell table:formula="of:=POWER([.S39];2)" office:value-type="float" office:value="82.498780818094" calcext:value-type="float">
            <text:p>82.4987808180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 Heads Brown Ale 2016.2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2" calcext:value-type="float">
            <text:p>1.012</text:p>
          </table:table-cell>
          <table:table-cell office:value-type="float" office:value="4.4" calcext:value-type="float">
            <text:p>4.4</text:p>
          </table:table-cell>
          <table:table-cell office:value-type="float" office:value="28.4" calcext:value-type="float">
            <text:p>28.4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string" calcext:value-type="string">
            <text:p>Turtles Heads Brown Ale 2016.2</text:p>
          </table:table-cell>
          <table:table-cell office:value-type="float" office:value="1.0491260368534" calcext:value-type="float">
            <text:p>1.0491260368534</text:p>
          </table:table-cell>
          <table:table-cell office:value-type="float" office:value="1.00985656128537" calcext:value-type="float">
            <text:p>1.00985656128537</text:p>
          </table:table-cell>
          <table:table-cell office:value-type="float" office:value="5.1541186683043" calcext:value-type="float">
            <text:p>5.1541186683043</text:p>
          </table:table-cell>
          <table:table-cell office:value-type="float" office:value="30.4048248410701" calcext:value-type="float">
            <text:p>30.4048248410701</text:p>
          </table:table-cell>
          <table:table-cell office:value-type="float" office:value="12.6349954253207" calcext:value-type="float">
            <text:p>12.6349954253207</text:p>
          </table:table-cell>
          <table:table-cell/>
          <table:table-cell table:formula="of:=IF([.J40];[.C40]-[.J40];0)" office:value-type="float" office:value="-0.00412603685340263" calcext:value-type="float">
            <text:p>-0.004126036853403</text:p>
          </table:table-cell>
          <table:table-cell table:formula="of:=POWER([.P40]*1000;2)" office:value-type="float" office:value="17.0241801156366" calcext:value-type="float">
            <text:p>17.0241801156366</text:p>
          </table:table-cell>
          <table:table-cell/>
          <table:table-cell table:formula="of:=IF([.M40]; [.M40]-[.F40]; 0)" office:value-type="float" office:value="2.00482484107011" calcext:value-type="float">
            <text:p>2.00482484107011</text:p>
          </table:table-cell>
          <table:table-cell table:formula="of:=POWER([.S40];2)" office:value-type="float" office:value="4.01932264337178" calcext:value-type="float">
            <text:p>4.019322643371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1)</text:p>
          </table:table-cell>
          <table:table-cell office:value-type="string" calcext:value-type="string">
            <text:p>All Grain</text:p>
          </table:table-cell>
          <table:table-cell office:value-type="float" office:value="1.059" calcext:value-type="float">
            <text:p>1.059</text:p>
          </table:table-cell>
          <table:table-cell office:value-type="float" office:value="1.013" calcext:value-type="float">
            <text:p>1.013</text:p>
          </table:table-cell>
          <table:table-cell office:value-type="float" office:value="6.1" calcext:value-type="float">
            <text:p>6.1</text:p>
          </table:table-cell>
          <table:table-cell office:value-type="float" office:value="80.9" calcext:value-type="float">
            <text:p>80.9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Outeniqua African Pale Ale (1.1)</text:p>
          </table:table-cell>
          <table:table-cell office:value-type="float" office:value="1.05492246936148" calcext:value-type="float">
            <text:p>1.05492246936148</text:p>
          </table:table-cell>
          <table:table-cell office:value-type="float" office:value="1.01184677866731" calcext:value-type="float">
            <text:p>1.01184677866731</text:p>
          </table:table-cell>
          <table:table-cell office:value-type="float" office:value="5.65368440360944" calcext:value-type="float">
            <text:p>5.65368440360944</text:p>
          </table:table-cell>
          <table:table-cell office:value-type="float" office:value="80.6421366533439" calcext:value-type="float">
            <text:p>80.6421366533439</text:p>
          </table:table-cell>
          <table:table-cell office:value-type="float" office:value="5.57670956596821" calcext:value-type="float">
            <text:p>5.57670956596821</text:p>
          </table:table-cell>
          <table:table-cell/>
          <table:table-cell table:formula="of:=IF([.J41];[.C41]-[.J41];0)" office:value-type="float" office:value="0.00407753063852256" calcext:value-type="float">
            <text:p>0.004077530638523</text:p>
          </table:table-cell>
          <table:table-cell table:formula="of:=POWER([.P41]*1000;2)" office:value-type="float" office:value="16.6262561080902" calcext:value-type="float">
            <text:p>16.6262561080902</text:p>
          </table:table-cell>
          <table:table-cell/>
          <table:table-cell table:formula="of:=IF([.M41]; [.M41]-[.F41]; 0)" office:value-type="float" office:value="-0.257863346656109" calcext:value-type="float">
            <text:p>-0.257863346656109</text:p>
          </table:table-cell>
          <table:table-cell table:formula="of:=POWER([.S41];2)" office:value-type="float" office:value="0.0664935055486885" calcext:value-type="float">
            <text:p>0.0664935055486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(1.3)</text:p>
          </table:table-cell>
          <table:table-cell office:value-type="string" calcext:value-type="string">
            <text:p>All Grain</text:p>
          </table:table-cell>
          <table:table-cell office:value-type="float" office:value="1.066" calcext:value-type="float">
            <text:p>1.066</text:p>
          </table:table-cell>
          <table:table-cell office:value-type="float" office:value="1.015" calcext:value-type="float">
            <text:p>1.015</text:p>
          </table:table-cell>
          <table:table-cell office:value-type="float" office:value="6.8" calcext:value-type="float">
            <text:p>6.8</text:p>
          </table:table-cell>
          <table:table-cell office:value-type="float" office:value="67.7" calcext:value-type="float">
            <text:p>67.7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Nagasaki Sauce (1.3)</text:p>
          </table:table-cell>
          <table:table-cell office:value-type="float" office:value="1.06195291857237" calcext:value-type="float">
            <text:p>1.06195291857237</text:p>
          </table:table-cell>
          <table:table-cell office:value-type="float" office:value="1.0128005555662" calcext:value-type="float">
            <text:p>1.0128005555662</text:p>
          </table:table-cell>
          <table:table-cell office:value-type="float" office:value="6.4512476445598" calcext:value-type="float">
            <text:p>6.4512476445598</text:p>
          </table:table-cell>
          <table:table-cell office:value-type="float" office:value="76.3676722897531" calcext:value-type="float">
            <text:p>76.3676722897531</text:p>
          </table:table-cell>
          <table:table-cell office:value-type="float" office:value="7.8001983318619" calcext:value-type="float">
            <text:p>7.8001983318619</text:p>
          </table:table-cell>
          <table:table-cell/>
          <table:table-cell table:formula="of:=IF([.J42];[.C42]-[.J42];0)" office:value-type="float" office:value="0.00404708142762944" calcext:value-type="float">
            <text:p>0.004047081427629</text:p>
          </table:table-cell>
          <table:table-cell table:formula="of:=POWER([.P42]*1000;2)" office:value-type="float" office:value="16.3788680818631" calcext:value-type="float">
            <text:p>16.3788680818631</text:p>
          </table:table-cell>
          <table:table-cell/>
          <table:table-cell table:formula="of:=IF([.M42]; [.M42]-[.F42]; 0)" office:value-type="float" office:value="8.66767228975307" calcext:value-type="float">
            <text:p>8.66767228975307</text:p>
          </table:table-cell>
          <table:table-cell table:formula="of:=POWER([.S42];2)" office:value-type="float" office:value="75.1285429225532" calcext:value-type="float">
            <text:p>75.12854292255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 Beater's Pale Ale</text:p>
          </table:table-cell>
          <table:table-cell office:value-type="string" calcext:value-type="string">
            <text:p>All Grain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5" calcext:value-type="float">
            <text:p>1.015</text:p>
          </table:table-cell>
          <table:table-cell office:value-type="float" office:value="6.8" calcext:value-type="float">
            <text:p>6.8</text:p>
          </table:table-cell>
          <table:table-cell office:value-type="float" office:value="38.9" calcext:value-type="float">
            <text:p>38.9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The Beater's Pale Ale</text:p>
          </table:table-cell>
          <table:table-cell office:value-type="float" office:value="1.07090739376466" calcext:value-type="float">
            <text:p>1.07090739376466</text:p>
          </table:table-cell>
          <table:table-cell office:value-type="float" office:value="1.01584576264137" calcext:value-type="float">
            <text:p>1.01584576264137</text:p>
          </table:table-cell>
          <table:table-cell office:value-type="float" office:value="7.2268390849325" calcext:value-type="float">
            <text:p>7.2268390849325</text:p>
          </table:table-cell>
          <table:table-cell office:value-type="float" office:value="36.5205258289131" calcext:value-type="float">
            <text:p>36.5205258289131</text:p>
          </table:table-cell>
          <table:table-cell office:value-type="float" office:value="7.76456424814289" calcext:value-type="float">
            <text:p>7.76456424814289</text:p>
          </table:table-cell>
          <table:table-cell/>
          <table:table-cell table:formula="of:=IF([.J43];[.C43]-[.J43];0)" office:value-type="float" office:value="-0.00390739376466254" calcext:value-type="float">
            <text:p>-0.003907393764663</text:p>
          </table:table-cell>
          <table:table-cell table:formula="of:=POWER([.P43]*1000;2)" office:value-type="float" office:value="15.2677260321237" calcext:value-type="float">
            <text:p>15.2677260321237</text:p>
          </table:table-cell>
          <table:table-cell/>
          <table:table-cell table:formula="of:=IF([.M43]; [.M43]-[.F43]; 0)" office:value-type="float" office:value="-2.37947417108686" calcext:value-type="float">
            <text:p>-2.37947417108686</text:p>
          </table:table-cell>
          <table:table-cell table:formula="of:=POWER([.S43];2)" office:value-type="float" office:value="5.66189733086951" calcext:value-type="float">
            <text:p>5.661897330869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uxhall Viva Witbier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2" calcext:value-type="float">
            <text:p>1.012</text:p>
          </table:table-cell>
          <table:table-cell office:value-type="float" office:value="4.4" calcext:value-type="float">
            <text:p>4.4</text:p>
          </table:table-cell>
          <table:table-cell office:value-type="float" office:value="13.3" calcext:value-type="float">
            <text:p>13.3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Vauxhall Viva Witbier</text:p>
          </table:table-cell>
          <table:table-cell office:value-type="float" office:value="1.049532991642" calcext:value-type="float">
            <text:p>1.049532991642</text:p>
          </table:table-cell>
          <table:table-cell office:value-type="float" office:value="1.01627709146417" calcext:value-type="float">
            <text:p>1.01627709146417</text:p>
          </table:table-cell>
          <table:table-cell office:value-type="float" office:value="4.36483689834137" calcext:value-type="float">
            <text:p>4.36483689834137</text:p>
          </table:table-cell>
          <table:table-cell office:value-type="float" office:value="14.2705841166871" calcext:value-type="float">
            <text:p>14.2705841166871</text:p>
          </table:table-cell>
          <table:table-cell office:value-type="float" office:value="2.43428742930528" calcext:value-type="float">
            <text:p>2.43428742930528</text:p>
          </table:table-cell>
          <table:table-cell/>
          <table:table-cell table:formula="of:=IF([.J44];[.C44]-[.J44];0)" office:value-type="float" office:value="-0.00353299164200482" calcext:value-type="float">
            <text:p>-0.003532991642005</text:p>
          </table:table-cell>
          <table:table-cell table:formula="of:=POWER([.P44]*1000;2)" office:value-type="float" office:value="12.4820299424759" calcext:value-type="float">
            <text:p>12.4820299424759</text:p>
          </table:table-cell>
          <table:table-cell/>
          <table:table-cell table:formula="of:=IF([.M44]; [.M44]-[.F44]; 0)" office:value-type="float" office:value="0.970584116687103" calcext:value-type="float">
            <text:p>0.970584116687103</text:p>
          </table:table-cell>
          <table:table-cell table:formula="of:=POWER([.S44];2)" office:value-type="float" office:value="0.942033527565284" calcext:value-type="float">
            <text:p>0.9420335275652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6)</text:p>
          </table:table-cell>
          <table:table-cell office:value-type="string" calcext:value-type="string">
            <text:p>All Grain</text:p>
          </table:table-cell>
          <table:table-cell office:value-type="float" office:value="1.034" calcext:value-type="float">
            <text:p>1.034</text:p>
          </table:table-cell>
          <table:table-cell office:value-type="float" office:value="1.011" calcext:value-type="float">
            <text:p>1.011</text:p>
          </table:table-cell>
          <table:table-cell office:value-type="float" office:value="3.1" calcext:value-type="float">
            <text:p>3.1</text:p>
          </table:table-cell>
          <table:table-cell office:value-type="float" office:value="27.2" calcext:value-type="float">
            <text:p>27.2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Charlotte Bitter (1.6)</text:p>
          </table:table-cell>
          <table:table-cell office:value-type="float" office:value="1.03752413224921" calcext:value-type="float">
            <text:p>1.03752413224921</text:p>
          </table:table-cell>
          <table:table-cell office:value-type="float" office:value="1.00832834174346" calcext:value-type="float">
            <text:p>1.00832834174346</text:p>
          </table:table-cell>
          <table:table-cell office:value-type="float" office:value="3.83194750388001" calcext:value-type="float">
            <text:p>3.83194750388001</text:p>
          </table:table-cell>
          <table:table-cell office:value-type="float" office:value="29.9042268052715" calcext:value-type="float">
            <text:p>29.9042268052715</text:p>
          </table:table-cell>
          <table:table-cell office:value-type="float" office:value="6.83672942603353" calcext:value-type="float">
            <text:p>6.83672942603353</text:p>
          </table:table-cell>
          <table:table-cell/>
          <table:table-cell table:formula="of:=IF([.J45];[.C45]-[.J45];0)" office:value-type="float" office:value="-0.00352413224921078" calcext:value-type="float">
            <text:p>-0.003524132249211</text:p>
          </table:table-cell>
          <table:table-cell table:formula="of:=POWER([.P45]*1000;2)" office:value-type="float" office:value="12.4195081099274" calcext:value-type="float">
            <text:p>12.4195081099274</text:p>
          </table:table-cell>
          <table:table-cell/>
          <table:table-cell table:formula="of:=IF([.M45]; [.M45]-[.F45]; 0)" office:value-type="float" office:value="2.70422680527145" calcext:value-type="float">
            <text:p>2.70422680527145</text:p>
          </table:table-cell>
          <table:table-cell table:formula="of:=POWER([.S45];2)" office:value-type="float" office:value="7.31284261434865" calcext:value-type="float">
            <text:p>7.312842614348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Porter (1.1)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5" calcext:value-type="float">
            <text:p>1.015</text:p>
          </table:table-cell>
          <table:table-cell office:value-type="float" office:value="5.8" calcext:value-type="float">
            <text:p>5.8</text:p>
          </table:table-cell>
          <table:table-cell office:value-type="float" office:value="27.6" calcext:value-type="float">
            <text:p>27.6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string" calcext:value-type="string">
            <text:p>Sloppy Seconds Porter (1.1)</text:p>
          </table:table-cell>
          <table:table-cell office:value-type="float" office:value="1.06149984063863" calcext:value-type="float">
            <text:p>1.06149984063863</text:p>
          </table:table-cell>
          <table:table-cell office:value-type="float" office:value="1.01419073659406" calcext:value-type="float">
            <text:p>1.01419073659406</text:p>
          </table:table-cell>
          <table:table-cell office:value-type="float" office:value="6.20931990584951" calcext:value-type="float">
            <text:p>6.20931990584951</text:p>
          </table:table-cell>
          <table:table-cell office:value-type="float" office:value="31.9750793547706" calcext:value-type="float">
            <text:p>31.9750793547706</text:p>
          </table:table-cell>
          <table:table-cell office:value-type="float" office:value="17.062941256245" calcext:value-type="float">
            <text:p>17.062941256245</text:p>
          </table:table-cell>
          <table:table-cell/>
          <table:table-cell table:formula="of:=IF([.J46];[.C46]-[.J46];0)" office:value-type="float" office:value="-0.00349984063862596" calcext:value-type="float">
            <text:p>-0.003499840638626</text:p>
          </table:table-cell>
          <table:table-cell table:formula="of:=POWER([.P46]*1000;2)" office:value-type="float" office:value="12.2488844957778" calcext:value-type="float">
            <text:p>12.2488844957778</text:p>
          </table:table-cell>
          <table:table-cell/>
          <table:table-cell table:formula="of:=IF([.M46]; [.M46]-[.F46]; 0)" office:value-type="float" office:value="4.37507935477061" calcext:value-type="float">
            <text:p>4.37507935477061</text:p>
          </table:table-cell>
          <table:table-cell table:formula="of:=POWER([.S46];2)" office:value-type="float" office:value="19.14131936054" calcext:value-type="float">
            <text:p>19.141319360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4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1" calcext:value-type="float">
            <text:p>1.01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uteniqua African Pale Ale (1.4)</text:p>
          </table:table-cell>
          <table:table-cell office:value-type="float" office:value="1.0523007128768" calcext:value-type="float">
            <text:p>1.0523007128768</text:p>
          </table:table-cell>
          <table:table-cell office:value-type="float" office:value="1.01166674346298" calcext:value-type="float">
            <text:p>1.01166674346298</text:p>
          </table:table-cell>
          <table:table-cell office:value-type="float" office:value="5.33320848556365" calcext:value-type="float">
            <text:p>5.33320848556365</text:p>
          </table:table-cell>
          <table:table-cell office:value-type="float" office:value="62.2476574086381" calcext:value-type="float">
            <text:p>62.2476574086381</text:p>
          </table:table-cell>
          <table:table-cell office:value-type="float" office:value="7.35751003108188" calcext:value-type="float">
            <text:p>7.35751003108188</text:p>
          </table:table-cell>
          <table:table-cell/>
          <table:table-cell table:formula="of:=IF([.J47];[.C47]-[.J47];0)" office:value-type="float" office:value="-0.00330071287679545" calcext:value-type="float">
            <text:p>-0.003300712876795</text:p>
          </table:table-cell>
          <table:table-cell table:formula="of:=POWER([.P47]*1000;2)" office:value-type="float" office:value="10.8947054950433" calcext:value-type="float">
            <text:p>10.8947054950433</text:p>
          </table:table-cell>
          <table:table-cell/>
          <table:table-cell table:formula="of:=IF([.M47]; [.M47]-[.F47]; 0)" office:value-type="float" office:value="4.24765740863806" calcext:value-type="float">
            <text:p>4.24765740863806</text:p>
          </table:table-cell>
          <table:table-cell table:formula="of:=POWER([.S47];2)" office:value-type="float" office:value="18.0425934611578" calcext:value-type="float">
            <text:p>18.04259346115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oliday Schnapps Rauchbier</text:p>
          </table:table-cell>
          <table:table-cell office:value-type="string" calcext:value-type="string">
            <text:p>All Grain</text:p>
          </table:table-cell>
          <table:table-cell office:value-type="float" office:value="1.053" calcext:value-type="float">
            <text:p>1.053</text:p>
          </table:table-cell>
          <table:table-cell office:value-type="float" office:value="1.014" calcext:value-type="float">
            <text:p>1.014</text:p>
          </table:table-cell>
          <table:table-cell office:value-type="float" office:value="5.2" calcext:value-type="float">
            <text:p>5.2</text:p>
          </table:table-cell>
          <table:table-cell office:value-type="float" office:value="24.5" calcext:value-type="float">
            <text:p>24.5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Holiday Schnapps Rauchbier</text:p>
          </table:table-cell>
          <table:table-cell office:value-type="float" office:value="1.05629498850407" calcext:value-type="float">
            <text:p>1.05629498850407</text:p>
          </table:table-cell>
          <table:table-cell office:value-type="float" office:value="1.01132546612525" calcext:value-type="float">
            <text:p>1.01132546612525</text:p>
          </table:table-cell>
          <table:table-cell office:value-type="float" office:value="5.90224981221931" calcext:value-type="float">
            <text:p>5.90224981221931</text:p>
          </table:table-cell>
          <table:table-cell office:value-type="float" office:value="26.3474296512223" calcext:value-type="float">
            <text:p>26.3474296512223</text:p>
          </table:table-cell>
          <table:table-cell office:value-type="float" office:value="8.14870045170737" calcext:value-type="float">
            <text:p>8.14870045170737</text:p>
          </table:table-cell>
          <table:table-cell/>
          <table:table-cell table:formula="of:=IF([.J48];[.C48]-[.J48];0)" office:value-type="float" office:value="-0.00329498850406718" calcext:value-type="float">
            <text:p>-0.003294988504067</text:p>
          </table:table-cell>
          <table:table-cell table:formula="of:=POWER([.P48]*1000;2)" office:value-type="float" office:value="10.8569492419348" calcext:value-type="float">
            <text:p>10.8569492419348</text:p>
          </table:table-cell>
          <table:table-cell/>
          <table:table-cell table:formula="of:=IF([.M48]; [.M48]-[.F48]; 0)" office:value-type="float" office:value="1.84742965122228" calcext:value-type="float">
            <text:p>1.84742965122228</text:p>
          </table:table-cell>
          <table:table-cell table:formula="of:=POWER([.S48];2)" office:value-type="float" office:value="3.41299631621527" calcext:value-type="float">
            <text:p>3.412996316215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5)</text:p>
          </table:table-cell>
          <table:table-cell office:value-type="string" calcext:value-type="string">
            <text:p>All Grain</text:p>
          </table:table-cell>
          <table:table-cell office:value-type="float" office:value="1.036" calcext:value-type="float">
            <text:p>1.036</text:p>
          </table:table-cell>
          <table:table-cell office:value-type="float" office:value="1.011" calcext:value-type="float">
            <text:p>1.011</text:p>
          </table:table-cell>
          <table:table-cell office:value-type="float" office:value="3.3" calcext:value-type="float">
            <text:p>3.3</text:p>
          </table:table-cell>
          <table:table-cell office:value-type="float" office:value="26.3" calcext:value-type="float">
            <text:p>26.3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string" calcext:value-type="string">
            <text:p>Charlotte Bitter (1.5)</text:p>
          </table:table-cell>
          <table:table-cell office:value-type="float" office:value="1.03928311214708" calcext:value-type="float">
            <text:p>1.03928311214708</text:p>
          </table:table-cell>
          <table:table-cell office:value-type="float" office:value="1.00858532095308" calcext:value-type="float">
            <text:p>1.00858532095308</text:p>
          </table:table-cell>
          <table:table-cell office:value-type="float" office:value="4.02908509421228" calcext:value-type="float">
            <text:p>4.02908509421228</text:p>
          </table:table-cell>
          <table:table-cell office:value-type="float" office:value="28.8278450870891" calcext:value-type="float">
            <text:p>28.8278450870891</text:p>
          </table:table-cell>
          <table:table-cell office:value-type="float" office:value="5.72779299758849" calcext:value-type="float">
            <text:p>5.72779299758849</text:p>
          </table:table-cell>
          <table:table-cell/>
          <table:table-cell table:formula="of:=IF([.J49];[.C49]-[.J49];0)" office:value-type="float" office:value="-0.00328311214708155" calcext:value-type="float">
            <text:p>-0.003283112147082</text:p>
          </table:table-cell>
          <table:table-cell table:formula="of:=POWER([.P49]*1000;2)" office:value-type="float" office:value="10.7788253703144" calcext:value-type="float">
            <text:p>10.7788253703144</text:p>
          </table:table-cell>
          <table:table-cell/>
          <table:table-cell table:formula="of:=IF([.M49]; [.M49]-[.F49]; 0)" office:value-type="float" office:value="2.5278450870891" calcext:value-type="float">
            <text:p>2.5278450870891</text:p>
          </table:table-cell>
          <table:table-cell table:formula="of:=POWER([.S49];2)" office:value-type="float" office:value="6.39000078432049" calcext:value-type="float">
            <text:p>6.390000784320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ggy Anne APA (2017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1" calcext:value-type="float">
            <text:p>1.011</text:p>
          </table:table-cell>
          <table:table-cell office:value-type="float" office:value="5" calcext:value-type="float">
            <text:p>5</text:p>
          </table:table-cell>
          <table:table-cell office:value-type="float" office:value="52.2" calcext:value-type="float">
            <text:p>52.2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Baggy Anne APA (2017)</text:p>
          </table:table-cell>
          <table:table-cell office:value-type="float" office:value="1.05208236841914" calcext:value-type="float">
            <text:p>1.05208236841914</text:p>
          </table:table-cell>
          <table:table-cell office:value-type="float" office:value="1.0112245979707" calcext:value-type="float">
            <text:p>1.0112245979707</text:p>
          </table:table-cell>
          <table:table-cell office:value-type="float" office:value="5.3625823713577" calcext:value-type="float">
            <text:p>5.3625823713577</text:p>
          </table:table-cell>
          <table:table-cell office:value-type="float" office:value="55.8397508663554" calcext:value-type="float">
            <text:p>55.8397508663554</text:p>
          </table:table-cell>
          <table:table-cell office:value-type="float" office:value="4.79068438189994" calcext:value-type="float">
            <text:p>4.79068438189994</text:p>
          </table:table-cell>
          <table:table-cell/>
          <table:table-cell table:formula="of:=IF([.J50];[.C50]-[.J50];0)" office:value-type="float" office:value="-0.00308236841914034" calcext:value-type="float">
            <text:p>-0.00308236841914</text:p>
          </table:table-cell>
          <table:table-cell table:formula="of:=POWER([.P50]*1000;2)" office:value-type="float" office:value="9.50099507131369" calcext:value-type="float">
            <text:p>9.50099507131369</text:p>
          </table:table-cell>
          <table:table-cell/>
          <table:table-cell table:formula="of:=IF([.M50]; [.M50]-[.F50]; 0)" office:value-type="float" office:value="3.6397508663554" calcext:value-type="float">
            <text:p>3.6397508663554</text:p>
          </table:table-cell>
          <table:table-cell table:formula="of:=POWER([.S50];2)" office:value-type="float" office:value="13.2477863691349" calcext:value-type="float">
            <text:p>13.24778636913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 Beater's Pale Ale (1.2)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1" calcext:value-type="float">
            <text:p>1.011</text:p>
          </table:table-cell>
          <table:table-cell office:value-type="float" office:value="5.9" calcext:value-type="float">
            <text:p>5.9</text:p>
          </table:table-cell>
          <table:table-cell office:value-type="float" office:value="53.2" calcext:value-type="float">
            <text:p>53.2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The Beater's Pale Ale (1.2)</text:p>
          </table:table-cell>
          <table:table-cell office:value-type="float" office:value="1.05295526982656" calcext:value-type="float">
            <text:p>1.05295526982656</text:p>
          </table:table-cell>
          <table:table-cell office:value-type="float" office:value="1.0114076796229" calcext:value-type="float">
            <text:p>1.0114076796229</text:p>
          </table:table-cell>
          <table:table-cell office:value-type="float" office:value="5.45312121423046" calcext:value-type="float">
            <text:p>5.45312121423046</text:p>
          </table:table-cell>
          <table:table-cell office:value-type="float" office:value="53.0001341479383" calcext:value-type="float">
            <text:p>53.0001341479383</text:p>
          </table:table-cell>
          <table:table-cell office:value-type="float" office:value="6.47905078036359" calcext:value-type="float">
            <text:p>6.47905078036359</text:p>
          </table:table-cell>
          <table:table-cell/>
          <table:table-cell table:formula="of:=IF([.J51];[.C51]-[.J51];0)" office:value-type="float" office:value="0.00304473017343554" calcext:value-type="float">
            <text:p>0.003044730173436</text:p>
          </table:table-cell>
          <table:table-cell table:formula="of:=POWER([.P51]*1000;2)" office:value-type="float" office:value="9.27038182902881" calcext:value-type="float">
            <text:p>9.27038182902881</text:p>
          </table:table-cell>
          <table:table-cell/>
          <table:table-cell table:formula="of:=IF([.M51]; [.M51]-[.F51]; 0)" office:value-type="float" office:value="-0.199865852061734" calcext:value-type="float">
            <text:p>-0.199865852061734</text:p>
          </table:table-cell>
          <table:table-cell table:formula="of:=POWER([.S51];2)" office:value-type="float" office:value="0.0399463588203629" calcext:value-type="float">
            <text:p>0.0399463588203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3)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" calcext:value-type="float">
            <text:p>1.01</text:p>
          </table:table-cell>
          <table:table-cell office:value-type="float" office:value="5.4" calcext:value-type="float">
            <text:p>5.4</text:p>
          </table:table-cell>
          <table:table-cell office:value-type="float" office:value="39.6" calcext:value-type="float">
            <text:p>39.6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Saturday Night Amber Ale (1.3)</text:p>
          </table:table-cell>
          <table:table-cell office:value-type="float" office:value="1.05401124546719" calcext:value-type="float">
            <text:p>1.05401124546719</text:p>
          </table:table-cell>
          <table:table-cell office:value-type="float" office:value="1.01163880557367" calcext:value-type="float">
            <text:p>1.01163880557367</text:p>
          </table:table-cell>
          <table:table-cell office:value-type="float" office:value="5.5613827360242" calcext:value-type="float">
            <text:p>5.5613827360242</text:p>
          </table:table-cell>
          <table:table-cell office:value-type="float" office:value="42.5990420976106" calcext:value-type="float">
            <text:p>42.5990420976106</text:p>
          </table:table-cell>
          <table:table-cell office:value-type="float" office:value="10.7960834967318" calcext:value-type="float">
            <text:p>10.7960834967318</text:p>
          </table:table-cell>
          <table:table-cell/>
          <table:table-cell table:formula="of:=IF([.J52];[.C52]-[.J52];0)" office:value-type="float" office:value="-0.00301124546718601" calcext:value-type="float">
            <text:p>-0.003011245467186</text:p>
          </table:table-cell>
          <table:table-cell table:formula="of:=POWER([.P52]*1000;2)" office:value-type="float" office:value="9.06759926364828" calcext:value-type="float">
            <text:p>9.06759926364828</text:p>
          </table:table-cell>
          <table:table-cell/>
          <table:table-cell table:formula="of:=IF([.M52]; [.M52]-[.F52]; 0)" office:value-type="float" office:value="2.99904209761058" calcext:value-type="float">
            <text:p>2.99904209761058</text:p>
          </table:table-cell>
          <table:table-cell table:formula="of:=POWER([.S52];2)" office:value-type="float" office:value="8.99425350324049" calcext:value-type="float">
            <text:p>8.994253503240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aning Lisa Amber Lager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1" calcext:value-type="float">
            <text:p>1.01</text:p>
          </table:table-cell>
          <table:table-cell office:value-type="float" office:value="4.4" calcext:value-type="float">
            <text:p>4.4</text:p>
          </table:table-cell>
          <table:table-cell office:value-type="float" office:value="14.7" calcext:value-type="float">
            <text:p>14.7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Moaning Lisa Amber Lager</text:p>
          </table:table-cell>
          <table:table-cell office:value-type="float" office:value="1.04600875828317" calcext:value-type="float">
            <text:p>1.04600875828317</text:p>
          </table:table-cell>
          <table:table-cell office:value-type="float" office:value="1.01029308987054" calcext:value-type="float">
            <text:p>1.01029308987054</text:p>
          </table:table-cell>
          <table:table-cell office:value-type="float" office:value="4.68768147915711" calcext:value-type="float">
            <text:p>4.68768147915711</text:p>
          </table:table-cell>
          <table:table-cell office:value-type="float" office:value="15.7182523208519" calcext:value-type="float">
            <text:p>15.7182523208519</text:p>
          </table:table-cell>
          <table:table-cell office:value-type="float" office:value="8.02465383470451" calcext:value-type="float">
            <text:p>8.02465383470451</text:p>
          </table:table-cell>
          <table:table-cell/>
          <table:table-cell table:formula="of:=IF([.J53];[.C53]-[.J53];0)" office:value-type="float" office:value="-0.00300875828316549" calcext:value-type="float">
            <text:p>-0.003008758283166</text:p>
          </table:table-cell>
          <table:table-cell table:formula="of:=POWER([.P53]*1000;2)" office:value-type="float" office:value="9.05262640651696" calcext:value-type="float">
            <text:p>9.05262640651696</text:p>
          </table:table-cell>
          <table:table-cell/>
          <table:table-cell table:formula="of:=IF([.M53]; [.M53]-[.F53]; 0)" office:value-type="float" office:value="1.01825232085192" calcext:value-type="float">
            <text:p>1.01825232085192</text:p>
          </table:table-cell>
          <table:table-cell table:formula="of:=POWER([.S53];2)" office:value-type="float" office:value="1.03683778892032" calcext:value-type="float">
            <text:p>1.036837788920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2016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8" calcext:value-type="float">
            <text:p>1.008</text:p>
          </table:table-cell>
          <table:table-cell office:value-type="float" office:value="5.4" calcext:value-type="float">
            <text:p>5.4</text:p>
          </table:table-cell>
          <table:table-cell office:value-type="float" office:value="14.1" calcext:value-type="float">
            <text:p>14.1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Sweaty Betty Stout 2016</text:p>
          </table:table-cell>
          <table:table-cell office:value-type="float" office:value="1.05192615880504" calcext:value-type="float">
            <text:p>1.05192615880504</text:p>
          </table:table-cell>
          <table:table-cell office:value-type="float" office:value="1.01117132559626" calcext:value-type="float">
            <text:p>1.01117132559626</text:p>
          </table:table-cell>
          <table:table-cell office:value-type="float" office:value="5.34907185865161" calcext:value-type="float">
            <text:p>5.34907185865161</text:p>
          </table:table-cell>
          <table:table-cell office:value-type="float" office:value="15.1475902699913" calcext:value-type="float">
            <text:p>15.1475902699913</text:p>
          </table:table-cell>
          <table:table-cell office:value-type="float" office:value="35.7937596482737" calcext:value-type="float">
            <text:p>35.7937596482737</text:p>
          </table:table-cell>
          <table:table-cell/>
          <table:table-cell table:formula="of:=IF([.J54];[.C54]-[.J54];0)" office:value-type="float" office:value="-0.00292615880503533" calcext:value-type="float">
            <text:p>-0.002926158805035</text:p>
          </table:table-cell>
          <table:table-cell table:formula="of:=POWER([.P54]*1000;2)" office:value-type="float" office:value="8.56240535228578" calcext:value-type="float">
            <text:p>8.56240535228578</text:p>
          </table:table-cell>
          <table:table-cell/>
          <table:table-cell table:formula="of:=IF([.M54]; [.M54]-[.F54]; 0)" office:value-type="float" office:value="1.04759026999129" calcext:value-type="float">
            <text:p>1.04759026999129</text:p>
          </table:table-cell>
          <table:table-cell table:formula="of:=POWER([.S54];2)" office:value-type="float" office:value="1.09744537378043" calcext:value-type="float">
            <text:p>1.097445373780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uffy Pup Saison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06" calcext:value-type="float">
            <text:p>1.006</text:p>
          </table:table-cell>
          <table:table-cell office:value-type="float" office:value="6.4" calcext:value-type="float">
            <text:p>6.4</text:p>
          </table:table-cell>
          <table:table-cell office:value-type="float" office:value="20.3" calcext:value-type="float">
            <text:p>20.3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string" calcext:value-type="string">
            <text:p>Fluffy Pup Saison</text:p>
          </table:table-cell>
          <table:table-cell office:value-type="float" office:value="1.0569221509403" calcext:value-type="float">
            <text:p>1.0569221509403</text:p>
          </table:table-cell>
          <table:table-cell office:value-type="float" office:value="1.01308646911433" calcext:value-type="float">
            <text:p>1.01308646911433</text:p>
          </table:table-cell>
          <table:table-cell office:value-type="float" office:value="5.75343323965946" calcext:value-type="float">
            <text:p>5.75343323965946</text:p>
          </table:table-cell>
          <table:table-cell office:value-type="float" office:value="21.8434031780143" calcext:value-type="float">
            <text:p>21.8434031780143</text:p>
          </table:table-cell>
          <table:table-cell office:value-type="float" office:value="3.23295990770659" calcext:value-type="float">
            <text:p>3.23295990770659</text:p>
          </table:table-cell>
          <table:table-cell/>
          <table:table-cell table:formula="of:=IF([.J55];[.C55]-[.J55];0)" office:value-type="float" office:value="-0.00292215094030324" calcext:value-type="float">
            <text:p>-0.002922150940303</text:p>
          </table:table-cell>
          <table:table-cell table:formula="of:=POWER([.P55]*1000;2)" office:value-type="float" office:value="8.53896611791509" calcext:value-type="float">
            <text:p>8.53896611791509</text:p>
          </table:table-cell>
          <table:table-cell/>
          <table:table-cell table:formula="of:=IF([.M55]; [.M55]-[.F55]; 0)" office:value-type="float" office:value="1.54340317801426" calcext:value-type="float">
            <text:p>1.54340317801426</text:p>
          </table:table-cell>
          <table:table-cell table:formula="of:=POWER([.S55];2)" office:value-type="float" office:value="2.3820933699045" calcext:value-type="float">
            <text:p>2.38209336990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 Heads Brown Ale 2016.1</text:p>
          </table:table-cell>
          <table:table-cell office:value-type="string" calcext:value-type="string">
            <text:p>All Grain</text:p>
          </table:table-cell>
          <table:table-cell office:value-type="float" office:value="1.035" calcext:value-type="float">
            <text:p>1.035</text:p>
          </table:table-cell>
          <table:table-cell office:value-type="float" office:value="1.01" calcext:value-type="float">
            <text:p>1.01</text:p>
          </table:table-cell>
          <table:table-cell office:value-type="float" office:value="3.2" calcext:value-type="float">
            <text:p>3.2</text:p>
          </table:table-cell>
          <table:table-cell office:value-type="float" office:value="13.5" calcext:value-type="float">
            <text:p>13.5</text:p>
          </table:table-cell>
          <table:table-cell office:value-type="float" office:value="20.4" calcext:value-type="float">
            <text:p>20.4</text:p>
          </table:table-cell>
          <table:table-cell/>
          <table:table-cell office:value-type="string" calcext:value-type="string">
            <text:p>Turtles Heads Brown Ale 2016.1</text:p>
          </table:table-cell>
          <table:table-cell office:value-type="float" office:value="1.03790781576862" calcext:value-type="float">
            <text:p>1.03790781576862</text:p>
          </table:table-cell>
          <table:table-cell office:value-type="float" office:value="1.00826190440595" calcext:value-type="float">
            <text:p>1.00826190440595</text:p>
          </table:table-cell>
          <table:table-cell office:value-type="float" office:value="3.89102586635037" calcext:value-type="float">
            <text:p>3.89102586635037</text:p>
          </table:table-cell>
          <table:table-cell office:value-type="float" office:value="14.3121169598212" calcext:value-type="float">
            <text:p>14.3121169598212</text:p>
          </table:table-cell>
          <table:table-cell office:value-type="float" office:value="13.178405016928" calcext:value-type="float">
            <text:p>13.178405016928</text:p>
          </table:table-cell>
          <table:table-cell/>
          <table:table-cell table:formula="of:=IF([.J56];[.C56]-[.J56];0)" office:value-type="float" office:value="-0.00290781576862043" calcext:value-type="float">
            <text:p>-0.00290781576862</text:p>
          </table:table-cell>
          <table:table-cell table:formula="of:=POWER([.P56]*1000;2)" office:value-type="float" office:value="8.4553925442376" calcext:value-type="float">
            <text:p>8.4553925442376</text:p>
          </table:table-cell>
          <table:table-cell/>
          <table:table-cell table:formula="of:=IF([.M56]; [.M56]-[.F56]; 0)" office:value-type="float" office:value="0.812116959821214" calcext:value-type="float">
            <text:p>0.812116959821214</text:p>
          </table:table-cell>
          <table:table-cell table:formula="of:=POWER([.S56];2)" office:value-type="float" office:value="0.659533956429252" calcext:value-type="float">
            <text:p>0.6595339564292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ggy Anne APA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1" calcext:value-type="float">
            <text:p>1.011</text:p>
          </table:table-cell>
          <table:table-cell office:value-type="float" office:value="5.3" calcext:value-type="float">
            <text:p>5.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ggy Anne APA</text:p>
          </table:table-cell>
          <table:table-cell office:value-type="float" office:value="1.04915203007013" calcext:value-type="float">
            <text:p>1.04915203007013</text:p>
          </table:table-cell>
          <table:table-cell office:value-type="float" office:value="1.01057997704868" calcext:value-type="float">
            <text:p>1.01057997704868</text:p>
          </table:table-cell>
          <table:table-cell office:value-type="float" office:value="5.06258195906571" calcext:value-type="float">
            <text:p>5.06258195906571</text:p>
          </table:table-cell>
          <table:table-cell office:value-type="float" office:value="37.8588306841222" calcext:value-type="float">
            <text:p>37.8588306841222</text:p>
          </table:table-cell>
          <table:table-cell office:value-type="float" office:value="6.02469303649712" calcext:value-type="float">
            <text:p>6.02469303649712</text:p>
          </table:table-cell>
          <table:table-cell/>
          <table:table-cell table:formula="of:=IF([.J57];[.C57]-[.J57];0)" office:value-type="float" office:value="0.00284796992986847" calcext:value-type="float">
            <text:p>0.002847969929868</text:p>
          </table:table-cell>
          <table:table-cell table:formula="of:=POWER([.P57]*1000;2)" office:value-type="float" office:value="8.11093272143499" calcext:value-type="float">
            <text:p>8.11093272143499</text:p>
          </table:table-cell>
          <table:table-cell/>
          <table:table-cell table:formula="of:=IF([.M57]; [.M57]-[.F57]; 0)" office:value-type="float" office:value="-0.141169315877768" calcext:value-type="float">
            <text:p>-0.141169315877768</text:p>
          </table:table-cell>
          <table:table-cell table:formula="of:=POWER([.S57];2)" office:value-type="float" office:value="0.0199287757453971" calcext:value-type="float">
            <text:p>0.0199287757453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h Up?! Pilsner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5" calcext:value-type="float">
            <text:p>1.015</text:p>
          </table:table-cell>
          <table:table-cell office:value-type="float" office:value="5.1" calcext:value-type="float">
            <text:p>5.1</text:p>
          </table:table-cell>
          <table:table-cell office:value-type="float" office:value="43.8" calcext:value-type="float">
            <text:p>43.8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Eh Up?! Pilsner</text:p>
          </table:table-cell>
          <table:table-cell office:value-type="float" office:value="1.05674549324974" calcext:value-type="float">
            <text:p>1.05674549324974</text:p>
          </table:table-cell>
          <table:table-cell office:value-type="float" office:value="1.01184024938516" calcext:value-type="float">
            <text:p>1.01184024938516</text:p>
          </table:table-cell>
          <table:table-cell office:value-type="float" office:value="5.89381325722596" calcext:value-type="float">
            <text:p>5.89381325722596</text:p>
          </table:table-cell>
          <table:table-cell office:value-type="float" office:value="47.0721231391149" calcext:value-type="float">
            <text:p>47.0721231391149</text:p>
          </table:table-cell>
          <table:table-cell office:value-type="float" office:value="2.45407111778472" calcext:value-type="float">
            <text:p>2.45407111778472</text:p>
          </table:table-cell>
          <table:table-cell/>
          <table:table-cell table:formula="of:=IF([.J58];[.C58]-[.J58];0)" office:value-type="float" office:value="-0.00274549324974083" calcext:value-type="float">
            <text:p>-0.002745493249741</text:p>
          </table:table-cell>
          <table:table-cell table:formula="of:=POWER([.P58]*1000;2)" office:value-type="float" office:value="7.53773318437245" calcext:value-type="float">
            <text:p>7.53773318437245</text:p>
          </table:table-cell>
          <table:table-cell/>
          <table:table-cell table:formula="of:=IF([.M58]; [.M58]-[.F58]; 0)" office:value-type="float" office:value="3.27212313911485" calcext:value-type="float">
            <text:p>3.27212313911485</text:p>
          </table:table-cell>
          <table:table-cell table:formula="of:=POWER([.S58];2)" office:value-type="float" office:value="10.7067898375308" calcext:value-type="float">
            <text:p>10.70678983753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t Crack Red IPA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2" calcext:value-type="float">
            <text:p>1.012</text:p>
          </table:table-cell>
          <table:table-cell office:value-type="float" office:value="5.8" calcext:value-type="float">
            <text:p>5.8</text:p>
          </table:table-cell>
          <table:table-cell office:value-type="float" office:value="79.2" calcext:value-type="float">
            <text:p>79.2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it Crack Red IPA</text:p>
          </table:table-cell>
          <table:table-cell office:value-type="float" office:value="1.05872065467316" calcext:value-type="float">
            <text:p>1.05872065467316</text:p>
          </table:table-cell>
          <table:table-cell office:value-type="float" office:value="1.01268197213267" calcext:value-type="float">
            <text:p>1.01268197213267</text:p>
          </table:table-cell>
          <table:table-cell office:value-type="float" office:value="6.04257708343904" calcext:value-type="float">
            <text:p>6.04257708343904</text:p>
          </table:table-cell>
          <table:table-cell office:value-type="float" office:value="85.297618866623" calcext:value-type="float">
            <text:p>85.297618866623</text:p>
          </table:table-cell>
          <table:table-cell office:value-type="float" office:value="6.86803319222041" calcext:value-type="float">
            <text:p>6.86803319222041</text:p>
          </table:table-cell>
          <table:table-cell/>
          <table:table-cell table:formula="of:=IF([.J59];[.C59]-[.J59];0)" office:value-type="float" office:value="-0.00272065467316018" calcext:value-type="float">
            <text:p>-0.00272065467316</text:p>
          </table:table-cell>
          <table:table-cell table:formula="of:=POWER([.P59]*1000;2)" office:value-type="float" office:value="7.40196185058834" calcext:value-type="float">
            <text:p>7.40196185058834</text:p>
          </table:table-cell>
          <table:table-cell/>
          <table:table-cell table:formula="of:=IF([.M59]; [.M59]-[.F59]; 0)" office:value-type="float" office:value="6.09761886662299" calcext:value-type="float">
            <text:p>6.09761886662299</text:p>
          </table:table-cell>
          <table:table-cell table:formula="of:=POWER([.S59];2)" office:value-type="float" office:value="37.1809558425967" calcext:value-type="float">
            <text:p>37.18095584259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ad Cat Extra Stout</text:p>
          </table:table-cell>
          <table:table-cell office:value-type="string" calcext:value-type="string">
            <text:p>All Grain</text:p>
          </table:table-cell>
          <table:table-cell office:value-type="float" office:value="1.062" calcext:value-type="float">
            <text:p>1.062</text:p>
          </table:table-cell>
          <table:table-cell office:value-type="float" office:value="1.013" calcext:value-type="float">
            <text:p>1.013</text:p>
          </table:table-cell>
          <table:table-cell office:value-type="float" office:value="6.5" calcext:value-type="float">
            <text:p>6.5</text:p>
          </table:table-cell>
          <table:table-cell office:value-type="float" office:value="47.5" calcext:value-type="float">
            <text:p>47.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Dead Cat Extra Stout</text:p>
          </table:table-cell>
          <table:table-cell office:value-type="float" office:value="1.05932250559652" calcext:value-type="float">
            <text:p>1.05932250559652</text:p>
          </table:table-cell>
          <table:table-cell office:value-type="float" office:value="1.01282353423679" calcext:value-type="float">
            <text:p>1.01282353423679</text:p>
          </table:table-cell>
          <table:table-cell office:value-type="float" office:value="6.10298999096426" calcext:value-type="float">
            <text:p>6.10298999096426</text:p>
          </table:table-cell>
          <table:table-cell office:value-type="float" office:value="47.5544737969345" calcext:value-type="float">
            <text:p>47.5544737969345</text:p>
          </table:table-cell>
          <table:table-cell office:value-type="float" office:value="40.0010822489739" calcext:value-type="float">
            <text:p>40.0010822489739</text:p>
          </table:table-cell>
          <table:table-cell/>
          <table:table-cell table:formula="of:=IF([.J60];[.C60]-[.J60];0)" office:value-type="float" office:value="0.00267749440347775" calcext:value-type="float">
            <text:p>0.002677494403478</text:p>
          </table:table-cell>
          <table:table-cell table:formula="of:=POWER([.P60]*1000;2)" office:value-type="float" office:value="7.16897628065469" calcext:value-type="float">
            <text:p>7.16897628065469</text:p>
          </table:table-cell>
          <table:table-cell/>
          <table:table-cell table:formula="of:=IF([.M60]; [.M60]-[.F60]; 0)" office:value-type="float" office:value="0.0544737969344453" calcext:value-type="float">
            <text:p>0.054473796934445</text:p>
          </table:table-cell>
          <table:table-cell table:formula="of:=POWER([.S60];2)" office:value-type="float" office:value="0.00296739455245518" calcext:value-type="float">
            <text:p>0.0029673945524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rrels Round Porter (2018)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3" calcext:value-type="float">
            <text:p>1.013</text:p>
          </table:table-cell>
          <table:table-cell office:value-type="float" office:value="5.2" calcext:value-type="float">
            <text:p>5.2</text:p>
          </table:table-cell>
          <table:table-cell office:value-type="float" office:value="26.8" calcext:value-type="float">
            <text:p>26.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arrels Round Porter (2018)</text:p>
          </table:table-cell>
          <table:table-cell office:value-type="float" office:value="1.04945068778505" calcext:value-type="float">
            <text:p>1.04945068778505</text:p>
          </table:table-cell>
          <table:table-cell office:value-type="float" office:value="1.01153773518096" calcext:value-type="float">
            <text:p>1.01153773518096</text:p>
          </table:table-cell>
          <table:table-cell office:value-type="float" office:value="4.97607502928734" calcext:value-type="float">
            <text:p>4.97607502928734</text:p>
          </table:table-cell>
          <table:table-cell office:value-type="float" office:value="32.2996554593394" calcext:value-type="float">
            <text:p>32.2996554593394</text:p>
          </table:table-cell>
          <table:table-cell office:value-type="float" office:value="21.2496763641745" calcext:value-type="float">
            <text:p>21.2496763641745</text:p>
          </table:table-cell>
          <table:table-cell/>
          <table:table-cell table:formula="of:=IF([.J61];[.C61]-[.J61];0)" office:value-type="float" office:value="0.00254931221495114" calcext:value-type="float">
            <text:p>0.002549312214951</text:p>
          </table:table-cell>
          <table:table-cell table:formula="of:=POWER([.P61]*1000;2)" office:value-type="float" office:value="6.49899276929908" calcext:value-type="float">
            <text:p>6.49899276929908</text:p>
          </table:table-cell>
          <table:table-cell/>
          <table:table-cell table:formula="of:=IF([.M61]; [.M61]-[.F61]; 0)" office:value-type="float" office:value="5.49965545933943" calcext:value-type="float">
            <text:p>5.49965545933943</text:p>
          </table:table-cell>
          <table:table-cell table:formula="of:=POWER([.S61];2)" office:value-type="float" office:value="30.246210171442" calcext:value-type="float">
            <text:p>30.2462101714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en Night Pumpkin Ale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4" calcext:value-type="float">
            <text:p>1.014</text:p>
          </table:table-cell>
          <table:table-cell office:value-type="float" office:value="5.5" calcext:value-type="float">
            <text:p>5.5</text:p>
          </table:table-cell>
          <table:table-cell office:value-type="float" office:value="17.7" calcext:value-type="float">
            <text:p>17.7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string" calcext:value-type="string">
            <text:p>Hen Night Pumpkin Ale</text:p>
          </table:table-cell>
          <table:table-cell office:value-type="float" office:value="1.05359222204332" calcext:value-type="float">
            <text:p>1.05359222204332</text:p>
          </table:table-cell>
          <table:table-cell office:value-type="float" office:value="1.01248019158047" calcext:value-type="float">
            <text:p>1.01248019158047</text:p>
          </table:table-cell>
          <table:table-cell office:value-type="float" office:value="5.39595399824814" calcext:value-type="float">
            <text:p>5.39595399824814</text:p>
          </table:table-cell>
          <table:table-cell office:value-type="float" office:value="18.0381252936866" calcext:value-type="float">
            <text:p>18.0381252936866</text:p>
          </table:table-cell>
          <table:table-cell office:value-type="float" office:value="16.0098912706548" calcext:value-type="float">
            <text:p>16.0098912706548</text:p>
          </table:table-cell>
          <table:table-cell/>
          <table:table-cell table:formula="of:=IF([.J62];[.C62]-[.J62];0)" office:value-type="float" office:value="0.00240777795668379" calcext:value-type="float">
            <text:p>0.002407777956684</text:p>
          </table:table-cell>
          <table:table-cell table:formula="of:=POWER([.P62]*1000;2)" office:value-type="float" office:value="5.79739468869236" calcext:value-type="float">
            <text:p>5.79739468869236</text:p>
          </table:table-cell>
          <table:table-cell/>
          <table:table-cell table:formula="of:=IF([.M62]; [.M62]-[.F62]; 0)" office:value-type="float" office:value="0.338125293686588" calcext:value-type="float">
            <text:p>0.338125293686588</text:p>
          </table:table-cell>
          <table:table-cell table:formula="of:=POWER([.S62];2)" office:value-type="float" office:value="0.114328714230641" calcext:value-type="float">
            <text:p>0.1143287142306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ing Down Blackpool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2" calcext:value-type="float">
            <text:p>1.012</text:p>
          </table:table-cell>
          <table:table-cell office:value-type="float" office:value="5.2" calcext:value-type="float">
            <text:p>5.2</text:p>
          </table:table-cell>
          <table:table-cell office:value-type="float" office:value="13.2" calcext:value-type="float">
            <text:p>13.2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Going Down Blackpool</text:p>
          </table:table-cell>
          <table:table-cell office:value-type="float" office:value="1.04872027038604" calcext:value-type="float">
            <text:p>1.04872027038604</text:p>
          </table:table-cell>
          <table:table-cell office:value-type="float" office:value="1.01088011276769" calcext:value-type="float">
            <text:p>1.01088011276769</text:p>
          </table:table-cell>
          <table:table-cell office:value-type="float" office:value="4.96652068740728" calcext:value-type="float">
            <text:p>4.96652068740728</text:p>
          </table:table-cell>
          <table:table-cell office:value-type="float" office:value="15.9300838483326" calcext:value-type="float">
            <text:p>15.9300838483326</text:p>
          </table:table-cell>
          <table:table-cell office:value-type="float" office:value="14.5390139569836" calcext:value-type="float">
            <text:p>14.5390139569836</text:p>
          </table:table-cell>
          <table:table-cell/>
          <table:table-cell table:formula="of:=IF([.J63];[.C63]-[.J63];0)" office:value-type="float" office:value="0.00227972961396472" calcext:value-type="float">
            <text:p>0.002279729613965</text:p>
          </table:table-cell>
          <table:table-cell table:formula="of:=POWER([.P63]*1000;2)" office:value-type="float" office:value="5.19716711278773" calcext:value-type="float">
            <text:p>5.19716711278773</text:p>
          </table:table-cell>
          <table:table-cell/>
          <table:table-cell table:formula="of:=IF([.M63]; [.M63]-[.F63]; 0)" office:value-type="float" office:value="2.73008384833265" calcext:value-type="float">
            <text:p>2.73008384833265</text:p>
          </table:table-cell>
          <table:table-cell table:formula="of:=POWER([.S63];2)" office:value-type="float" office:value="7.4533578189268" calcext:value-type="float">
            <text:p>7.4533578189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2017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2" calcext:value-type="float">
            <text:p>1.012</text:p>
          </table:table-cell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string" calcext:value-type="string">
            <text:p>Sweaty Betty Stout 2017</text:p>
          </table:table-cell>
          <table:table-cell office:value-type="float" office:value="1.05123789668043" calcext:value-type="float">
            <text:p>1.05123789668043</text:p>
          </table:table-cell>
          <table:table-cell office:value-type="float" office:value="1.01123476251328" calcext:value-type="float">
            <text:p>1.01123476251328</text:p>
          </table:table-cell>
          <table:table-cell office:value-type="float" office:value="5.25041135943918" calcext:value-type="float">
            <text:p>5.25041135943918</text:p>
          </table:table-cell>
          <table:table-cell office:value-type="float" office:value="19.4411658183583" calcext:value-type="float">
            <text:p>19.4411658183583</text:p>
          </table:table-cell>
          <table:table-cell office:value-type="float" office:value="26.4540256515646" calcext:value-type="float">
            <text:p>26.4540256515646</text:p>
          </table:table-cell>
          <table:table-cell/>
          <table:table-cell table:formula="of:=IF([.J64];[.C64]-[.J64];0)" office:value-type="float" office:value="-0.00223789668043062" calcext:value-type="float">
            <text:p>-0.002237896680431</text:p>
          </table:table-cell>
          <table:table-cell table:formula="of:=POWER([.P64]*1000;2)" office:value-type="float" office:value="5.00818155228238" calcext:value-type="float">
            <text:p>5.00818155228238</text:p>
          </table:table-cell>
          <table:table-cell/>
          <table:table-cell table:formula="of:=IF([.M64]; [.M64]-[.F64]; 0)" office:value-type="float" office:value="1.84116581835832" calcext:value-type="float">
            <text:p>1.84116581835832</text:p>
          </table:table-cell>
          <table:table-cell table:formula="of:=POWER([.S64];2)" office:value-type="float" office:value="3.38989157069106" calcext:value-type="float">
            <text:p>3.38989157069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4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5" calcext:value-type="float">
            <text:p>1.015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string" calcext:value-type="string">
            <text:p>Twentypints Weiss (1.4)</text:p>
          </table:table-cell>
          <table:table-cell office:value-type="float" office:value="1.04676838004232" calcext:value-type="float">
            <text:p>1.04676838004232</text:p>
          </table:table-cell>
          <table:table-cell office:value-type="float" office:value="1.01583526062867" calcext:value-type="float">
            <text:p>1.01583526062867</text:p>
          </table:table-cell>
          <table:table-cell office:value-type="float" office:value="4.05997192304118" calcext:value-type="float">
            <text:p>4.05997192304118</text:p>
          </table:table-cell>
          <table:table-cell office:value-type="float" office:value="11.831789177643" calcext:value-type="float">
            <text:p>11.831789177643</text:p>
          </table:table-cell>
          <table:table-cell office:value-type="float" office:value="4.00432528364161" calcext:value-type="float">
            <text:p>4.00432528364161</text:p>
          </table:table-cell>
          <table:table-cell/>
          <table:table-cell table:formula="of:=IF([.J65];[.C65]-[.J65];0)" office:value-type="float" office:value="0.00223161995768284" calcext:value-type="float">
            <text:p>0.002231619957683</text:p>
          </table:table-cell>
          <table:table-cell table:formula="of:=POWER([.P65]*1000;2)" office:value-type="float" office:value="4.98012763552836" calcext:value-type="float">
            <text:p>4.98012763552836</text:p>
          </table:table-cell>
          <table:table-cell/>
          <table:table-cell table:formula="of:=IF([.M65]; [.M65]-[.F65]; 0)" office:value-type="float" office:value="-0.168210822357048" calcext:value-type="float">
            <text:p>-0.168210822357048</text:p>
          </table:table-cell>
          <table:table-cell table:formula="of:=POWER([.S65];2)" office:value-type="float" office:value="0.0282948807580345" calcext:value-type="float">
            <text:p>0.0282948807580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(1.1)</text:p>
          </table:table-cell>
          <table:table-cell office:value-type="string" calcext:value-type="string">
            <text:p>All Grain</text:p>
          </table:table-cell>
          <table:table-cell office:value-type="float" office:value="1.061" calcext:value-type="float">
            <text:p>1.061</text:p>
          </table:table-cell>
          <table:table-cell office:value-type="float" office:value="1.014" calcext:value-type="float">
            <text:p>1.014</text:p>
          </table:table-cell>
          <table:table-cell office:value-type="float" office:value="6.2" calcext:value-type="float">
            <text:p>6.2</text:p>
          </table:table-cell>
          <table:table-cell office:value-type="float" office:value="58.4" calcext:value-type="float">
            <text:p>58.4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Nagasaki Sauce (1.1)</text:p>
          </table:table-cell>
          <table:table-cell office:value-type="float" office:value="1.05879096685738" calcext:value-type="float">
            <text:p>1.05879096685738</text:p>
          </table:table-cell>
          <table:table-cell office:value-type="float" office:value="1.01312908071823" calcext:value-type="float">
            <text:p>1.01312908071823</text:p>
          </table:table-cell>
          <table:table-cell office:value-type="float" office:value="5.99312255576437" calcext:value-type="float">
            <text:p>5.99312255576437</text:p>
          </table:table-cell>
          <table:table-cell office:value-type="float" office:value="67.7520196016683" calcext:value-type="float">
            <text:p>67.7520196016683</text:p>
          </table:table-cell>
          <table:table-cell office:value-type="float" office:value="4.35459030449585" calcext:value-type="float">
            <text:p>4.35459030449585</text:p>
          </table:table-cell>
          <table:table-cell/>
          <table:table-cell table:formula="of:=IF([.J66];[.C66]-[.J66];0)" office:value-type="float" office:value="0.00220903314261678" calcext:value-type="float">
            <text:p>0.002209033142617</text:p>
          </table:table-cell>
          <table:table-cell table:formula="of:=POWER([.P66]*1000;2)" office:value-type="float" office:value="4.87982742517936" calcext:value-type="float">
            <text:p>4.87982742517936</text:p>
          </table:table-cell>
          <table:table-cell/>
          <table:table-cell table:formula="of:=IF([.M66]; [.M66]-[.F66]; 0)" office:value-type="float" office:value="9.35201960166832" calcext:value-type="float">
            <text:p>9.35201960166832</text:p>
          </table:table-cell>
          <table:table-cell table:formula="of:=POWER([.S66];2)" office:value-type="float" office:value="87.4602706299886" calcext:value-type="float">
            <text:p>87.46027062998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t Weavin' Cali Common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36.9" calcext:value-type="float">
            <text:p>36.9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Get Weavin'Cali Common</text:p>
          </table:table-cell>
          <table:table-cell office:value-type="float" office:value="1.04916530434486" calcext:value-type="float">
            <text:p>1.04916530434486</text:p>
          </table:table-cell>
          <table:table-cell office:value-type="float" office:value="1.01100893046879" calcext:value-type="float">
            <text:p>1.01100893046879</text:p>
          </table:table-cell>
          <table:table-cell office:value-type="float" office:value="5.00802407123479" calcext:value-type="float">
            <text:p>5.00802407123479</text:p>
          </table:table-cell>
          <table:table-cell office:value-type="float" office:value="40.7639339517619" calcext:value-type="float">
            <text:p>40.7639339517619</text:p>
          </table:table-cell>
          <table:table-cell office:value-type="float" office:value="8.32422029055095" calcext:value-type="float">
            <text:p>8.32422029055095</text:p>
          </table:table-cell>
          <table:table-cell/>
          <table:table-cell table:formula="of:=IF([.J67];[.C67]-[.J67];0)" office:value-type="float" office:value="-0.00216530434486417" calcext:value-type="float">
            <text:p>-0.002165304344864</text:p>
          </table:table-cell>
          <table:table-cell table:formula="of:=POWER([.P67]*1000;2)" office:value-type="float" office:value="4.68854290588766" calcext:value-type="float">
            <text:p>4.68854290588766</text:p>
          </table:table-cell>
          <table:table-cell/>
          <table:table-cell table:formula="of:=IF([.M67]; [.M67]-[.F67]; 0)" office:value-type="float" office:value="3.86393395176187" calcext:value-type="float">
            <text:p>3.86393395176187</text:p>
          </table:table-cell>
          <table:table-cell table:formula="of:=POWER([.S67];2)" office:value-type="float" office:value="14.9299855835781" calcext:value-type="float">
            <text:p>14.92998558357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1)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2" calcext:value-type="float">
            <text:p>1.012</text:p>
          </table:table-cell>
          <table:table-cell office:value-type="float" office:value="5.6" calcext:value-type="float">
            <text:p>5.6</text:p>
          </table:table-cell>
          <table:table-cell office:value-type="float" office:value="33.6" calcext:value-type="float">
            <text:p>33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string" calcext:value-type="string">
            <text:p>Saturday Night Amber Ale (1.1)</text:p>
          </table:table-cell>
          <table:table-cell office:value-type="float" office:value="1.05197723384697" calcext:value-type="float">
            <text:p>1.05197723384697</text:p>
          </table:table-cell>
          <table:table-cell office:value-type="float" office:value="1.01119294169272" calcext:value-type="float">
            <text:p>1.01119294169272</text:p>
          </table:table-cell>
          <table:table-cell office:value-type="float" office:value="5.3529383452452" calcext:value-type="float">
            <text:p>5.3529383452452</text:p>
          </table:table-cell>
          <table:table-cell office:value-type="float" office:value="33.3060190600625" calcext:value-type="float">
            <text:p>33.3060190600625</text:p>
          </table:table-cell>
          <table:table-cell office:value-type="float" office:value="9.17023754519956" calcext:value-type="float">
            <text:p>9.17023754519956</text:p>
          </table:table-cell>
          <table:table-cell/>
          <table:table-cell table:formula="of:=IF([.J68];[.C68]-[.J68];0)" office:value-type="float" office:value="0.00202276615302899" calcext:value-type="float">
            <text:p>0.002022766153029</text:p>
          </table:table-cell>
          <table:table-cell table:formula="of:=POWER([.P68]*1000;2)" office:value-type="float" office:value="4.09158290983969" calcext:value-type="float">
            <text:p>4.09158290983969</text:p>
          </table:table-cell>
          <table:table-cell/>
          <table:table-cell table:formula="of:=IF([.M68]; [.M68]-[.F68]; 0)" office:value-type="float" office:value="-0.29398093993747" calcext:value-type="float">
            <text:p>-0.29398093993747</text:p>
          </table:table-cell>
          <table:table-cell table:formula="of:=POWER([.S68];2)" office:value-type="float" office:value="0.0864247930465181" calcext:value-type="float">
            <text:p>0.0864247930465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utch Courage RIS</text:p>
          </table:table-cell>
          <table:table-cell office:value-type="string" calcext:value-type="string">
            <text:p>All Grain</text:p>
          </table:table-cell>
          <table:table-cell office:value-type="float" office:value="1.095" calcext:value-type="float">
            <text:p>1.095</text:p>
          </table:table-cell>
          <table:table-cell office:value-type="float" office:value="1.016" calcext:value-type="float">
            <text:p>1.016</text:p>
          </table:table-cell>
          <table:table-cell office:value-type="float" office:value="10.6" calcext:value-type="float">
            <text:p>10.6</text:p>
          </table:table-cell>
          <table:table-cell office:value-type="float" office:value="46" calcext:value-type="float">
            <text:p>46</text:p>
          </table:table-cell>
          <table:table-cell office:value-type="float" office:value="51.4" calcext:value-type="float">
            <text:p>51.4</text:p>
          </table:table-cell>
          <table:table-cell/>
          <table:table-cell office:value-type="string" calcext:value-type="string">
            <text:p>Dutch Courage RIS</text:p>
          </table:table-cell>
          <table:table-cell office:value-type="float" office:value="1.09298239375105" calcext:value-type="float">
            <text:p>1.09298239375105</text:p>
          </table:table-cell>
          <table:table-cell office:value-type="float" office:value="1.02070247515906" calcext:value-type="float">
            <text:p>1.02070247515906</text:p>
          </table:table-cell>
          <table:table-cell office:value-type="float" office:value="9.48673931519822" calcext:value-type="float">
            <text:p>9.48673931519822</text:p>
          </table:table-cell>
          <table:table-cell office:value-type="float" office:value="50.1642875009752" calcext:value-type="float">
            <text:p>50.1642875009752</text:p>
          </table:table-cell>
          <table:table-cell office:value-type="float" office:value="37.3457112454361" calcext:value-type="float">
            <text:p>37.3457112454361</text:p>
          </table:table-cell>
          <table:table-cell/>
          <table:table-cell table:formula="of:=IF([.J69];[.C69]-[.J69];0)" office:value-type="float" office:value="0.00201760624894942" calcext:value-type="float">
            <text:p>0.002017606248949</text:p>
          </table:table-cell>
          <table:table-cell table:formula="of:=POWER([.P69]*1000;2)" office:value-type="float" office:value="4.07073497579976" calcext:value-type="float">
            <text:p>4.07073497579976</text:p>
          </table:table-cell>
          <table:table-cell/>
          <table:table-cell table:formula="of:=IF([.M69]; [.M69]-[.F69]; 0)" office:value-type="float" office:value="4.16428750097523" calcext:value-type="float">
            <text:p>4.16428750097523</text:p>
          </table:table-cell>
          <table:table-cell table:formula="of:=POWER([.S69];2)" office:value-type="float" office:value="17.3412903907786" calcext:value-type="float">
            <text:p>17.34129039077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ingle Bells Cream Ale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08" calcext:value-type="float">
            <text:p>1.008</text:p>
          </table:table-cell>
          <table:table-cell office:value-type="float" office:value="5.2" calcext:value-type="float">
            <text:p>5.2</text:p>
          </table:table-cell>
          <table:table-cell office:value-type="float" office:value="13.1" calcext:value-type="float">
            <text:p>13.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Jingle Bells Cream Ale</text:p>
          </table:table-cell>
          <table:table-cell office:value-type="float" office:value="1.04986899447649" calcext:value-type="float">
            <text:p>1.04986899447649</text:p>
          </table:table-cell>
          <table:table-cell office:value-type="float" office:value="1.01077431610363" calcext:value-type="float">
            <text:p>1.01077431610363</text:p>
          </table:table-cell>
          <table:table-cell office:value-type="float" office:value="5.13117653643742" calcext:value-type="float">
            <text:p>5.13117653643742</text:p>
          </table:table-cell>
          <table:table-cell office:value-type="float" office:value="14.4578524152858" calcext:value-type="float">
            <text:p>14.4578524152858</text:p>
          </table:table-cell>
          <table:table-cell office:value-type="float" office:value="2.93886576159111" calcext:value-type="float">
            <text:p>2.93886576159111</text:p>
          </table:table-cell>
          <table:table-cell/>
          <table:table-cell table:formula="of:=IF([.J70];[.C70]-[.J70];0)" office:value-type="float" office:value="-0.0018689944764867" calcext:value-type="float">
            <text:p>-0.001868994476487</text:p>
          </table:table-cell>
          <table:table-cell table:formula="of:=POWER([.P70]*1000;2)" office:value-type="float" office:value="3.49314035313778" calcext:value-type="float">
            <text:p>3.49314035313778</text:p>
          </table:table-cell>
          <table:table-cell/>
          <table:table-cell table:formula="of:=IF([.M70]; [.M70]-[.F70]; 0)" office:value-type="float" office:value="1.35785241528581" calcext:value-type="float">
            <text:p>1.35785241528581</text:p>
          </table:table-cell>
          <table:table-cell table:formula="of:=POWER([.S70];2)" office:value-type="float" office:value="1.84376318169751" calcext:value-type="float">
            <text:p>1.843763181697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en Night Pumpkin Ale (1.1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1" calcext:value-type="float">
            <text:p>1.011</text:p>
          </table:table-cell>
          <table:table-cell office:value-type="float" office:value="5.2" calcext:value-type="float">
            <text:p>5.2</text:p>
          </table:table-cell>
          <table:table-cell office:value-type="float" office:value="21.4" calcext:value-type="float">
            <text:p>21.4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Hen Night Pumpkin Ale (1.1)</text:p>
          </table:table-cell>
          <table:table-cell office:value-type="float" office:value="1.04828551876109" calcext:value-type="float">
            <text:p>1.04828551876109</text:p>
          </table:table-cell>
          <table:table-cell office:value-type="float" office:value="1.01038873155978" calcext:value-type="float">
            <text:p>1.01038873155978</text:p>
          </table:table-cell>
          <table:table-cell office:value-type="float" office:value="4.97395332017101" calcext:value-type="float">
            <text:p>4.97395332017101</text:p>
          </table:table-cell>
          <table:table-cell office:value-type="float" office:value="21.2726442927048" calcext:value-type="float">
            <text:p>21.2726442927048</text:p>
          </table:table-cell>
          <table:table-cell office:value-type="float" office:value="3.93029973857849" calcext:value-type="float">
            <text:p>3.93029973857849</text:p>
          </table:table-cell>
          <table:table-cell/>
          <table:table-cell table:formula="of:=IF([.J71];[.C71]-[.J71];0)" office:value-type="float" office:value="0.0017144812389136" calcext:value-type="float">
            <text:p>0.001714481238914</text:p>
          </table:table-cell>
          <table:table-cell table:formula="of:=POWER([.P71]*1000;2)" office:value-type="float" office:value="2.93944591858672" calcext:value-type="float">
            <text:p>2.93944591858672</text:p>
          </table:table-cell>
          <table:table-cell/>
          <table:table-cell table:formula="of:=IF([.M71]; [.M71]-[.F71]; 0)" office:value-type="float" office:value="-0.127355707295234" calcext:value-type="float">
            <text:p>-0.127355707295234</text:p>
          </table:table-cell>
          <table:table-cell table:formula="of:=POWER([.S71];2)" office:value-type="float" office:value="0.0162194761806692" calcext:value-type="float">
            <text:p>0.0162194761806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enos Aires Wheat (1.2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1" calcext:value-type="float">
            <text:p>1.011</text:p>
          </table:table-cell>
          <table:table-cell office:value-type="float" office:value="5.2" calcext:value-type="float">
            <text:p>5.2</text:p>
          </table:table-cell>
          <table:table-cell office:value-type="float" office:value="28.7" calcext:value-type="float">
            <text:p>28.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Buenos Aires Wheat (1.2)</text:p>
          </table:table-cell>
          <table:table-cell office:value-type="float" office:value="1.04830876760966" calcext:value-type="float">
            <text:p>1.04830876760966</text:p>
          </table:table-cell>
          <table:table-cell office:value-type="float" office:value="1.01039044105293" calcext:value-type="float">
            <text:p>1.01039044105293</text:p>
          </table:table-cell>
          <table:table-cell office:value-type="float" office:value="4.97678036056982" calcext:value-type="float">
            <text:p>4.97678036056982</text:p>
          </table:table-cell>
          <table:table-cell office:value-type="float" office:value="28.2910318835972" calcext:value-type="float">
            <text:p>28.2910318835972</text:p>
          </table:table-cell>
          <table:table-cell office:value-type="float" office:value="3.63951594160361" calcext:value-type="float">
            <text:p>3.63951594160361</text:p>
          </table:table-cell>
          <table:table-cell/>
          <table:table-cell table:formula="of:=IF([.J72];[.C72]-[.J72];0)" office:value-type="float" office:value="0.00169123239034508" calcext:value-type="float">
            <text:p>0.001691232390345</text:p>
          </table:table-cell>
          <table:table-cell table:formula="of:=POWER([.P72]*1000;2)" office:value-type="float" office:value="2.86026699815232" calcext:value-type="float">
            <text:p>2.86026699815232</text:p>
          </table:table-cell>
          <table:table-cell/>
          <table:table-cell table:formula="of:=IF([.M72]; [.M72]-[.F72]; 0)" office:value-type="float" office:value="-0.408968116402825" calcext:value-type="float">
            <text:p>-0.408968116402825</text:p>
          </table:table-cell>
          <table:table-cell table:formula="of:=POWER([.S72];2)" office:value-type="float" office:value="0.167254920234075" calcext:value-type="float">
            <text:p>0.1672549202340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l Day Drinking Marzen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3" calcext:value-type="float">
            <text:p>1.013</text:p>
          </table:table-cell>
          <table:table-cell office:value-type="float" office:value="5.9" calcext:value-type="float">
            <text:p>5.9</text:p>
          </table:table-cell>
          <table:table-cell office:value-type="float" office:value="17.7" calcext:value-type="float">
            <text:p>17.7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All Day Drinking Marzen</text:p>
          </table:table-cell>
          <table:table-cell office:value-type="float" office:value="1.05649254829899" calcext:value-type="float">
            <text:p>1.05649254829899</text:p>
          </table:table-cell>
          <table:table-cell office:value-type="float" office:value="1.01262678314577" calcext:value-type="float">
            <text:p>1.01262678314577</text:p>
          </table:table-cell>
          <table:table-cell office:value-type="float" office:value="5.75738167636099" calcext:value-type="float">
            <text:p>5.75738167636099</text:p>
          </table:table-cell>
          <table:table-cell office:value-type="float" office:value="18.191282298406" calcext:value-type="float">
            <text:p>18.191282298406</text:p>
          </table:table-cell>
          <table:table-cell office:value-type="float" office:value="7.22609504118" calcext:value-type="float">
            <text:p>7.22609504118</text:p>
          </table:table-cell>
          <table:table-cell/>
          <table:table-cell table:formula="of:=IF([.J73];[.C73]-[.J73];0)" office:value-type="float" office:value="0.00150745170100608" calcext:value-type="float">
            <text:p>0.001507451701006</text:p>
          </table:table-cell>
          <table:table-cell table:formula="of:=POWER([.P73]*1000;2)" office:value-type="float" office:value="2.27241063086612" calcext:value-type="float">
            <text:p>2.27241063086612</text:p>
          </table:table-cell>
          <table:table-cell/>
          <table:table-cell table:formula="of:=IF([.M73]; [.M73]-[.F73]; 0)" office:value-type="float" office:value="0.49128229840602" calcext:value-type="float">
            <text:p>0.49128229840602</text:p>
          </table:table-cell>
          <table:table-cell table:formula="of:=POWER([.S73];2)" office:value-type="float" office:value="0.241358296727102" calcext:value-type="float">
            <text:p>0.2413582967271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Tropical Stout</text:p>
          </table:table-cell>
          <table:table-cell office:value-type="string" calcext:value-type="string">
            <text:p>All Grain</text:p>
          </table:table-cell>
          <table:table-cell office:value-type="float" office:value="1.063" calcext:value-type="float">
            <text:p>1.063</text:p>
          </table:table-cell>
          <table:table-cell office:value-type="float" office:value="1.013" calcext:value-type="float">
            <text:p>1.013</text:p>
          </table:table-cell>
          <table:table-cell office:value-type="float" office:value="6.7" calcext:value-type="float">
            <text:p>6.7</text:p>
          </table:table-cell>
          <table:table-cell office:value-type="float" office:value="16.6" calcext:value-type="float">
            <text:p>16.6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Sweaty Betty Tropical Stout</text:p>
          </table:table-cell>
          <table:table-cell office:value-type="float" office:value="1.06449011892166" calcext:value-type="float">
            <text:p>1.06449011892166</text:p>
          </table:table-cell>
          <table:table-cell office:value-type="float" office:value="1.0140997813045" calcext:value-type="float">
            <text:p>1.0140997813045</text:p>
          </table:table-cell>
          <table:table-cell office:value-type="float" office:value="6.61373181225148" calcext:value-type="float">
            <text:p>6.61373181225148</text:p>
          </table:table-cell>
          <table:table-cell office:value-type="float" office:value="17.9673465449068" calcext:value-type="float">
            <text:p>17.9673465449068</text:p>
          </table:table-cell>
          <table:table-cell office:value-type="float" office:value="30.4018843931377" calcext:value-type="float">
            <text:p>30.4018843931377</text:p>
          </table:table-cell>
          <table:table-cell/>
          <table:table-cell table:formula="of:=IF([.J74];[.C74]-[.J74];0)" office:value-type="float" office:value="-0.00149011892165674" calcext:value-type="float">
            <text:p>-0.001490118921657</text:p>
          </table:table-cell>
          <table:table-cell table:formula="of:=POWER([.P74]*1000;2)" office:value-type="float" office:value="2.22045440067943" calcext:value-type="float">
            <text:p>2.22045440067943</text:p>
          </table:table-cell>
          <table:table-cell/>
          <table:table-cell table:formula="of:=IF([.M74]; [.M74]-[.F74]; 0)" office:value-type="float" office:value="1.36734654490682" calcext:value-type="float">
            <text:p>1.36734654490682</text:p>
          </table:table-cell>
          <table:table-cell table:formula="of:=POWER([.S74];2)" office:value-type="float" office:value="1.86963657386863" calcext:value-type="float">
            <text:p>1.869636573868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ss Macclesfield (1.2)</text:p>
          </table:table-cell>
          <table:table-cell office:value-type="string" calcext:value-type="string">
            <text:p>All Grain</text:p>
          </table:table-cell>
          <table:table-cell office:value-type="float" office:value="1.042" calcext:value-type="float">
            <text:p>1.042</text:p>
          </table:table-cell>
          <table:table-cell office:value-type="float" office:value="1.009" calcext:value-type="float">
            <text:p>1.009</text:p>
          </table:table-cell>
          <table:table-cell office:value-type="float" office:value="4.3" calcext:value-type="float">
            <text:p>4.3</text:p>
          </table:table-cell>
          <table:table-cell office:value-type="float" office:value="23.7" calcext:value-type="float">
            <text:p>23.7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string" calcext:value-type="string">
            <text:p>Miss Macclesfield (1.2)</text:p>
          </table:table-cell>
          <table:table-cell office:value-type="float" office:value="1.04348662324002" calcext:value-type="float">
            <text:p>1.04348662324002</text:p>
          </table:table-cell>
          <table:table-cell office:value-type="float" office:value="1.00833294188146" calcext:value-type="float">
            <text:p>1.00833294188146</text:p>
          </table:table-cell>
          <table:table-cell office:value-type="float" office:value="4.61392067831123" calcext:value-type="float">
            <text:p>4.61392067831123</text:p>
          </table:table-cell>
          <table:table-cell office:value-type="float" office:value="25.8410479422572" calcext:value-type="float">
            <text:p>25.8410479422572</text:p>
          </table:table-cell>
          <table:table-cell office:value-type="float" office:value="4.25400357039306" calcext:value-type="float">
            <text:p>4.25400357039306</text:p>
          </table:table-cell>
          <table:table-cell/>
          <table:table-cell table:formula="of:=IF([.J75];[.C75]-[.J75];0)" office:value-type="float" office:value="-0.00148662324002324" calcext:value-type="float">
            <text:p>-0.001486623240023</text:p>
          </table:table-cell>
          <table:table-cell table:formula="of:=POWER([.P75]*1000;2)" office:value-type="float" office:value="2.21004865777721" calcext:value-type="float">
            <text:p>2.21004865777721</text:p>
          </table:table-cell>
          <table:table-cell/>
          <table:table-cell table:formula="of:=IF([.M75]; [.M75]-[.F75]; 0)" office:value-type="float" office:value="2.14104794225718" calcext:value-type="float">
            <text:p>2.14104794225718</text:p>
          </table:table-cell>
          <table:table-cell table:formula="of:=POWER([.S75];2)" office:value-type="float" office:value="4.58408629104371" calcext:value-type="float">
            <text:p>4.584086291043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etaster RyePA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3" calcext:value-type="float">
            <text:p>1.013</text:p>
          </table:table-cell>
          <table:table-cell office:value-type="float" office:value="6.2" calcext:value-type="float">
            <text:p>6.2</text:p>
          </table:table-cell>
          <table:table-cell office:value-type="float" office:value="64.7" calcext:value-type="float">
            <text:p>64.7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Pietaster RyePA</text:p>
          </table:table-cell>
          <table:table-cell office:value-type="float" office:value="1.06132378915103" calcext:value-type="float">
            <text:p>1.06132378915103</text:p>
          </table:table-cell>
          <table:table-cell office:value-type="float" office:value="1.01325944404639" calcext:value-type="float">
            <text:p>1.01325944404639</text:p>
          </table:table-cell>
          <table:table-cell office:value-type="float" office:value="6.30844529498372" calcext:value-type="float">
            <text:p>6.30844529498372</text:p>
          </table:table-cell>
          <table:table-cell office:value-type="float" office:value="70.0384791219123" calcext:value-type="float">
            <text:p>70.0384791219123</text:p>
          </table:table-cell>
          <table:table-cell office:value-type="float" office:value="6.30182091050874" calcext:value-type="float">
            <text:p>6.30182091050874</text:p>
          </table:table-cell>
          <table:table-cell/>
          <table:table-cell table:formula="of:=IF([.J76];[.C76]-[.J76];0)" office:value-type="float" office:value="-0.00132378915102804" calcext:value-type="float">
            <text:p>-0.001323789151028</text:p>
          </table:table-cell>
          <table:table-cell table:formula="of:=POWER([.P76]*1000;2)" office:value-type="float" office:value="1.75241771637955" calcext:value-type="float">
            <text:p>1.75241771637955</text:p>
          </table:table-cell>
          <table:table-cell/>
          <table:table-cell table:formula="of:=IF([.M76]; [.M76]-[.F76]; 0)" office:value-type="float" office:value="5.3384791219123" calcext:value-type="float">
            <text:p>5.3384791219123</text:p>
          </table:table-cell>
          <table:table-cell table:formula="of:=POWER([.S76];2)" office:value-type="float" office:value="28.4993593350935" calcext:value-type="float">
            <text:p>28.49935933509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enos Aires Wheat (1.3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3" calcext:value-type="float">
            <text:p>1.013</text:p>
          </table:table-cell>
          <table:table-cell office:value-type="float" office:value="4.9" calcext:value-type="float">
            <text:p>4.9</text:p>
          </table:table-cell>
          <table:table-cell office:value-type="float" office:value="19.3" calcext:value-type="float">
            <text:p>19.3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Buenos Aires Wheat (1.3)</text:p>
          </table:table-cell>
          <table:table-cell office:value-type="float" office:value="1.0487149042704" calcext:value-type="float">
            <text:p>1.0487149042704</text:p>
          </table:table-cell>
          <table:table-cell office:value-type="float" office:value="1.00978867153657" calcext:value-type="float">
            <text:p>1.00978867153657</text:p>
          </table:table-cell>
          <table:table-cell office:value-type="float" office:value="5.10906804631411" calcext:value-type="float">
            <text:p>5.10906804631411</text:p>
          </table:table-cell>
          <table:table-cell office:value-type="float" office:value="22.9601227413167" calcext:value-type="float">
            <text:p>22.9601227413167</text:p>
          </table:table-cell>
          <table:table-cell office:value-type="float" office:value="5.05275276363371" calcext:value-type="float">
            <text:p>5.05275276363371</text:p>
          </table:table-cell>
          <table:table-cell/>
          <table:table-cell table:formula="of:=IF([.J77];[.C77]-[.J77];0)" office:value-type="float" office:value="0.001285095729604" calcext:value-type="float">
            <text:p>0.001285095729604</text:p>
          </table:table-cell>
          <table:table-cell table:formula="of:=POWER([.P77]*1000;2)" office:value-type="float" office:value="1.65147103424644" calcext:value-type="float">
            <text:p>1.65147103424644</text:p>
          </table:table-cell>
          <table:table-cell/>
          <table:table-cell table:formula="of:=IF([.M77]; [.M77]-[.F77]; 0)" office:value-type="float" office:value="3.66012274131667" calcext:value-type="float">
            <text:p>3.66012274131667</text:p>
          </table:table-cell>
          <table:table-cell table:formula="of:=POWER([.S77];2)" office:value-type="float" office:value="13.3964984815035" calcext:value-type="float">
            <text:p>13.39649848150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2019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4" calcext:value-type="float">
            <text:p>1.014</text:p>
          </table:table-cell>
          <table:table-cell office:value-type="float" office:value="5.8" calcext:value-type="float">
            <text:p>5.8</text:p>
          </table:table-cell>
          <table:table-cell office:value-type="float" office:value="17.4" calcext:value-type="float">
            <text:p>17.4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string" calcext:value-type="string">
            <text:p>Sweaty Betty Stout 2019</text:p>
          </table:table-cell>
          <table:table-cell office:value-type="float" office:value="1.056722081192" calcext:value-type="float">
            <text:p>1.056722081192</text:p>
          </table:table-cell>
          <table:table-cell office:value-type="float" office:value="1.0112006520529" calcext:value-type="float">
            <text:p>1.0112006520529</text:p>
          </table:table-cell>
          <table:table-cell office:value-type="float" office:value="5.97468757450635" calcext:value-type="float">
            <text:p>5.97468757450635</text:p>
          </table:table-cell>
          <table:table-cell office:value-type="float" office:value="19.2474077518874" calcext:value-type="float">
            <text:p>19.2474077518874</text:p>
          </table:table-cell>
          <table:table-cell office:value-type="float" office:value="32.1224748674135" calcext:value-type="float">
            <text:p>32.1224748674135</text:p>
          </table:table-cell>
          <table:table-cell/>
          <table:table-cell table:formula="of:=IF([.J78];[.C78]-[.J78];0)" office:value-type="float" office:value="0.00127791880800388" calcext:value-type="float">
            <text:p>0.001277918808004</text:p>
          </table:table-cell>
          <table:table-cell table:formula="of:=POWER([.P78]*1000;2)" office:value-type="float" office:value="1.63307647985004" calcext:value-type="float">
            <text:p>1.63307647985004</text:p>
          </table:table-cell>
          <table:table-cell/>
          <table:table-cell table:formula="of:=IF([.M78]; [.M78]-[.F78]; 0)" office:value-type="float" office:value="1.8474077518874" calcext:value-type="float">
            <text:p>1.8474077518874</text:p>
          </table:table-cell>
          <table:table-cell table:formula="of:=POWER([.S78];2)" office:value-type="float" office:value="3.41291540173365" calcext:value-type="float">
            <text:p>3.412915401733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t Bastard Ale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2" calcext:value-type="float">
            <text:p>1.012</text:p>
          </table:table-cell>
          <table:table-cell office:value-type="float" office:value="4.8" calcext:value-type="float">
            <text:p>4.8</text:p>
          </table:table-cell>
          <table:table-cell office:value-type="float" office:value="19.6" calcext:value-type="float">
            <text:p>19.6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Fat Bastard Ale</text:p>
          </table:table-cell>
          <table:table-cell office:value-type="float" office:value="1.05021001889121" calcext:value-type="float">
            <text:p>1.05021001889121</text:p>
          </table:table-cell>
          <table:table-cell office:value-type="float" office:value="1.0116863840599" calcext:value-type="float">
            <text:p>1.0116863840599</text:p>
          </table:table-cell>
          <table:table-cell office:value-type="float" office:value="5.05622707160886" calcext:value-type="float">
            <text:p>5.05622707160886</text:p>
          </table:table-cell>
          <table:table-cell office:value-type="float" office:value="18.9632515451655" calcext:value-type="float">
            <text:p>18.9632515451655</text:p>
          </table:table-cell>
          <table:table-cell office:value-type="float" office:value="7.53954870158376" calcext:value-type="float">
            <text:p>7.53954870158376</text:p>
          </table:table-cell>
          <table:table-cell/>
          <table:table-cell table:formula="of:=IF([.J79];[.C79]-[.J79];0)" office:value-type="float" office:value="-0.00121001889120831" calcext:value-type="float">
            <text:p>-0.001210018891208</text:p>
          </table:table-cell>
          <table:table-cell table:formula="of:=POWER([.P79]*1000;2)" office:value-type="float" office:value="1.46414571708098" calcext:value-type="float">
            <text:p>1.46414571708098</text:p>
          </table:table-cell>
          <table:table-cell/>
          <table:table-cell table:formula="of:=IF([.M80]; [.M80]-[.F79]; 0)" office:value-type="float" office:value="30.6094692716013" calcext:value-type="float">
            <text:p>30.6094692716013</text:p>
          </table:table-cell>
          <table:table-cell table:formula="of:=POWER([.S79];2)" office:value-type="float" office:value="936.939609089106" calcext:value-type="float">
            <text:p>936.939609089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ogbashing (session Belgian IPA)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3" calcext:value-type="float">
            <text:p>1.013</text:p>
          </table:table-cell>
          <table:table-cell office:value-type="float" office:value="5.2" calcext:value-type="float">
            <text:p>5.2</text:p>
          </table:table-cell>
          <table:table-cell office:value-type="float" office:value="43.4" calcext:value-type="float">
            <text:p>43.4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string" calcext:value-type="string">
            <text:p>Frogbashing (session Belgian IPA)</text:p>
          </table:table-cell>
          <table:table-cell office:value-type="float" office:value="1.05092051334756" calcext:value-type="float">
            <text:p>1.05092051334756</text:p>
          </table:table-cell>
          <table:table-cell office:value-type="float" office:value="1.01116946438587" calcext:value-type="float">
            <text:p>1.01116946438587</text:p>
          </table:table-cell>
          <table:table-cell office:value-type="float" office:value="5.21732517622107" calcext:value-type="float">
            <text:p>5.21732517622107</text:p>
          </table:table-cell>
          <table:table-cell office:value-type="float" office:value="50.2094692716013" calcext:value-type="float">
            <text:p>50.2094692716013</text:p>
          </table:table-cell>
          <table:table-cell office:value-type="float" office:value="5.38131772796554" calcext:value-type="float">
            <text:p>5.38131772796554</text:p>
          </table:table-cell>
          <table:table-cell/>
          <table:table-cell table:formula="of:=IF([.J80];[.C80]-[.J80];0)" office:value-type="float" office:value="0.00107948665244373" calcext:value-type="float">
            <text:p>0.001079486652444</text:p>
          </table:table-cell>
          <table:table-cell table:formula="of:=POWER([.P80]*1000;2)" office:value-type="float" office:value="1.16529143280417" calcext:value-type="float">
            <text:p>1.16529143280417</text:p>
          </table:table-cell>
          <table:table-cell/>
          <table:table-cell table:formula="of:=IF([.M80]; [.M80]-[.F80]; 0)" office:value-type="float" office:value="6.80946927160134" calcext:value-type="float">
            <text:p>6.80946927160134</text:p>
          </table:table-cell>
          <table:table-cell table:formula="of:=POWER([.S80];2)" office:value-type="float" office:value="46.3688717608828" calcext:value-type="float">
            <text:p>46.36887176088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2014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3" calcext:value-type="float">
            <text:p>1.013</text:p>
          </table:table-cell>
          <table:table-cell office:value-type="float" office:value="4.3" calcext:value-type="float">
            <text:p>4.3</text:p>
          </table:table-cell>
          <table:table-cell office:value-type="float" office:value="24.5" calcext:value-type="float">
            <text:p>24.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weaty Betty Stout 2014</text:p>
          </table:table-cell>
          <table:table-cell office:value-type="float" office:value="1.04399549746679" calcext:value-type="float">
            <text:p>1.04399549746679</text:p>
          </table:table-cell>
          <table:table-cell office:value-type="float" office:value="1.00913672874447" calcext:value-type="float">
            <text:p>1.00913672874447</text:p>
          </table:table-cell>
          <table:table-cell office:value-type="float" office:value="4.57521339480501" calcext:value-type="float">
            <text:p>4.57521339480501</text:p>
          </table:table-cell>
          <table:table-cell office:value-type="float" office:value="24.3083499451619" calcext:value-type="float">
            <text:p>24.3083499451619</text:p>
          </table:table-cell>
          <table:table-cell office:value-type="float" office:value="22.2056957119071" calcext:value-type="float">
            <text:p>22.2056957119071</text:p>
          </table:table-cell>
          <table:table-cell/>
          <table:table-cell table:formula="of:=IF([.J81];[.C81]-[.J81];0)" office:value-type="float" office:value="0.00100450253321016" calcext:value-type="float">
            <text:p>0.00100450253321</text:p>
          </table:table-cell>
          <table:table-cell table:formula="of:=POWER([.P81]*1000;2)" office:value-type="float" office:value="1.00902533922563" calcext:value-type="float">
            <text:p>1.00902533922563</text:p>
          </table:table-cell>
          <table:table-cell/>
          <table:table-cell table:formula="of:=IF([.M81]; [.M81]-[.F81]; 0)" office:value-type="float" office:value="-0.191650054838114" calcext:value-type="float">
            <text:p>-0.191650054838114</text:p>
          </table:table-cell>
          <table:table-cell table:formula="of:=POWER([.S81];2)" office:value-type="float" office:value="0.036729743519452" calcext:value-type="float">
            <text:p>0.0367297435194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t Crack Helles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Fit Crack Helles</text:p>
          </table:table-cell>
          <table:table-cell office:value-type="float" office:value="1.047058536872" calcext:value-type="float">
            <text:p>1.047058536872</text:p>
          </table:table-cell>
          <table:table-cell office:value-type="float" office:value="1.01048667277425" calcext:value-type="float">
            <text:p>1.01048667277425</text:p>
          </table:table-cell>
          <table:table-cell office:value-type="float" office:value="4.80005716282988" calcext:value-type="float">
            <text:p>4.80005716282988</text:p>
          </table:table-cell>
          <table:table-cell office:value-type="float" office:value="15.384602684887" calcext:value-type="float">
            <text:p>15.384602684887</text:p>
          </table:table-cell>
          <table:table-cell office:value-type="float" office:value="3.32134119156564" calcext:value-type="float">
            <text:p>3.32134119156564</text:p>
          </table:table-cell>
          <table:table-cell/>
          <table:table-cell table:formula="of:=IF([.J82];[.C82]-[.J82];0)" office:value-type="float" office:value="0.000941463127998921" calcext:value-type="float">
            <text:p>0.000941463127999</text:p>
          </table:table-cell>
          <table:table-cell table:formula="of:=POWER([.P82]*1000;2)" office:value-type="float" office:value="0.886352821381512" calcext:value-type="float">
            <text:p>0.886352821381512</text:p>
          </table:table-cell>
          <table:table-cell/>
          <table:table-cell table:formula="of:=IF([.M82]; [.M82]-[.F82]; 0)" office:value-type="float" office:value="2.38460268488702" calcext:value-type="float">
            <text:p>2.38460268488702</text:p>
          </table:table-cell>
          <table:table-cell table:formula="of:=POWER([.S82];2)" office:value-type="float" office:value="5.68632996477038" calcext:value-type="float">
            <text:p>5.686329964770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XX</text:p>
          </table:table-cell>
          <table:table-cell office:value-type="string" calcext:value-type="string">
            <text:p>All Grain</text:p>
          </table:table-cell>
          <table:table-cell office:value-type="float" office:value="1.07" calcext:value-type="float">
            <text:p>1.07</text:p>
          </table:table-cell>
          <table:table-cell office:value-type="float" office:value="1.009" calcext:value-type="float">
            <text:p>1.009</text:p>
          </table:table-cell>
          <table:table-cell office:value-type="float" office:value="8.2" calcext:value-type="float">
            <text:p>8.2</text:p>
          </table:table-cell>
          <table:table-cell office:value-type="float" office:value="183.5" calcext:value-type="float">
            <text:p>183.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gasaki Sauce XX</text:p>
          </table:table-cell>
          <table:table-cell office:value-type="float" office:value="1.07080877525954" calcext:value-type="float">
            <text:p>1.07080877525954</text:p>
          </table:table-cell>
          <table:table-cell office:value-type="float" office:value="1.01634241126452" calcext:value-type="float">
            <text:p>1.01634241126452</text:p>
          </table:table-cell>
          <table:table-cell office:value-type="float" office:value="7.14871027434652" calcext:value-type="float">
            <text:p>7.14871027434652</text:p>
          </table:table-cell>
          <table:table-cell office:value-type="float" office:value="200.39162663985" calcext:value-type="float">
            <text:p>200.39162663985</text:p>
          </table:table-cell>
          <table:table-cell office:value-type="float" office:value="5.07001275161536" calcext:value-type="float">
            <text:p>5.07001275161536</text:p>
          </table:table-cell>
          <table:table-cell/>
          <table:table-cell table:formula="of:=IF([.J83];[.C83]-[.J83];0)" office:value-type="float" office:value="-0.000808775259541816" calcext:value-type="float">
            <text:p>-0.000808775259542</text:p>
          </table:table-cell>
          <table:table-cell table:formula="of:=POWER([.P83]*1000;2)" office:value-type="float" office:value="0.654117420446932" calcext:value-type="float">
            <text:p>0.654117420446932</text:p>
          </table:table-cell>
          <table:table-cell/>
          <table:table-cell table:formula="of:=IF([.M83]; [.M83]-[.F83]; 0)" office:value-type="float" office:value="16.8916266398499" calcext:value-type="float">
            <text:p>16.8916266398499</text:p>
          </table:table-cell>
          <table:table-cell table:formula="of:=POWER([.S83];2)" office:value-type="float" office:value="285.327050540087" calcext:value-type="float">
            <text:p>285.3270505400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tbury Girls Golden Ale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2" calcext:value-type="float">
            <text:p>1.012</text:p>
          </table:table-cell>
          <table:table-cell office:value-type="float" office:value="5.4" calcext:value-type="float">
            <text:p>5.4</text:p>
          </table:table-cell>
          <table:table-cell office:value-type="float" office:value="32.1" calcext:value-type="float">
            <text:p>32.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Prestbury Girls Golden Ale</text:p>
          </table:table-cell>
          <table:table-cell office:value-type="float" office:value="1.05332586775538" calcext:value-type="float">
            <text:p>1.05332586775538</text:p>
          </table:table-cell>
          <table:table-cell office:value-type="float" office:value="1.01082741027484" calcext:value-type="float">
            <text:p>1.01082741027484</text:p>
          </table:table-cell>
          <table:table-cell office:value-type="float" office:value="5.57792254432053" calcext:value-type="float">
            <text:p>5.57792254432053</text:p>
          </table:table-cell>
          <table:table-cell office:value-type="float" office:value="35.3272317152496" calcext:value-type="float">
            <text:p>35.3272317152496</text:p>
          </table:table-cell>
          <table:table-cell office:value-type="float" office:value="3.82712415405709" calcext:value-type="float">
            <text:p>3.82712415405709</text:p>
          </table:table-cell>
          <table:table-cell/>
          <table:table-cell table:formula="of:=IF([.J84];[.C84]-[.J84];0)" office:value-type="float" office:value="0.00067413224462487" calcext:value-type="float">
            <text:p>0.000674132244625</text:p>
          </table:table-cell>
          <table:table-cell table:formula="of:=POWER([.P84]*1000;2)" office:value-type="float" office:value="0.454454283242965" calcext:value-type="float">
            <text:p>0.454454283242965</text:p>
          </table:table-cell>
          <table:table-cell/>
          <table:table-cell table:formula="of:=IF([.M84]; [.M84]-[.F84]; 0)" office:value-type="float" office:value="3.22723171524964" calcext:value-type="float">
            <text:p>3.22723171524964</text:p>
          </table:table-cell>
          <table:table-cell table:formula="of:=POWER([.S84];2)" office:value-type="float" office:value="10.4150245439132" calcext:value-type="float">
            <text:p>10.41502454391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 Heads Brown Ale 2013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3" calcext:value-type="float">
            <text:p>23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string" calcext:value-type="string">
            <text:p>Turtles Heads Brown Ale 2013</text:p>
          </table:table-cell>
          <table:table-cell office:value-type="float" office:value="1.04751805050846" calcext:value-type="float">
            <text:p>1.04751805050846</text:p>
          </table:table-cell>
          <table:table-cell office:value-type="float" office:value="1.01138683638508" calcext:value-type="float">
            <text:p>1.01138683638508</text:p>
          </table:table-cell>
          <table:table-cell office:value-type="float" office:value="4.74222185369433" calcext:value-type="float">
            <text:p>4.74222185369433</text:p>
          </table:table-cell>
          <table:table-cell office:value-type="float" office:value="22.7921698709774" calcext:value-type="float">
            <text:p>22.7921698709774</text:p>
          </table:table-cell>
          <table:table-cell office:value-type="float" office:value="13.6850966700632" calcext:value-type="float">
            <text:p>13.6850966700632</text:p>
          </table:table-cell>
          <table:table-cell/>
          <table:table-cell table:formula="of:=IF([.J85];[.C85]-[.J85];0)" office:value-type="float" office:value="-0.00051805050846121" calcext:value-type="float">
            <text:p>-0.000518050508461</text:p>
          </table:table-cell>
          <table:table-cell table:formula="of:=POWER([.P85]*1000;2)" office:value-type="float" office:value="0.268376329316918" calcext:value-type="float">
            <text:p>0.268376329316918</text:p>
          </table:table-cell>
          <table:table-cell/>
          <table:table-cell table:formula="of:=IF([.M85]; [.M85]-[.F85]; 0)" office:value-type="float" office:value="-0.207830129022579" calcext:value-type="float">
            <text:p>-0.207830129022579</text:p>
          </table:table-cell>
          <table:table-cell table:formula="of:=POWER([.S85];2)" office:value-type="float" office:value="0.0431933625295418" calcext:value-type="float">
            <text:p>0.0431933625295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7)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4" calcext:value-type="float">
            <text:p>1.014</text:p>
          </table:table-cell>
          <table:table-cell office:value-type="float" office:value="4.2" calcext:value-type="float">
            <text:p>4.2</text:p>
          </table:table-cell>
          <table:table-cell office:value-type="float" office:value="12.7" calcext:value-type="float">
            <text:p>12.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Twentypints Weiss (1.7)</text:p>
          </table:table-cell>
          <table:table-cell office:value-type="float" office:value="1.04651733171939" calcext:value-type="float">
            <text:p>1.04651733171939</text:p>
          </table:table-cell>
          <table:table-cell office:value-type="float" office:value="1.01463624419047" calcext:value-type="float">
            <text:p>1.01463624419047</text:p>
          </table:table-cell>
          <table:table-cell office:value-type="float" office:value="4.18439273816996" calcext:value-type="float">
            <text:p>4.18439273816996</text:p>
          </table:table-cell>
          <table:table-cell office:value-type="float" office:value="13.89196479073" calcext:value-type="float">
            <text:p>13.89196479073</text:p>
          </table:table-cell>
          <table:table-cell office:value-type="float" office:value="5.41632538042245" calcext:value-type="float">
            <text:p>5.41632538042245</text:p>
          </table:table-cell>
          <table:table-cell/>
          <table:table-cell table:formula="of:=IF([.J86];[.C86]-[.J86];0)" office:value-type="float" office:value="-0.000517331719388503" calcext:value-type="float">
            <text:p>-0.000517331719389</text:p>
          </table:table-cell>
          <table:table-cell table:formula="of:=POWER([.P86]*1000;2)" office:value-type="float" office:value="0.267632107885465" calcext:value-type="float">
            <text:p>0.267632107885465</text:p>
          </table:table-cell>
          <table:table-cell/>
          <table:table-cell table:formula="of:=IF([.M86]; [.M86]-[.F86]; 0)" office:value-type="float" office:value="1.19196479072998" calcext:value-type="float">
            <text:p>1.19196479072998</text:p>
          </table:table-cell>
          <table:table-cell table:formula="of:=POWER([.S86];2)" office:value-type="float" office:value="1.42078006233997" calcext:value-type="float">
            <text:p>1.420780062339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tcher's Irish Ale (1.2)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1.9" calcext:value-type="float">
            <text:p>21.9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string" calcext:value-type="string">
            <text:p>Thatcher's Irish Ale (1.2)</text:p>
          </table:table-cell>
          <table:table-cell office:value-type="float" office:value="1.04839861652847" calcext:value-type="float">
            <text:p>1.04839861652847</text:p>
          </table:table-cell>
          <table:table-cell office:value-type="float" office:value="1.00974422752634" calcext:value-type="float">
            <text:p>1.00974422752634</text:p>
          </table:table-cell>
          <table:table-cell office:value-type="float" office:value="5.07338855652916" calcext:value-type="float">
            <text:p>5.07338855652916</text:p>
          </table:table-cell>
          <table:table-cell office:value-type="float" office:value="24.053792234078" calcext:value-type="float">
            <text:p>24.053792234078</text:p>
          </table:table-cell>
          <table:table-cell office:value-type="float" office:value="11.5298007620559" calcext:value-type="float">
            <text:p>11.5298007620559</text:p>
          </table:table-cell>
          <table:table-cell/>
          <table:table-cell table:formula="of:=IF([.J87];[.C87]-[.J87];0)" office:value-type="float" office:value="-0.000398616528471063" calcext:value-type="float">
            <text:p>-0.000398616528471</text:p>
          </table:table-cell>
          <table:table-cell table:formula="of:=POWER([.P87]*1000;2)" office:value-type="float" office:value="0.158895136770322" calcext:value-type="float">
            <text:p>0.158895136770322</text:p>
          </table:table-cell>
          <table:table-cell/>
          <table:table-cell table:formula="of:=IF([.M87]; [.M87]-[.F87]; 0)" office:value-type="float" office:value="2.153792234078" calcext:value-type="float">
            <text:p>2.153792234078</text:p>
          </table:table-cell>
          <table:table-cell table:formula="of:=POWER([.S87];2)" office:value-type="float" office:value="4.63882098757472" calcext:value-type="float">
            <text:p>4.638820987574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y Pub's Vienna Lager (1.1)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2" calcext:value-type="float">
            <text:p>1.012</text:p>
          </table:table-cell>
          <table:table-cell office:value-type="float" office:value="5.2" calcext:value-type="float">
            <text:p>5.2</text:p>
          </table:table-cell>
          <table:table-cell office:value-type="float" office:value="19.7" calcext:value-type="float">
            <text:p>19.7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My Pub's Vienna Lager (1.1)</text:p>
          </table:table-cell>
          <table:table-cell office:value-type="float" office:value="1.05133619695625" calcext:value-type="float">
            <text:p>1.05133619695625</text:p>
          </table:table-cell>
          <table:table-cell office:value-type="float" office:value="1.01035785153109" calcext:value-type="float">
            <text:p>1.01035785153109</text:p>
          </table:table-cell>
          <table:table-cell office:value-type="float" office:value="5.37840783705347" calcext:value-type="float">
            <text:p>5.37840783705347</text:p>
          </table:table-cell>
          <table:table-cell office:value-type="float" office:value="21.6656160374614" calcext:value-type="float">
            <text:p>21.6656160374614</text:p>
          </table:table-cell>
          <table:table-cell office:value-type="float" office:value="7.5697841623655" calcext:value-type="float">
            <text:p>7.5697841623655</text:p>
          </table:table-cell>
          <table:table-cell/>
          <table:table-cell table:formula="of:=IF([.J88];[.C88]-[.J88];0)" office:value-type="float" office:value="-0.000336196956254753" calcext:value-type="float">
            <text:p>-0.000336196956255</text:p>
          </table:table-cell>
          <table:table-cell table:formula="of:=POWER([.P88]*1000;2)" office:value-type="float" office:value="0.11302839339496" calcext:value-type="float">
            <text:p>0.11302839339496</text:p>
          </table:table-cell>
          <table:table-cell/>
          <table:table-cell table:formula="of:=IF([.M88]; [.M88]-[.F88]; 0)" office:value-type="float" office:value="1.96561603746137" calcext:value-type="float">
            <text:p>1.96561603746137</text:p>
          </table:table-cell>
          <table:table-cell table:formula="of:=POWER([.S88];2)" office:value-type="float" office:value="3.86364640672534" calcext:value-type="float">
            <text:p>3.863646406725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 George Mild Ale</text:p>
          </table:table-cell>
          <table:table-cell office:value-type="string" calcext:value-type="string">
            <text:p>All Grain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9" calcext:value-type="float">
            <text:p>1.009</text:p>
          </table:table-cell>
          <table:table-cell office:value-type="float" office:value="3.9" calcext:value-type="float">
            <text:p>3.9</text:p>
          </table:table-cell>
          <table:table-cell office:value-type="float" office:value="21.5" calcext:value-type="float">
            <text:p>21.5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string" calcext:value-type="string">
            <text:p>St George Mild Ale</text:p>
          </table:table-cell>
          <table:table-cell office:value-type="float" office:value="1.03867267196662" calcext:value-type="float">
            <text:p>1.03867267196662</text:p>
          </table:table-cell>
          <table:table-cell office:value-type="float" office:value="1.00856927491679" calcext:value-type="float">
            <text:p>1.00856927491679</text:p>
          </table:table-cell>
          <table:table-cell office:value-type="float" office:value="3.95107086279076" calcext:value-type="float">
            <text:p>3.95107086279076</text:p>
          </table:table-cell>
          <table:table-cell office:value-type="float" office:value="21.4053818725116" calcext:value-type="float">
            <text:p>21.4053818725116</text:p>
          </table:table-cell>
          <table:table-cell office:value-type="float" office:value="12.3931868288903" calcext:value-type="float">
            <text:p>12.3931868288903</text:p>
          </table:table-cell>
          <table:table-cell/>
          <table:table-cell table:formula="of:=IF([.J89];[.C89]-[.J89];0)" office:value-type="float" office:value="0.000327328033379093" calcext:value-type="float">
            <text:p>0.000327328033379</text:p>
          </table:table-cell>
          <table:table-cell table:formula="of:=POWER([.P89]*1000;2)" office:value-type="float" office:value="0.107143641435825" calcext:value-type="float">
            <text:p>0.107143641435825</text:p>
          </table:table-cell>
          <table:table-cell/>
          <table:table-cell table:formula="of:=IF([.M89]; [.M89]-[.F89]; 0)" office:value-type="float" office:value="-0.0946181274884452" calcext:value-type="float">
            <text:p>-0.094618127488445</text:p>
          </table:table-cell>
          <table:table-cell table:formula="of:=POWER([.S89];2)" office:value-type="float" office:value="0.00895259004941967" calcext:value-type="float">
            <text:p>0.008952590049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n Nevis Wee Heavy</text:p>
          </table:table-cell>
          <table:table-cell office:value-type="string" calcext:value-type="string">
            <text:p>All Grain</text:p>
          </table:table-cell>
          <table:table-cell office:value-type="float" office:value="1.077" calcext:value-type="float">
            <text:p>1.077</text:p>
          </table:table-cell>
          <table:table-cell office:value-type="float" office:value="1.02" calcext:value-type="float">
            <text:p>1.02</text:p>
          </table:table-cell>
          <table:table-cell office:value-type="float" office:value="7.7" calcext:value-type="float">
            <text:p>7.7</text:p>
          </table:table-cell>
          <table:table-cell office:value-type="float" office:value="15.5" calcext:value-type="float">
            <text:p>15.5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Ben Nevis Wee Heavy</text:p>
          </table:table-cell>
          <table:table-cell office:value-type="float" office:value="1.07670944882508" calcext:value-type="float">
            <text:p>1.07670944882508</text:p>
          </table:table-cell>
          <table:table-cell office:value-type="float" office:value="1.01508978977378" calcext:value-type="float">
            <text:p>1.01508978977378</text:p>
          </table:table-cell>
          <table:table-cell office:value-type="float" office:value="8.08758025048413" calcext:value-type="float">
            <text:p>8.08758025048413</text:p>
          </table:table-cell>
          <table:table-cell office:value-type="float" office:value="17.0180308539458" calcext:value-type="float">
            <text:p>17.0180308539458</text:p>
          </table:table-cell>
          <table:table-cell office:value-type="float" office:value="9.86237283694375" calcext:value-type="float">
            <text:p>9.86237283694375</text:p>
          </table:table-cell>
          <table:table-cell/>
          <table:table-cell table:formula="of:=IF([.J90];[.C90]-[.J90];0)" office:value-type="float" office:value="0.000290551174916498" calcext:value-type="float">
            <text:p>0.000290551174916</text:p>
          </table:table-cell>
          <table:table-cell table:formula="of:=POWER([.P90]*1000;2)" office:value-type="float" office:value="0.0844199852453574" calcext:value-type="float">
            <text:p>0.084419985245357</text:p>
          </table:table-cell>
          <table:table-cell/>
          <table:table-cell table:formula="of:=IF([.M90]; [.M90]-[.F90]; 0)" office:value-type="float" office:value="1.51803085394578" calcext:value-type="float">
            <text:p>1.51803085394578</text:p>
          </table:table-cell>
          <table:table-cell table:formula="of:=POWER([.S90];2)" office:value-type="float" office:value="2.30441767353137" calcext:value-type="float">
            <text:p>2.304417673531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ogbashing (v1.1)</text:p>
          </table:table-cell>
          <table:table-cell office:value-type="string" calcext:value-type="string">
            <text:p>All Grain</text:p>
          </table:table-cell>
          <table:table-cell office:value-type="float" office:value="1.074" calcext:value-type="float">
            <text:p>1.074</text:p>
          </table:table-cell>
          <table:table-cell office:value-type="float" office:value="1.015" calcext:value-type="float">
            <text:p>1.015</text:p>
          </table:table-cell>
          <table:table-cell office:value-type="float" office:value="7.9" calcext:value-type="float">
            <text:p>7.9</text:p>
          </table:table-cell>
          <table:table-cell office:value-type="float" office:value="69.3" calcext:value-type="float">
            <text:p>69.3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Frogbashing (v1.1)</text:p>
          </table:table-cell>
          <table:table-cell office:value-type="float" office:value="1.07381124421385" calcext:value-type="float">
            <text:p>1.07381124421385</text:p>
          </table:table-cell>
          <table:table-cell office:value-type="float" office:value="1.0172634057102" calcext:value-type="float">
            <text:p>1.0172634057102</text:p>
          </table:table-cell>
          <table:table-cell office:value-type="float" office:value="7.42190380360342" calcext:value-type="float">
            <text:p>7.42190380360342</text:p>
          </table:table-cell>
          <table:table-cell office:value-type="float" office:value="75.7923319610937" calcext:value-type="float">
            <text:p>75.7923319610937</text:p>
          </table:table-cell>
          <table:table-cell office:value-type="float" office:value="8.17372985093429" calcext:value-type="float">
            <text:p>8.17372985093429</text:p>
          </table:table-cell>
          <table:table-cell/>
          <table:table-cell table:formula="of:=IF([.J91];[.C91]-[.J91];0)" office:value-type="float" office:value="0.000188755786154626" calcext:value-type="float">
            <text:p>0.000188755786155</text:p>
          </table:table-cell>
          <table:table-cell table:formula="of:=POWER([.P91]*1000;2)" office:value-type="float" office:value="0.035628746806851" calcext:value-type="float">
            <text:p>0.035628746806851</text:p>
          </table:table-cell>
          <table:table-cell/>
          <table:table-cell table:formula="of:=IF([.M91]; [.M91]-[.F91]; 0)" office:value-type="float" office:value="6.49233196109374" calcext:value-type="float">
            <text:p>6.49233196109374</text:p>
          </table:table-cell>
          <table:table-cell table:formula="of:=POWER([.S91];2)" office:value-type="float" office:value="42.1503742930393" calcext:value-type="float">
            <text:p>42.15037429303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XX (1.1)</text:p>
          </table:table-cell>
          <table:table-cell office:value-type="string" calcext:value-type="string">
            <text:p>All Grain</text:p>
          </table:table-cell>
          <table:table-cell office:value-type="float" office:value="1.072" calcext:value-type="float">
            <text:p>1.072</text:p>
          </table:table-cell>
          <table:table-cell office:value-type="float" office:value="1.009" calcext:value-type="float">
            <text:p>1.009</text:p>
          </table:table-cell>
          <table:table-cell office:value-type="float" office:value="8.4" calcext:value-type="float">
            <text:p>8.4</text:p>
          </table:table-cell>
          <table:table-cell office:value-type="float" office:value="203.5" calcext:value-type="float">
            <text:p>203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Nagasaki Sauce XX (1.1)</text:p>
          </table:table-cell>
          <table:table-cell office:value-type="float" office:value="1.07183344624297" calcext:value-type="float">
            <text:p>1.07183344624297</text:p>
          </table:table-cell>
          <table:table-cell office:value-type="float" office:value="1.01658235185365" calcext:value-type="float">
            <text:p>1.01658235185365</text:p>
          </table:table-cell>
          <table:table-cell office:value-type="float" office:value="7.25170613859788" calcext:value-type="float">
            <text:p>7.25170613859788</text:p>
          </table:table-cell>
          <table:table-cell office:value-type="float" office:value="222.166016048282" calcext:value-type="float">
            <text:p>222.166016048282</text:p>
          </table:table-cell>
          <table:table-cell office:value-type="float" office:value="5.37120917018432" calcext:value-type="float">
            <text:p>5.37120917018432</text:p>
          </table:table-cell>
          <table:table-cell/>
          <table:table-cell table:formula="of:=IF([.J92];[.C92]-[.J92];0)" office:value-type="float" office:value="0.000166553757035004" calcext:value-type="float">
            <text:p>0.000166553757035</text:p>
          </table:table-cell>
          <table:table-cell table:formula="of:=POWER([.P92]*1000;2)" office:value-type="float" office:value="0.0277401539824751" calcext:value-type="float">
            <text:p>0.027740153982475</text:p>
          </table:table-cell>
          <table:table-cell/>
          <table:table-cell table:formula="of:=IF([.M92]; [.M92]-[.F92]; 0)" office:value-type="float" office:value="18.6660160482822" calcext:value-type="float">
            <text:p>18.6660160482822</text:p>
          </table:table-cell>
          <table:table-cell table:formula="of:=POWER([.S92];2)" office:value-type="float" office:value="348.420155114729" calcext:value-type="float">
            <text:p>348.4201551147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thern Passion Lager 2019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2" calcext:value-type="float">
            <text:p>1.012</text:p>
          </table:table-cell>
          <table:table-cell office:value-type="float" office:value="5.1" calcext:value-type="float">
            <text:p>5.1</text:p>
          </table:table-cell>
          <table:table-cell office:value-type="float" office:value="53.9" calcext:value-type="float">
            <text:p>53.9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Southern Passion Lager 2019</text:p>
          </table:table-cell>
          <table:table-cell office:value-type="float" office:value="1.05004544446659" calcext:value-type="float">
            <text:p>1.05004544446659</text:p>
          </table:table-cell>
          <table:table-cell office:value-type="float" office:value="1.01012601461943" calcext:value-type="float">
            <text:p>1.01012601461943</text:p>
          </table:table-cell>
          <table:table-cell office:value-type="float" office:value="5.23942516744015" calcext:value-type="float">
            <text:p>5.23942516744015</text:p>
          </table:table-cell>
          <table:table-cell office:value-type="float" office:value="59.3899869046679" calcext:value-type="float">
            <text:p>59.3899869046679</text:p>
          </table:table-cell>
          <table:table-cell office:value-type="float" office:value="7.71510065299496" calcext:value-type="float">
            <text:p>7.71510065299496</text:p>
          </table:table-cell>
          <table:table-cell/>
          <table:table-cell table:formula="of:=IF([.J93];[.C93]-[.J93];0)" office:value-type="float" office:value="-0.0000454444665891618" calcext:value-type="float">
            <text:p>-4.54444665891618E-05</text:p>
          </table:table-cell>
          <table:table-cell table:formula="of:=POWER([.P93]*1000;2)" office:value-type="float" office:value="0.00206519954357344" calcext:value-type="float">
            <text:p>0.002065199543573</text:p>
          </table:table-cell>
          <table:table-cell/>
          <table:table-cell table:formula="of:=IF([.M93]; [.M93]-[.F93]; 0)" office:value-type="float" office:value="5.48998690466791" calcext:value-type="float">
            <text:p>5.48998690466791</text:p>
          </table:table-cell>
          <table:table-cell table:formula="of:=POWER([.S93];2)" office:value-type="float" office:value="30.1399562134251" calcext:value-type="float">
            <text:p>30.13995621342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6) + American Wheat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6" calcext:value-type="float">
            <text:p>4.6</text:p>
          </table:table-cell>
          <table:table-cell office:value-type="float" office:value="9.7" calcext:value-type="float">
            <text:p>9.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Twentypints Weiss (1.6) + American Wheat</text:p>
          </table:table-cell>
          <table:table-cell table:number-columns-repeated="6"/>
          <table:table-cell table:formula="of:=IF([.J94];[.C94]-[.J94];0)" office:value-type="float" office:value="0" calcext:value-type="float">
            <text:p>0</text:p>
          </table:table-cell>
          <table:table-cell table:formula="of:=POWER([.P94]*1000;2)" office:value-type="float" office:value="0" calcext:value-type="float">
            <text:p>0</text:p>
          </table:table-cell>
          <table:table-cell/>
          <table:table-cell table:formula="of:=IF([.M94]; [.M94]-[.F94]; 0)" office:value-type="float" office:value="0" calcext:value-type="float">
            <text:p>0</text:p>
          </table:table-cell>
          <table:table-cell table:formula="of:=POWER([.S94];2)" office:value-type="float" office:value="0" calcext:value-type="float">
            <text:p>0</text:p>
          </table:table-cell>
          <table:table-cell table:number-columns-repeated="1004"/>
        </table:table-row>
      </table:table>
      <table:table table:name="efficiency" table:style-name="ta1">
        <table:shapes>
          <draw:frame draw:z-index="0" draw:style-name="gr1" draw:text-style-name="P1" svg:width="159.99mm" svg:height="89.99mm" svg:x="140.93mm" svg:y="122.12mm">
            <draw:object draw:notify-on-update-of-ranges="efficiency.B4:efficiency.B97 efficiency.C4:efficiency.C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o estimate mash efficiency from beerxml brewhouse efficienc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H Efficiency</text:p>
          </table:table-cell>
          <table:table-cell office:value-type="string" calcext:value-type="string">
            <text:p>Est Mash E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 Night Pumpkin Ale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formula="of:=[.$F$4]+[.$E$4]*[.B4]" office:value-type="float" office:value="83.00079" calcext:value-type="float">
            <text:p>83.00079</text:p>
          </table:table-cell>
          <table:table-cell table:style-name="ce2" office:value-type="float" office:value="0.97909" calcext:value-type="float">
            <text:p>0.97909</text:p>
          </table:table-cell>
          <table:table-cell table:style-name="ce2" office:value-type="float" office:value="9.56904" calcext:value-type="float">
            <text:p>9.56904</text:p>
          </table:table-cell>
        </table:table-row>
        <table:table-row table:style-name="ro1">
          <table:table-cell office:value-type="string" calcext:value-type="string">
            <text:p>Turtles Heads Brown Ale (1.2)</text:p>
          </table:table-cell>
          <table:table-cell office:value-type="float" office:value="75" calcext:value-type="float">
            <text:p>75</text:p>
          </table:table-cell>
          <table:table-cell office:value-type="float" office:value="84.8" calcext:value-type="float">
            <text:p>84.8</text:p>
          </table:table-cell>
          <table:table-cell table:formula="of:=[.$F$4]+[.$E$4]*[.B5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2)</text:p>
          </table:table-cell>
          <table:table-cell office:value-type="float" office:value="70" calcext:value-type="float">
            <text:p>70</text:p>
          </table:table-cell>
          <table:table-cell office:value-type="float" office:value="79.1" calcext:value-type="float">
            <text:p>79.1</text:p>
          </table:table-cell>
          <table:table-cell table:formula="of:=[.$F$4]+[.$E$4]*[.B6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y Anne APA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Pumpkin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George Mild Ale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ter's Pale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4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Cat Extra Stout</text:p>
          </table:table-cell>
          <table:table-cell office:value-type="float" office:value="65" calcext:value-type="float">
            <text:p>65</text:p>
          </table:table-cell>
          <table:table-cell office:value-type="float" office:value="76.3" calcext:value-type="float">
            <text:p>76.3</text:p>
          </table:table-cell>
          <table:table-cell table:formula="of:=[.$F$4]+[.$E$4]*[.B1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Day Drinking Marzen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1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y Ann A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1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 Nevis Wee Heavy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4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 Up?! Pilsner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Crack Red I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ffy Pup Saison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bashing (v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iday Schnapps Rauchbier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 (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4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taster Rye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3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Tropical Stout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 Heads Brown Ale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ter's Pale Ale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[.$F$4]+[.$E$4]*[.B35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(1.3)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 (1.2)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's Heads Brown Ale (1.3)</text:p>
          </table:table-cell>
          <table:table-cell office:value-type="float" office:value="65" calcext:value-type="float">
            <text:p>65</text:p>
          </table:table-cell>
          <table:table-cell office:value-type="float" office:value="73.7" calcext:value-type="float">
            <text:p>73.7</text:p>
          </table:table-cell>
          <table:table-cell table:formula="of:=[.$F$4]+[.$E$4]*[.B3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 Eisbock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s Round Port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3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F, Doub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Crack Helles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Down Blackpool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down A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Pub's Vienna Lager (1.1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bury Girls Golden A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3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head Brown Ale (1.4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7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xhall Viva Witbi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5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bashing (session Belgian IPA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Weavin' Cali Common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gle Bells Cream Ale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aning Lisa Amber Lager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6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2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6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$F$4]+[.$E$4]*[.B62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2)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$F$4]+[.$E$4]*[.B6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 Bastard Ale</text:p>
          </table:table-cell>
          <table:table-cell office:value-type="float" office:value="60" calcext:value-type="float">
            <text:p>60</text:p>
          </table:table-cell>
          <table:table-cell office:value-type="float" office:value="71.4" calcext:value-type="float">
            <text:p>71.4</text:p>
          </table:table-cell>
          <table:table-cell table:formula="of:=[.$F$4]+[.$E$4]*[.B64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6) + American Wheat</text:p>
          </table:table-cell>
          <table:table-cell office:value-type="float" office:value="65" calcext:value-type="float">
            <text:p>65</text:p>
          </table:table-cell>
          <table:table-cell office:value-type="float" office:value="71.2" calcext:value-type="float">
            <text:p>71.2</text:p>
          </table:table-cell>
          <table:table-cell table:formula="of:=[.$F$4]+[.$E$4]*[.B6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6)</text:p>
          </table:table-cell>
          <table:table-cell office:value-type="float" office:value="65" calcext:value-type="float">
            <text:p>65</text:p>
          </table:table-cell>
          <table:table-cell office:value-type="float" office:value="70.7" calcext:value-type="float">
            <text:p>70.7</text:p>
          </table:table-cell>
          <table:table-cell table:formula="of:=[.$F$4]+[.$E$4]*[.B6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Porter (1.1)</text:p>
          </table:table-cell>
          <table:table-cell office:value-type="float" office:value="60" calcext:value-type="float">
            <text:p>60</text:p>
          </table:table-cell>
          <table:table-cell office:value-type="float" office:value="70.4" calcext:value-type="float">
            <text:p>70.4</text:p>
          </table:table-cell>
          <table:table-cell table:formula="of:=[.$F$4]+[.$E$4]*[.B67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3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68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 (1.1)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69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0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3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1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2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2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3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4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 (1.1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5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3)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6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5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7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le Knobby's Dry Stout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8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's Round London Porter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[.$F$4]+[.$E$4]*[.B7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ch Courage RIS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$F$4]+[.$E$4]*[.B80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house Rock Altbier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1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s Day Abbey Ale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2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7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3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Pub's Vienna Lager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4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 Shagger Scottish Ale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5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6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6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7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8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7)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table:formula="of:=[.$F$4]+[.$E$4]*[.B89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g Bang Pils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table:formula="of:=[.$F$4]+[.$E$4]*[.B90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s n Gravy Kolsch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1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9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2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y Tank Top Porter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3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4)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4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4)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.4</text:p>
          </table:table-cell>
          <table:table-cell table:formula="of:=[.$F$4]+[.$E$4]*[.B95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40" calcext:value-type="float">
            <text:p>40</text:p>
          </table:table-cell>
          <table:table-cell office:value-type="float" office:value="46.7" calcext:value-type="float">
            <text:p>46.7</text:p>
          </table:table-cell>
          <table:table-cell table:formula="of:=[.$F$4]+[.$E$4]*[.B96]" office:value-type="float" office:value="48.73264" calcext:value-type="float">
            <text:p>48.73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Brown Porter 1213</text:p>
          </table:table-cell>
          <table:table-cell table:number-columns-repeated="2" office:value-type="float" office:value="42.9" calcext:value-type="float">
            <text:p>42.9</text:p>
          </table:table-cell>
          <table:table-cell table:formula="of:=[.$F$4]+[.$E$4]*[.B97]" office:value-type="float" office:value="51.572001" calcext:value-type="float">
            <text:p>51.572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er's Paki Pale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98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pool Whea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99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w #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0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1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2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0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20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4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05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's (Not So) Pale Al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6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Honey Al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7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Pumpkin Ale (1.2)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F$4]+[.$E$4]*[.B108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20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9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0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1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ty Betty Stou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2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 Head Brown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4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heads Brown Ale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5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6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2)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$F$4]+[.$E$4]*[.B117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8]" office:value-type="float" office:value="80.06352" calcext:value-type="float">
            <text:p>80.06352</text:p>
          </table:table-cell>
          <table:table-cell table:number-columns-repeated="2"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comparison all'.A2:'comparison all'.T117" table:display-filter-buttons="true">
          <table:sort>
            <table:sort-by table:field-number="16" table:order="descending" table:data-type="automatic"/>
          </table:sort>
        </table:database-range>
        <table:database-range table:name="__Anonymous_Sheet_DB__1" table:target-range-address="efficiency.A3:efficiency.C118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Sheet3.A1:Sheet3.F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00/00/00</text:date>, <text:time style:data-style-name="N2" text:time-value="13:28:45.0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5T14:24:40.069000000</dc:date>
    <meta:editing-duration>PT14H41M25S</meta:editing-duration>
    <meta:editing-cycles>22</meta:editing-cycles>
    <meta:generator>LibreOffice/6.1.6.3$Windows_X86_64 LibreOffice_project/5896ab1714085361c45cf540f76f60673dd96a72</meta:generator>
    <meta:document-statistic meta:table-count="3" meta:cell-count="20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efficiency.B4:efficiency.C97" svg:x="1.331cm" svg:y="0.18cm" svg:width="12.086cm" svg:height="7.659cm">
          <chartooo:coordinate-region svg:x="1.952cm" svg:y="0.379cm" svg:width="11.092cm" svg:height="6.813cm"/>
          <chart:axis chart:dimension="x" chart:name="primary-x" chart:style-name="ch4">
            <chart:title svg:x="6.867cm" svg:y="8.019cm" chart:style-name="ch5">
              <text:p>BH Eff</text:p>
            </chart:title>
          </chart:axis>
          <chart:axis chart:dimension="y" chart:name="primary-y" chart:style-name="ch4">
            <chart:title svg:x="0.451cm" svg:y="4.953cm" chart:style-name="ch6">
              <text:p>Est Mash Eff</text:p>
            </chart:title>
            <chart:grid chart:style-name="ch7" chart:class="major"/>
          </chart:axis>
          <chart:series chart:style-name="ch8" chart:values-cell-range-address="efficiency.C4:efficiency.C97" chart:class="chart:scatter">
            <chart:domain table:cell-range-address="efficiency.B4:efficiency.B97"/>
            <chart:data-point chart:repeated="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efficiency.B4:efficiency.B97</svg:desc>
                </draw:g>
              </table:table-cell>
              <table:table-cell office:value-type="float" office:value="88">
                <text:p>88</text:p>
                <draw:g>
                  <svg:desc>efficiency.C4:efficiency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">
                <text:p>65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">
                <text:p>4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9">
                <text:p>42.9</text:p>
              </table:table-cell>
              <table:table-cell office:value-type="float" office:value="42.9">
                <text:p>4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